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402in" fo:margin-right="0in" fo:text-indent="0in" style:auto-text-indent="false">
        <style:tab-stops>
          <style:tab-stop style:position="0.0602in"/>
        </style:tab-stops>
      </style:paragraph-properties>
      <style:text-properties fo:font-size="12pt" fo:font-style="normal" officeooo:rsid="001c3ed6" officeooo:paragraph-rsid="00280813" style:font-size-asian="12pt" style:font-style-asian="normal" style:font-size-complex="12pt" style:font-style-complex="normal"/>
    </style:style>
    <style:style style:name="P2" style:family="paragraph" style:parent-style-name="Standard">
      <style:paragraph-properties fo:margin-left="0.0402in" fo:margin-right="0in" fo:text-indent="0in" style:auto-text-indent="false">
        <style:tab-stops>
          <style:tab-stop style:position="0.0602in"/>
        </style:tab-stops>
      </style:paragraph-properties>
      <style:text-properties fo:font-size="12pt" fo:font-style="normal" officeooo:rsid="001c3ed6" officeooo:paragraph-rsid="0029ed89" style:font-size-asian="12pt" style:font-style-asian="normal" style:font-size-complex="12pt" style:font-style-complex="normal"/>
    </style:style>
    <style:style style:name="P3" style:family="paragraph" style:parent-style-name="Standard">
      <style:paragraph-properties fo:margin-left="0.0402in" fo:margin-right="0in" fo:text-indent="0in" style:auto-text-indent="false"/>
      <style:text-properties fo:font-size="12pt" fo:font-style="normal" officeooo:rsid="001c3ed6" officeooo:paragraph-rsid="0029ed89" style:font-size-asian="12pt" style:font-style-asian="normal" style:font-size-complex="12pt" style:font-style-complex="normal"/>
    </style:style>
    <style:style style:name="P4" style:family="paragraph" style:parent-style-name="Standard">
      <style:paragraph-properties fo:margin-left="0.0402in" fo:margin-right="0in" fo:text-indent="0in" style:auto-text-indent="false"/>
      <style:text-properties fo:font-size="12pt" officeooo:rsid="001c3ed6" officeooo:paragraph-rsid="0029ed89" style:font-size-asian="12pt" style:font-size-complex="12pt"/>
    </style:style>
    <style:style style:name="P5" style:family="paragraph" style:parent-style-name="Standard">
      <style:paragraph-properties fo:margin-left="0.0402in" fo:margin-right="0in" fo:text-indent="0in" style:auto-text-indent="false"/>
      <style:text-properties fo:font-size="12pt" officeooo:rsid="001c3ed6" officeooo:paragraph-rsid="002b2328" style:font-size-asian="12pt" style:font-size-complex="12pt"/>
    </style:style>
    <style:style style:name="P6" style:family="paragraph" style:parent-style-name="Standard">
      <style:paragraph-properties fo:margin-left="0.0402in" fo:margin-right="0in" fo:text-indent="0in" style:auto-text-indent="false"/>
      <style:text-properties fo:font-size="12pt" officeooo:rsid="001c3ed6" officeooo:paragraph-rsid="003ab10b" style:font-size-asian="12pt" style:font-size-complex="12pt"/>
    </style:style>
    <style:style style:name="P7" style:family="paragraph" style:parent-style-name="Standard">
      <style:paragraph-properties fo:margin-left="0.0402in" fo:margin-right="0in" fo:text-indent="0in" style:auto-text-indent="false"/>
      <style:text-properties fo:font-size="12pt" officeooo:rsid="001c3ed6" officeooo:paragraph-rsid="003d7f15" style:font-size-asian="12pt" style:font-size-complex="12pt"/>
    </style:style>
    <style:style style:name="P8" style:family="paragraph" style:parent-style-name="Standard">
      <style:paragraph-properties fo:margin-left="0.0402in" fo:margin-right="0in" fo:text-indent="0in" style:auto-text-indent="false"/>
      <style:text-properties fo:font-size="12pt" officeooo:rsid="001c3ed6" officeooo:paragraph-rsid="00429d5a" style:font-size-asian="12pt" style:font-size-complex="12pt"/>
    </style:style>
    <style:style style:name="P9" style:family="paragraph" style:parent-style-name="Standard">
      <style:paragraph-properties fo:margin-left="0.0402in" fo:margin-right="0in" fo:text-indent="0in" style:auto-text-indent="false"/>
      <style:text-properties fo:font-size="12pt" officeooo:rsid="001c3ed6" officeooo:paragraph-rsid="004475a3" style:font-size-asian="12pt" style:font-size-complex="12pt"/>
    </style:style>
    <style:style style:name="P10" style:family="paragraph" style:parent-style-name="Standard">
      <style:paragraph-properties fo:margin-left="0.0402in" fo:margin-right="0in" fo:text-indent="0in" style:auto-text-indent="false"/>
      <style:text-properties fo:font-size="12pt" officeooo:rsid="001c3ed6" officeooo:paragraph-rsid="00452017" style:font-size-asian="12pt" style:font-size-complex="12pt"/>
    </style:style>
    <style:style style:name="P11" style:family="paragraph" style:parent-style-name="Standard">
      <style:paragraph-properties fo:margin-left="0.0402in" fo:margin-right="0in" fo:text-indent="0in" style:auto-text-indent="false"/>
      <style:text-properties fo:font-size="12pt" officeooo:rsid="001c3ed6" officeooo:paragraph-rsid="00462ac8" style:font-size-asian="12pt" style:font-size-complex="12pt"/>
    </style:style>
    <style:style style:name="P12" style:family="paragraph" style:parent-style-name="Standard">
      <style:paragraph-properties fo:margin-left="0.0402in" fo:margin-right="0in" fo:text-indent="0in" style:auto-text-indent="false"/>
      <style:text-properties fo:font-size="12pt" officeooo:rsid="001c3ed6" officeooo:paragraph-rsid="00480213" style:font-size-asian="12pt" style:font-size-complex="12pt"/>
    </style:style>
    <style:style style:name="P13" style:family="paragraph" style:parent-style-name="Standard">
      <style:paragraph-properties fo:margin-left="0.0402in" fo:margin-right="0in" fo:text-indent="0in" style:auto-text-indent="false"/>
      <style:text-properties fo:font-size="12pt" officeooo:rsid="001c3ed6" officeooo:paragraph-rsid="0054f8ca" style:font-size-asian="12pt" style:font-size-complex="12pt"/>
    </style:style>
    <style:style style:name="P14" style:family="paragraph" style:parent-style-name="Standard">
      <style:paragraph-properties fo:margin-left="0.0402in" fo:margin-right="0in" fo:text-indent="0in" style:auto-text-indent="false"/>
      <style:text-properties fo:font-size="12pt" officeooo:rsid="001c3ed6" officeooo:paragraph-rsid="005cd974" style:font-size-asian="12pt" style:font-size-complex="12pt"/>
    </style:style>
    <style:style style:name="P15" style:family="paragraph" style:parent-style-name="Standard">
      <style:paragraph-properties fo:margin-left="0.0402in" fo:margin-right="0in" fo:text-indent="0in" style:auto-text-indent="false"/>
      <style:text-properties fo:font-size="12pt" officeooo:rsid="001c3ed6" officeooo:paragraph-rsid="006ed81e" style:font-size-asian="12pt" style:font-size-complex="12pt"/>
    </style:style>
    <style:style style:name="P16" style:family="paragraph" style:parent-style-name="Standard">
      <style:paragraph-properties fo:margin-left="0.0402in" fo:margin-right="0in" fo:text-indent="0in" style:auto-text-indent="false"/>
      <style:text-properties fo:font-size="12pt" officeooo:rsid="001c3ed6" officeooo:paragraph-rsid="0081178e" style:font-size-asian="12pt" style:font-size-complex="12pt"/>
    </style:style>
    <style:style style:name="P17" style:family="paragraph" style:parent-style-name="Standard">
      <style:paragraph-properties fo:margin-left="0.0402in" fo:margin-right="0in" fo:text-indent="0in" style:auto-text-indent="false"/>
      <style:text-properties fo:font-size="12pt" style:text-underline-style="solid" style:text-underline-width="auto" style:text-underline-color="font-color" officeooo:rsid="00480213" officeooo:paragraph-rsid="00480213" style:font-size-asian="12pt" style:font-size-complex="12pt"/>
    </style:style>
    <style:style style:name="P18" style:family="paragraph" style:parent-style-name="Standard">
      <style:paragraph-properties fo:margin-left="0.0402in" fo:margin-right="0in" fo:text-indent="0in" style:auto-text-indent="false"/>
      <style:text-properties fo:font-size="12pt" style:text-underline-style="solid" style:text-underline-width="auto" style:text-underline-color="font-color" officeooo:rsid="001c3ed6" officeooo:paragraph-rsid="007b590f" style:font-size-asian="12pt" style:font-size-complex="12pt"/>
    </style:style>
    <style:style style:name="P19" style:family="paragraph" style:parent-style-name="Standard">
      <style:paragraph-properties fo:margin-left="0.0402in" fo:margin-right="0in" fo:text-indent="0in" style:auto-text-indent="false"/>
      <style:text-properties fo:font-size="12pt" style:text-underline-style="none" officeooo:rsid="001c3ed6" officeooo:paragraph-rsid="0029ed89" style:font-size-asian="12pt" style:font-size-complex="12pt"/>
    </style:style>
    <style:style style:name="P20" style:family="paragraph" style:parent-style-name="Standard">
      <style:paragraph-properties fo:margin-left="0.0402in" fo:margin-right="0in" fo:text-indent="0in" style:auto-text-indent="false"/>
      <style:text-properties officeooo:rsid="001c3ed6" officeooo:paragraph-rsid="0029ed89"/>
    </style:style>
    <style:style style:name="P21" style:family="paragraph" style:parent-style-name="Standard">
      <style:paragraph-properties fo:margin-left="0.0402in" fo:margin-right="0in" fo:text-align="start" style:justify-single-word="false" fo:text-indent="0in" style:auto-text-indent="false">
        <style:tab-stops>
          <style:tab-stop style:position="0.0602in"/>
        </style:tab-stops>
      </style:paragraph-properties>
      <style:text-properties officeooo:paragraph-rsid="0029ed89"/>
    </style:style>
    <style:style style:name="P22" style:family="paragraph" style:parent-style-name="Standard" style:master-page-name="">
      <style:paragraph-properties fo:margin-left="0.5in" fo:margin-right="0in" fo:text-indent="0in" style:auto-text-indent="false" style:page-number="auto"/>
      <style:text-properties fo:font-size="12pt" officeooo:rsid="001c3ed6" officeooo:paragraph-rsid="003c5619" style:font-size-asian="12pt" style:font-size-complex="12pt"/>
    </style:style>
    <style:style style:name="P23" style:family="paragraph" style:parent-style-name="Standard" style:master-page-name="">
      <style:paragraph-properties fo:margin-left="0.5in" fo:margin-right="0in" fo:text-indent="0in" style:auto-text-indent="false" style:page-number="auto"/>
      <style:text-properties fo:font-size="12pt" officeooo:rsid="001c3ed6" officeooo:paragraph-rsid="003d7f15" style:font-size-asian="12pt" style:font-size-complex="12pt"/>
    </style:style>
    <style:style style:name="P24" style:family="paragraph" style:parent-style-name="Standard" style:master-page-name="">
      <style:paragraph-properties fo:margin-left="0.5in" fo:margin-right="0in" fo:text-indent="0in" style:auto-text-indent="false" style:page-number="auto"/>
      <style:text-properties fo:font-size="12pt" officeooo:rsid="001c3ed6" officeooo:paragraph-rsid="0029ed89" style:font-size-asian="12pt" style:font-size-complex="12pt"/>
    </style:style>
    <style:style style:name="P25" style:family="paragraph" style:parent-style-name="Standard">
      <style:paragraph-properties fo:margin-left="0.5in" fo:margin-right="0in" fo:text-indent="0in" style:auto-text-indent="false"/>
      <style:text-properties fo:font-size="12pt" officeooo:rsid="001c3ed6" officeooo:paragraph-rsid="003c5619" style:font-size-asian="12pt" style:font-size-complex="12pt"/>
    </style:style>
    <style:style style:name="P26" style:family="paragraph" style:parent-style-name="Standard">
      <style:paragraph-properties fo:margin-left="0.5in" fo:margin-right="0in" fo:text-indent="0in" style:auto-text-indent="false"/>
      <style:text-properties fo:font-size="12pt" officeooo:rsid="001c3ed6" officeooo:paragraph-rsid="003ec65c" style:font-size-asian="12pt" style:font-size-complex="12pt"/>
    </style:style>
    <style:style style:name="P27" style:family="paragraph" style:parent-style-name="Standard">
      <style:paragraph-properties fo:margin-left="0.5in" fo:margin-right="0in" fo:text-indent="0in" style:auto-text-indent="false"/>
      <style:text-properties fo:font-size="12pt" officeooo:rsid="001c3ed6" officeooo:paragraph-rsid="0029ed89" style:font-size-asian="12pt" style:font-size-complex="12pt"/>
    </style:style>
    <style:style style:name="P28" style:family="paragraph" style:parent-style-name="Standard">
      <style:paragraph-properties fo:margin-left="0.5in" fo:margin-right="0in" fo:text-indent="0in" style:auto-text-indent="false"/>
      <style:text-properties fo:font-size="12pt" officeooo:rsid="001c3ed6" officeooo:paragraph-rsid="0067af14" style:font-size-asian="12pt" style:font-size-complex="12pt"/>
    </style:style>
    <style:style style:name="P29" style:family="paragraph" style:parent-style-name="Standard">
      <style:paragraph-properties fo:margin-left="0.5in" fo:margin-right="0in" fo:text-indent="0in" style:auto-text-indent="false"/>
      <style:text-properties fo:font-size="12pt" officeooo:rsid="001c3ed6" officeooo:paragraph-rsid="00700ccc" style:font-size-asian="12pt" style:font-size-complex="12pt"/>
    </style:style>
    <style:style style:name="P30" style:family="paragraph" style:parent-style-name="Standard">
      <style:paragraph-properties fo:margin-left="0.5in" fo:margin-right="0in" fo:text-indent="0in" style:auto-text-indent="false"/>
      <style:text-properties fo:font-size="12pt" style:text-underline-style="solid" style:text-underline-width="auto" style:text-underline-color="font-color" officeooo:rsid="00646766" officeooo:paragraph-rsid="007b590f" style:font-size-asian="12pt" style:font-size-complex="12pt"/>
    </style:style>
    <style:style style:name="P31" style:family="paragraph" style:parent-style-name="Standard">
      <style:paragraph-properties fo:margin-left="0in" fo:margin-right="0in" fo:text-align="start" style:justify-single-word="false" fo:text-indent="0in" style:auto-text-indent="false"/>
      <style:text-properties fo:font-size="12pt" fo:font-weight="bold" officeooo:rsid="001c3ed6" officeooo:paragraph-rsid="002b2328" style:font-size-asian="12pt" style:font-weight-asian="bold" style:font-size-complex="12pt" style:font-weight-complex="bold"/>
    </style:style>
    <style:style style:name="P32" style:family="paragraph" style:parent-style-name="Standard">
      <style:paragraph-properties fo:margin-left="0in" fo:margin-right="0in" fo:text-indent="0in" style:auto-text-indent="false"/>
      <style:text-properties fo:font-size="12pt" officeooo:rsid="001c3ed6" officeooo:paragraph-rsid="0029ed89" style:font-size-asian="12pt" style:font-size-complex="12pt"/>
    </style:style>
    <style:style style:name="P33" style:family="paragraph" style:parent-style-name="Heading">
      <style:text-properties officeooo:paragraph-rsid="0054f8ca"/>
    </style:style>
    <style:style style:name="P34" style:family="paragraph" style:parent-style-name="Heading">
      <style:text-properties fo:font-style="normal" style:font-style-asian="normal" style:font-style-complex="normal"/>
    </style:style>
    <style:style style:name="P35" style:family="paragraph" style:parent-style-name="Heading">
      <style:text-properties fo:font-weight="normal" officeooo:rsid="0090dadc" style:font-weight-asian="normal" style:font-weight-complex="normal"/>
    </style:style>
    <style:style style:name="P36" style:family="paragraph" style:parent-style-name="Heading">
      <style:text-properties officeooo:rsid="009413f8" officeooo:paragraph-rsid="009413f8"/>
    </style:style>
    <style:style style:name="P37" style:family="paragraph" style:parent-style-name="Text_20_body">
      <style:text-properties officeooo:paragraph-rsid="0050ac5c"/>
    </style:style>
    <style:style style:name="P38" style:family="paragraph" style:parent-style-name="Text_20_body">
      <style:text-properties officeooo:rsid="009413f8" officeooo:paragraph-rsid="009413f8"/>
    </style:style>
    <style:style style:name="P39" style:family="paragraph" style:parent-style-name="Text_20_body">
      <style:text-properties officeooo:rsid="0095e0e9" officeooo:paragraph-rsid="0095e0e9"/>
    </style:style>
    <style:style style:name="P40" style:family="paragraph" style:parent-style-name="Text_20_body">
      <style:text-properties officeooo:rsid="0095e0e9" officeooo:paragraph-rsid="0099dd35"/>
    </style:style>
    <style:style style:name="P41" style:family="paragraph" style:parent-style-name="Text_20_body">
      <style:text-properties officeooo:rsid="00960c84" officeooo:paragraph-rsid="00960c84"/>
    </style:style>
    <style:style style:name="P42" style:family="paragraph" style:parent-style-name="Text_20_body">
      <style:text-properties officeooo:rsid="0097ccab" officeooo:paragraph-rsid="0097ccab"/>
    </style:style>
    <style:style style:name="P43" style:family="paragraph" style:parent-style-name="Text_20_body">
      <style:text-properties officeooo:rsid="0097ccab" officeooo:paragraph-rsid="0099dd35"/>
    </style:style>
    <style:style style:name="P44" style:family="paragraph" style:parent-style-name="Text_20_body">
      <style:text-properties officeooo:rsid="0099dd35" officeooo:paragraph-rsid="0099dd35"/>
    </style:style>
    <style:style style:name="P45" style:family="paragraph" style:parent-style-name="Heading" style:master-page-name="">
      <style:paragraph-properties style:page-number="auto"/>
    </style:style>
    <style:style style:name="P46" style:family="paragraph" style:parent-style-name="Text_20_body" style:list-style-name="L1">
      <style:paragraph-properties fo:margin-left="0.0402in" fo:margin-right="0in" fo:text-indent="0in" style:auto-text-indent="false"/>
      <style:text-properties officeooo:rsid="001bb7e5" officeooo:paragraph-rsid="001bb7e5"/>
    </style:style>
    <style:style style:name="P47" style:family="paragraph" style:parent-style-name="Text_20_body" style:list-style-name="L1">
      <style:paragraph-properties fo:margin-left="0.0402in" fo:margin-right="0in" fo:text-indent="0in" style:auto-text-indent="false"/>
      <style:text-properties officeooo:rsid="001bb7e5" officeooo:paragraph-rsid="005341de"/>
    </style:style>
    <style:style style:name="P48" style:family="paragraph" style:parent-style-name="Text_20_body" style:list-style-name="L1">
      <style:paragraph-properties fo:margin-left="0.0402in" fo:margin-right="0in" fo:text-indent="0in" style:auto-text-indent="false"/>
      <style:text-properties officeooo:rsid="001c3ed6" officeooo:paragraph-rsid="004b2f58"/>
    </style:style>
    <style:style style:name="P49" style:family="paragraph" style:parent-style-name="Text_20_body" style:list-style-name="L1">
      <style:paragraph-properties fo:margin-left="0.0402in" fo:margin-right="0in" fo:text-indent="0in" style:auto-text-indent="false"/>
      <style:text-properties officeooo:rsid="001c3ed6" officeooo:paragraph-rsid="00226430"/>
    </style:style>
    <style:style style:name="P50" style:family="paragraph" style:parent-style-name="Text_20_body" style:list-style-name="L1">
      <style:paragraph-properties fo:margin-left="0.0402in" fo:margin-right="0in" fo:text-indent="0in" style:auto-text-indent="false"/>
      <style:text-properties officeooo:rsid="001c3ed6" officeooo:paragraph-rsid="0025c4c6"/>
    </style:style>
    <style:style style:name="P51" style:family="paragraph" style:parent-style-name="Text_20_body" style:list-style-name="L1">
      <style:paragraph-properties fo:margin-left="0.0402in" fo:margin-right="0in" fo:text-indent="0in" style:auto-text-indent="false"/>
      <style:text-properties officeooo:rsid="001c3ed6" officeooo:paragraph-rsid="00353d7e"/>
    </style:style>
    <style:style style:name="P52" style:family="paragraph" style:parent-style-name="Text_20_body" style:list-style-name="L1">
      <style:paragraph-properties fo:margin-left="0.0402in" fo:margin-right="0in" fo:text-indent="0in" style:auto-text-indent="false"/>
      <style:text-properties officeooo:rsid="001c3ed6" officeooo:paragraph-rsid="00280813"/>
    </style:style>
    <style:style style:name="P53" style:family="paragraph" style:parent-style-name="Text_20_body" style:list-style-name="L1">
      <style:paragraph-properties fo:margin-left="0.0402in" fo:margin-right="0in" fo:text-indent="0in" style:auto-text-indent="false"/>
      <style:text-properties fo:font-style="normal" style:text-underline-style="solid" style:text-underline-width="auto" style:text-underline-color="font-color" officeooo:rsid="0020d7b6" officeooo:paragraph-rsid="005341de" style:font-style-asian="normal" style:font-style-complex="normal"/>
    </style:style>
    <style:style style:name="P54" style:family="paragraph" style:parent-style-name="Text_20_body" style:list-style-name="L1">
      <style:paragraph-properties fo:margin-left="0.0402in" fo:margin-right="0in" fo:text-indent="0in" style:auto-text-indent="false"/>
      <style:text-properties fo:font-style="normal" style:text-underline-style="solid" style:text-underline-width="auto" style:text-underline-color="font-color" officeooo:rsid="004b2f58" officeooo:paragraph-rsid="004b2f58" style:font-style-asian="normal" style:font-style-complex="normal"/>
    </style:style>
    <style:style style:name="P55" style:family="paragraph" style:parent-style-name="Text_20_body" style:list-style-name="L1">
      <style:paragraph-properties fo:margin-left="0.0402in" fo:margin-right="0in" fo:text-indent="0in" style:auto-text-indent="false"/>
      <style:text-properties fo:font-style="normal" style:text-underline-style="solid" style:text-underline-width="auto" style:text-underline-color="font-color" officeooo:rsid="004cdfed" officeooo:paragraph-rsid="004cdfed" style:font-style-asian="normal" style:font-style-complex="normal"/>
    </style:style>
    <style:style style:name="P56" style:family="paragraph" style:parent-style-name="Text_20_body" style:list-style-name="L1">
      <style:paragraph-properties fo:margin-left="0.0402in" fo:margin-right="0in" fo:text-indent="0in" style:auto-text-indent="false"/>
      <style:text-properties fo:font-style="normal" style:text-underline-style="solid" style:text-underline-width="auto" style:text-underline-color="font-color" fo:font-weight="normal" officeooo:rsid="00452017" officeooo:paragraph-rsid="00452017" style:font-style-asian="normal" style:font-weight-asian="normal" style:font-style-complex="normal" style:font-weight-complex="normal"/>
    </style:style>
    <style:style style:name="P57" style:family="paragraph" style:parent-style-name="Text_20_body" style:list-style-name="L1">
      <style:paragraph-properties fo:margin-left="0.0402in" fo:margin-right="0in" fo:text-indent="0in" style:auto-text-indent="false"/>
      <style:text-properties fo:font-style="normal" officeooo:rsid="001c3ed6" officeooo:paragraph-rsid="00226430" style:font-style-asian="normal" style:font-style-complex="normal"/>
    </style:style>
    <style:style style:name="P58" style:family="paragraph" style:parent-style-name="Text_20_body" style:list-style-name="L1">
      <style:paragraph-properties fo:margin-left="0.0402in" fo:margin-right="0in" fo:text-indent="0in" style:auto-text-indent="false"/>
      <style:text-properties fo:font-style="normal" officeooo:rsid="001c3ed6" officeooo:paragraph-rsid="00278998" style:font-style-asian="normal" style:font-style-complex="normal"/>
    </style:style>
    <style:style style:name="P59" style:family="paragraph" style:parent-style-name="Text_20_body" style:list-style-name="L1">
      <style:paragraph-properties fo:margin-left="0.0402in" fo:margin-right="0in" fo:text-indent="0in" style:auto-text-indent="false"/>
      <style:text-properties style:text-underline-style="solid" style:text-underline-width="auto" style:text-underline-color="font-color" officeooo:rsid="004b2f58" officeooo:paragraph-rsid="004b2f58"/>
    </style:style>
    <style:style style:name="P60" style:family="paragraph" style:parent-style-name="Text_20_body" style:list-style-name="L1">
      <style:paragraph-properties fo:margin-left="0.0402in" fo:margin-right="0in" fo:text-indent="0in" style:auto-text-indent="false"/>
      <style:text-properties style:text-underline-style="solid" style:text-underline-width="auto" style:text-underline-color="font-color" officeooo:rsid="004eb093" officeooo:paragraph-rsid="004eb093"/>
    </style:style>
    <style:style style:name="P61" style:family="paragraph" style:parent-style-name="Text_20_body" style:list-style-name="L1">
      <style:paragraph-properties fo:margin-left="0.0402in" fo:margin-right="0in" fo:text-indent="0in" style:auto-text-indent="false"/>
      <style:text-properties style:text-underline-style="solid" style:text-underline-width="auto" style:text-underline-color="font-color" fo:font-weight="normal" officeooo:rsid="00452017" officeooo:paragraph-rsid="00452017" style:font-weight-asian="normal" style:font-weight-complex="normal"/>
    </style:style>
    <style:style style:name="P62" style:family="paragraph" style:parent-style-name="Text_20_body" style:list-style-name="L1">
      <style:paragraph-properties fo:margin-left="0.0402in" fo:margin-right="0in" fo:text-indent="0in" style:auto-text-indent="false"/>
      <style:text-properties officeooo:rsid="0020d7b6" officeooo:paragraph-rsid="0020d7b6"/>
    </style:style>
    <style:style style:name="P63" style:family="paragraph" style:parent-style-name="Text_20_body" style:list-style-name="L1">
      <style:paragraph-properties fo:margin-left="0.0402in" fo:margin-right="0in" fo:text-indent="0in" style:auto-text-indent="false"/>
      <style:text-properties officeooo:rsid="0021d79f" officeooo:paragraph-rsid="0021d79f"/>
    </style:style>
    <style:style style:name="P64" style:family="paragraph" style:parent-style-name="Text_20_body" style:list-style-name="L1">
      <style:paragraph-properties fo:margin-left="0.0402in" fo:margin-right="0in" fo:text-indent="0in" style:auto-text-indent="false"/>
      <style:text-properties officeooo:rsid="004b2f58" officeooo:paragraph-rsid="004b2f58"/>
    </style:style>
    <style:style style:name="P65" style:family="paragraph" style:parent-style-name="Text_20_body" style:list-style-name="L1">
      <style:paragraph-properties fo:margin-left="0.0402in" fo:margin-right="0in" fo:text-indent="0in" style:auto-text-indent="false"/>
      <style:text-properties fo:font-weight="normal" officeooo:rsid="001c3ed6" officeooo:paragraph-rsid="0025c4c6" style:font-weight-asian="normal" style:font-weight-complex="normal"/>
    </style:style>
    <style:style style:name="P66" style:family="paragraph" style:parent-style-name="Text_20_body" style:list-style-name="L1">
      <style:paragraph-properties fo:margin-left="0.0402in" fo:margin-right="0in" fo:text-indent="0in" style:auto-text-indent="false"/>
      <style:text-properties fo:font-size="12pt" fo:font-style="normal" style:text-underline-style="solid" style:text-underline-width="auto" style:text-underline-color="font-color" officeooo:rsid="00452017" officeooo:paragraph-rsid="00452017" style:font-size-asian="12pt" style:font-style-asian="normal" style:font-size-complex="12pt" style:font-style-complex="normal"/>
    </style:style>
    <style:style style:name="P67" style:family="paragraph" style:parent-style-name="Text_20_body" style:list-style-name="L1">
      <style:paragraph-properties fo:margin-left="0.0402in" fo:margin-right="0in" fo:text-indent="0in" style:auto-text-indent="false"/>
      <style:text-properties fo:font-size="12pt" fo:font-style="normal" officeooo:rsid="001c3ed6" officeooo:paragraph-rsid="00280813" style:font-size-asian="12pt" style:font-style-asian="normal" style:font-size-complex="12pt" style:font-style-complex="normal"/>
    </style:style>
    <style:style style:name="P68" style:family="paragraph" style:parent-style-name="Text_20_body" style:list-style-name="L1" style:master-page-name="">
      <style:paragraph-properties fo:margin-left="0.5618in" fo:margin-right="0in" fo:margin-top="0in" fo:margin-bottom="0.0972in" loext:contextual-spacing="false" fo:line-height="120%" fo:text-indent="0in" style:auto-text-indent="false" style:page-number="auto"/>
      <style:text-properties officeooo:rsid="00226430" officeooo:paragraph-rsid="006119ab"/>
    </style:style>
    <style:style style:name="P69" style:family="paragraph" style:parent-style-name="Text_20_body" style:list-style-name="L1" style:master-page-name="">
      <style:paragraph-properties fo:margin-left="0.5in" fo:margin-right="0in" fo:margin-top="0in" fo:margin-bottom="0.0972in" loext:contextual-spacing="false" fo:line-height="120%" fo:text-indent="0in" style:auto-text-indent="false" style:page-number="auto"/>
      <style:text-properties officeooo:rsid="00226430" officeooo:paragraph-rsid="006119ab"/>
    </style:style>
    <style:style style:name="P70" style:family="paragraph" style:parent-style-name="Text_20_body" style:list-style-name="L1" style:master-page-name="">
      <style:paragraph-properties fo:margin-left="0.5in" fo:margin-right="0in" fo:margin-top="0in" fo:margin-bottom="0.0972in" loext:contextual-spacing="false" fo:line-height="120%" fo:text-indent="0in" style:auto-text-indent="false" style:page-number="auto"/>
      <style:text-properties officeooo:rsid="001c3ed6" officeooo:paragraph-rsid="00353d7e"/>
    </style:style>
    <style:style style:name="P71" style:family="paragraph" style:parent-style-name="Text_20_body" style:list-style-name="L1">
      <style:paragraph-properties fo:margin-left="0.5in" fo:margin-right="0in" fo:margin-top="0in" fo:margin-bottom="0.0972in" loext:contextual-spacing="false" fo:line-height="120%" fo:text-indent="0in" style:auto-text-indent="false"/>
      <style:text-properties fo:font-weight="bold" officeooo:rsid="006119ab" officeooo:paragraph-rsid="006119ab" style:font-weight-asian="bold" style:font-weight-complex="bold"/>
    </style:style>
    <style:style style:name="P72" style:family="paragraph" style:parent-style-name="Text_20_body" style:list-style-name="L1">
      <style:paragraph-properties fo:margin-left="0.5in" fo:margin-right="0in" fo:margin-top="0in" fo:margin-bottom="0.0972in" loext:contextual-spacing="false" fo:line-height="120%" fo:text-indent="0in" style:auto-text-indent="false"/>
      <style:text-properties fo:font-weight="bold" officeooo:rsid="006215b7" officeooo:paragraph-rsid="006215b7" style:font-weight-asian="bold" style:font-weight-complex="bold"/>
    </style:style>
    <style:style style:name="P73" style:family="paragraph" style:parent-style-name="Text_20_body" style:list-style-name="L1">
      <style:paragraph-properties fo:margin-left="0.5in" fo:margin-right="0in" fo:margin-top="0in" fo:margin-bottom="0.0972in" loext:contextual-spacing="false" fo:line-height="120%" fo:text-indent="0in" style:auto-text-indent="false"/>
      <style:text-properties fo:font-weight="bold" officeooo:rsid="00353d7e" officeooo:paragraph-rsid="00353d7e" style:font-weight-asian="bold" style:font-weight-complex="bold"/>
    </style:style>
    <style:style style:name="P74" style:family="paragraph" style:parent-style-name="Text_20_body" style:list-style-name="L1">
      <style:paragraph-properties fo:margin-left="0.5in" fo:margin-right="0in" fo:margin-top="0in" fo:margin-bottom="0.0972in" loext:contextual-spacing="false" fo:line-height="120%" fo:text-indent="0in" style:auto-text-indent="false"/>
      <style:text-properties fo:font-weight="bold" officeooo:rsid="0035ae30" officeooo:paragraph-rsid="0035ae30" style:font-weight-asian="bold" style:font-weight-complex="bold"/>
    </style:style>
    <style:style style:name="P75" style:family="paragraph" style:parent-style-name="Text_20_body" style:list-style-name="L1">
      <style:paragraph-properties fo:margin-left="0.5in" fo:margin-right="0in" fo:margin-top="0in" fo:margin-bottom="0.0972in" loext:contextual-spacing="false" fo:line-height="120%" fo:text-indent="0in" style:auto-text-indent="false"/>
      <style:text-properties officeooo:rsid="0035ae30" officeooo:paragraph-rsid="0035ae30"/>
    </style:style>
    <style:style style:name="P76" style:family="paragraph" style:parent-style-name="Contents_20_1">
      <style:paragraph-properties>
        <style:tab-stops>
          <style:tab-stop style:position="7.3083in" style:type="right" style:leader-style="dotted" style:leader-text="."/>
        </style:tab-stops>
      </style:paragraph-properties>
    </style:style>
    <style:style style:name="P77" style:family="paragraph" style:parent-style-name="Heading_20_1">
      <style:paragraph-properties fo:margin-left="0.0402in" fo:margin-right="0in" fo:text-indent="0in" style:auto-text-indent="false"/>
      <style:text-properties fo:font-style="normal" officeooo:rsid="00305f51" officeooo:paragraph-rsid="00305f51" style:font-style-asian="normal" style:font-style-complex="normal"/>
    </style:style>
    <style:style style:name="P78" style:family="paragraph" style:parent-style-name="Heading_20_1">
      <style:paragraph-properties fo:margin-left="0.0402in" fo:margin-right="0in" fo:text-indent="0in" style:auto-text-indent="false"/>
      <style:text-properties officeooo:rsid="00305f51" officeooo:paragraph-rsid="00305f51"/>
    </style:style>
    <style:style style:name="P79" style:family="paragraph" style:parent-style-name="Heading" style:list-style-name="L1"/>
    <style:style style:name="P80" style:family="paragraph" style:parent-style-name="Heading" style:list-style-name="L1">
      <style:text-properties fo:font-style="normal" style:font-style-asian="normal" style:font-style-complex="normal"/>
    </style:style>
    <style:style style:name="P81" style:family="paragraph" style:parent-style-name="Heading" style:list-style-name="L1">
      <style:text-properties fo:font-weight="normal" style:font-weight-asian="normal" style:font-weight-complex="normal"/>
    </style:style>
    <style:style style:name="P82" style:family="paragraph" style:parent-style-name="Heading" style:list-style-name="L1">
      <style:text-properties fo:font-weight="normal" officeooo:rsid="0033e935" style:font-weight-asian="normal" style:font-weight-complex="normal"/>
    </style:style>
    <style:style style:name="P83" style:family="paragraph" style:parent-style-name="Heading" style:list-style-name="L12"/>
    <style:style style:name="P84" style:family="paragraph" style:parent-style-name="Heading" style:list-style-name="L1">
      <style:paragraph-properties fo:break-before="page"/>
      <style:text-properties style:font-name="Liberation Sans" fo:font-size="14pt" officeooo:rsid="003398d6" style:font-name-asian="Microsoft YaHei" style:font-size-asian="14pt" style:font-name-complex="Mangal" style:font-size-complex="14pt"/>
    </style:style>
    <style:style style:name="P85" style:family="paragraph" style:parent-style-name="Standard" style:list-style-name="L2">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86" style:family="paragraph" style:parent-style-name="Standard" style:list-style-name="L3">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87" style:family="paragraph" style:parent-style-name="Standard" style:list-style-name="L4">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88" style:family="paragraph" style:parent-style-name="Standard" style:list-style-name="L5">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89" style:family="paragraph" style:parent-style-name="Standard" style:list-style-name="L6">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90" style:family="paragraph" style:parent-style-name="Standard" style:list-style-name="L8">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91" style:family="paragraph" style:parent-style-name="Standard" style:list-style-name="L9">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92" style:family="paragraph" style:parent-style-name="Standard" style:list-style-name="L10">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93" style:family="paragraph" style:parent-style-name="Standard" style:list-style-name="L11">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94" style:family="paragraph" style:parent-style-name="Standard" style:list-style-name="L2">
      <style:text-properties fo:font-style="normal" style:text-underline-style="solid" style:text-underline-width="auto" style:text-underline-color="font-color" officeooo:rsid="004b2f58" officeooo:paragraph-rsid="0087dfd2" style:font-style-asian="normal" style:font-style-complex="normal"/>
    </style:style>
    <style:style style:name="P95" style:family="paragraph" style:parent-style-name="Standard" style:list-style-name="L7">
      <style:text-properties fo:font-style="normal" style:text-underline-style="solid" style:text-underline-width="auto" style:text-underline-color="font-color" officeooo:rsid="004b2f58" officeooo:paragraph-rsid="004b2f58" style:font-style-asian="normal" style:font-style-complex="normal"/>
    </style:style>
    <style:style style:name="P96" style:family="paragraph" style:parent-style-name="Standard" style:list-style-name="L3">
      <style:text-properties style:text-underline-style="solid" style:text-underline-width="auto" style:text-underline-color="font-color" officeooo:rsid="004b2f58" officeooo:paragraph-rsid="0087dfd2"/>
    </style:style>
    <style:style style:name="P97" style:family="paragraph" style:parent-style-name="Standard" style:list-style-name="L1">
      <style:paragraph-properties fo:margin-left="0.0402in" fo:margin-right="0in" fo:text-indent="0in" style:auto-text-indent="false"/>
      <style:text-properties officeooo:rsid="000cb8c6" officeooo:paragraph-rsid="000cb8c6"/>
    </style:style>
    <style:style style:name="P98" style:family="paragraph" style:parent-style-name="Standard" style:list-style-name="L1">
      <style:paragraph-properties fo:margin-left="0.0402in" fo:margin-right="0in" fo:text-indent="0in" style:auto-text-indent="false"/>
      <style:text-properties officeooo:rsid="000dc743" officeooo:paragraph-rsid="000dc743"/>
    </style:style>
    <style:style style:name="P99" style:family="paragraph" style:parent-style-name="Standard" style:list-style-name="L1">
      <style:paragraph-properties fo:margin-left="0.0402in" fo:margin-right="0in" fo:text-indent="0in" style:auto-text-indent="false"/>
      <style:text-properties fo:font-style="normal" officeooo:rsid="000dc743" officeooo:paragraph-rsid="000dc743" style:font-style-asian="normal" style:font-style-complex="normal"/>
    </style:style>
    <style:style style:name="P100" style:family="paragraph" style:parent-style-name="Standard" style:list-style-name="L1">
      <style:paragraph-properties fo:margin-left="0.0402in" fo:margin-right="0in" fo:text-indent="0in" style:auto-text-indent="false"/>
      <style:text-properties fo:font-style="normal" officeooo:rsid="001a6071" officeooo:paragraph-rsid="001a6071" style:font-style-asian="normal" style:font-style-complex="normal"/>
    </style:style>
    <style:style style:name="P101" style:family="paragraph" style:parent-style-name="Standard" style:list-style-name="L1">
      <style:paragraph-properties fo:margin-left="0.0402in" fo:margin-right="0in" fo:text-indent="0in" style:auto-text-indent="false"/>
      <style:text-properties fo:font-style="normal" officeooo:rsid="0017da4e" officeooo:paragraph-rsid="001a8420" style:font-style-asian="normal" style:font-style-complex="normal"/>
    </style:style>
    <style:style style:name="P102" style:family="paragraph" style:parent-style-name="Standard" style:list-style-name="L1">
      <style:paragraph-properties fo:margin-left="0.0402in" fo:margin-right="0in" fo:text-indent="0in" style:auto-text-indent="false"/>
      <style:text-properties fo:font-style="normal" officeooo:rsid="00191085" officeooo:paragraph-rsid="001a8420" style:font-style-asian="normal" style:font-style-complex="normal"/>
    </style:style>
    <style:style style:name="P103" style:family="paragraph" style:parent-style-name="Standard" style:list-style-name="L1">
      <style:paragraph-properties fo:margin-left="0.0402in" fo:margin-right="0in" fo:text-indent="0in" style:auto-text-indent="false"/>
      <style:text-properties fo:font-style="normal" style:text-underline-style="solid" style:text-underline-width="auto" style:text-underline-color="font-color" officeooo:rsid="0087dfd2" officeooo:paragraph-rsid="0087dfd2" fo:background-color="transparent" style:font-style-asian="normal" style:font-style-complex="normal"/>
    </style:style>
    <style:style style:name="P104" style:family="paragraph" style:parent-style-name="Standard" style:list-style-name="L1">
      <style:paragraph-properties fo:margin-left="0.0402in" fo:margin-right="0in" fo:text-indent="0in" style:auto-text-indent="false"/>
      <style:text-properties fo:font-style="normal" style:text-underline-style="solid" style:text-underline-width="auto" style:text-underline-color="font-color" officeooo:rsid="004b2f58" officeooo:paragraph-rsid="004b2f58" style:font-style-asian="normal" style:font-style-complex="normal"/>
    </style:style>
    <style:style style:name="P105" style:family="paragraph" style:parent-style-name="Standard" style:list-style-name="L1">
      <style:paragraph-properties fo:margin-left="0.0402in" fo:margin-right="0in" fo:text-indent="0in" style:auto-text-indent="false"/>
      <style:text-properties officeooo:rsid="000ea7db" officeooo:paragraph-rsid="000ea7db"/>
    </style:style>
    <style:style style:name="P106" style:family="paragraph" style:parent-style-name="Standard" style:list-style-name="L1">
      <style:paragraph-properties fo:margin-left="0.0402in" fo:margin-right="0in" fo:text-indent="0in" style:auto-text-indent="false"/>
      <style:text-properties officeooo:rsid="000ea7db" officeooo:paragraph-rsid="001a6071"/>
    </style:style>
    <style:style style:name="P107" style:family="paragraph" style:parent-style-name="Standard" style:list-style-name="L1">
      <style:paragraph-properties fo:margin-left="0.0402in" fo:margin-right="0in" fo:text-indent="0in" style:auto-text-indent="false"/>
      <style:text-properties officeooo:paragraph-rsid="001a6071"/>
    </style:style>
    <style:style style:name="P108" style:family="paragraph" style:parent-style-name="Standard" style:list-style-name="L1">
      <style:paragraph-properties fo:margin-left="0.0402in" fo:margin-right="0in" fo:text-indent="0in" style:auto-text-indent="false"/>
      <style:text-properties style:text-underline-style="solid" style:text-underline-width="auto" style:text-underline-color="font-color" officeooo:rsid="004b2f58" officeooo:paragraph-rsid="004b2f58"/>
    </style:style>
    <style:style style:name="P109" style:family="paragraph" style:parent-style-name="Standard" style:list-style-name="L1">
      <style:paragraph-properties fo:margin-left="0.0402in" fo:margin-right="0in" fo:text-indent="0in" style:auto-text-indent="false"/>
      <style:text-properties fo:font-weight="bold" officeooo:rsid="00305f51" officeooo:paragraph-rsid="001a8420" style:font-weight-asian="bold" style:font-weight-complex="bold"/>
    </style:style>
    <style:style style:name="P110" style:family="paragraph" style:parent-style-name="Standard" style:list-style-name="L1">
      <style:paragraph-properties fo:margin-left="0.0402in" fo:margin-right="0in" fo:text-indent="0in" style:auto-text-indent="false"/>
      <style:text-properties officeooo:rsid="00191085" officeooo:paragraph-rsid="00191085"/>
    </style:style>
    <style:style style:name="P111" style:family="paragraph" style:parent-style-name="Standard" style:list-style-name="L1">
      <style:paragraph-properties fo:margin-left="0.0402in" fo:margin-right="0in" fo:text-indent="0in" style:auto-text-indent="false"/>
      <style:text-properties officeooo:rsid="001bb7e5" officeooo:paragraph-rsid="00191085"/>
    </style:style>
    <style:style style:name="P112" style:family="paragraph" style:parent-style-name="Standard" style:list-style-name="L1">
      <style:paragraph-properties fo:margin-left="0.0402in" fo:margin-right="0in" fo:text-indent="0in" style:auto-text-indent="false">
        <style:tab-stops>
          <style:tab-stop style:position="0.0602in"/>
        </style:tab-stops>
      </style:paragraph-properties>
      <style:text-properties fo:font-size="12pt" fo:font-style="normal" style:text-underline-style="solid" style:text-underline-width="auto" style:text-underline-color="font-color" officeooo:rsid="00452017" officeooo:paragraph-rsid="00452017" style:font-size-asian="12pt" style:font-style-asian="normal" style:font-size-complex="12pt" style:font-style-complex="normal"/>
    </style:style>
    <style:style style:name="P113" style:family="paragraph" style:parent-style-name="Standard" style:list-style-name="L1">
      <style:paragraph-properties fo:margin-left="0.0402in" fo:margin-right="0in" fo:text-indent="0in" style:auto-text-indent="false">
        <style:tab-stops>
          <style:tab-stop style:position="0.0602in"/>
        </style:tab-stops>
      </style:paragraph-properties>
      <style:text-properties fo:font-size="12pt" fo:font-style="normal" style:text-underline-style="solid" style:text-underline-width="auto" style:text-underline-color="font-color" officeooo:rsid="00461565" officeooo:paragraph-rsid="00461565" style:font-size-asian="12pt" style:font-style-asian="normal" style:font-size-complex="12pt" style:font-style-complex="normal"/>
    </style:style>
    <style:style style:name="P114" style:family="paragraph" style:parent-style-name="Standard" style:list-style-name="L1">
      <style:paragraph-properties fo:margin-left="0.0402in" fo:margin-right="0in" fo:text-indent="0in" style:auto-text-indent="false">
        <style:tab-stops>
          <style:tab-stop style:position="0.0602in"/>
        </style:tab-stops>
      </style:paragraph-properties>
      <style:text-properties fo:font-size="12pt" fo:font-style="normal" officeooo:rsid="001c3ed6" officeooo:paragraph-rsid="00280813" style:font-size-asian="12pt" style:font-style-asian="normal" style:font-size-complex="12pt" style:font-style-complex="normal"/>
    </style:style>
    <style:style style:name="P115" style:family="paragraph" style:parent-style-name="Standard" style:list-style-name="L1">
      <style:paragraph-properties fo:margin-left="0.0402in" fo:margin-right="0in" fo:text-align="center" style:justify-single-word="false" fo:text-indent="0in" style:auto-text-indent="false"/>
      <style:text-properties fo:font-size="12pt" fo:font-style="normal" fo:font-weight="bold" officeooo:rsid="001c3ed6" officeooo:paragraph-rsid="00280813" style:font-size-asian="12pt" style:font-style-asian="normal" style:font-weight-asian="bold" style:font-size-complex="12pt" style:font-style-complex="normal" style:font-weight-complex="bold"/>
    </style:style>
    <style:style style:name="P116" style:family="paragraph" style:parent-style-name="Standard" style:list-style-name="L1">
      <style:paragraph-properties fo:margin-left="0.0402in" fo:margin-right="0in" fo:text-align="center" style:justify-single-word="false" fo:text-indent="0in" style:auto-text-indent="false"/>
      <style:text-properties fo:font-size="12pt" officeooo:rsid="001c3ed6" officeooo:paragraph-rsid="00280813" style:font-size-asian="12pt" style:font-size-complex="12pt"/>
    </style:style>
    <style:style style:name="P117" style:family="paragraph" style:parent-style-name="Standard" style:list-style-name="L1" style:master-page-name="">
      <style:paragraph-properties fo:margin-left="0.0402in" fo:margin-right="0in" fo:text-indent="0in" style:auto-text-indent="false" style:page-number="auto">
        <style:tab-stops>
          <style:tab-stop style:position="0.0602in"/>
        </style:tab-stops>
      </style:paragraph-properties>
      <style:text-properties fo:font-size="12pt" fo:font-style="normal" officeooo:rsid="001c3ed6" officeooo:paragraph-rsid="00361288" style:font-size-asian="12pt" style:font-style-asian="normal" style:font-size-complex="12pt" style:font-style-complex="normal"/>
    </style:style>
    <style:style style:name="P118" style:family="paragraph" style:parent-style-name="Standard" style:list-style-name="L13" style:master-page-name="">
      <style:paragraph-properties fo:margin-left="0.5618in" fo:margin-right="0in" fo:text-indent="0in" style:auto-text-indent="false" style:page-number="auto">
        <style:tab-stops>
          <style:tab-stop style:position="0.0602in"/>
        </style:tab-stops>
      </style:paragraph-properties>
      <style:text-properties officeooo:paragraph-rsid="0036d968"/>
    </style:style>
    <style:style style:name="P119" style:family="paragraph" style:parent-style-name="Standard" style:list-style-name="L1">
      <style:paragraph-properties fo:margin-left="0.0618in" fo:margin-right="0in" fo:text-indent="0.5in" style:auto-text-indent="false">
        <style:tab-stops>
          <style:tab-stop style:position="0.0602in"/>
        </style:tab-stops>
      </style:paragraph-properties>
      <style:text-properties fo:font-size="12pt" fo:font-style="normal" officeooo:rsid="0036d968" officeooo:paragraph-rsid="0036d968" style:font-size-asian="12pt" style:font-style-asian="normal" style:font-size-complex="12pt" style:font-style-complex="normal"/>
    </style:style>
    <style:style style:name="P120" style:family="paragraph" style:parent-style-name="Standard" style:list-style-name="L1">
      <style:paragraph-properties fo:margin-left="0.0618in" fo:margin-right="0in" fo:text-indent="0.5in" style:auto-text-indent="false">
        <style:tab-stops>
          <style:tab-stop style:position="0.0602in"/>
        </style:tab-stops>
      </style:paragraph-properties>
      <style:text-properties fo:font-size="12pt" fo:font-style="normal" style:text-underline-style="solid" style:text-underline-width="auto" style:text-underline-color="font-color" officeooo:rsid="00452017" officeooo:paragraph-rsid="00452017" style:font-size-asian="12pt" style:font-style-asian="normal" style:font-size-complex="12pt" style:font-style-complex="normal"/>
    </style:style>
    <style:style style:name="P121" style:family="paragraph" style:parent-style-name="Standard" style:list-style-name="L1" style:master-page-name="">
      <style:paragraph-properties fo:margin-left="0.0618in" fo:margin-right="0in" fo:text-indent="0.5in" style:auto-text-indent="false" style:page-number="auto">
        <style:tab-stops>
          <style:tab-stop style:position="0.0602in"/>
        </style:tab-stops>
      </style:paragraph-properties>
      <style:text-properties fo:font-size="12pt" fo:font-style="normal" officeooo:rsid="001c3ed6" officeooo:paragraph-rsid="002828e1" style:font-size-asian="12pt" style:font-style-asian="normal" style:font-size-complex="12pt" style:font-style-complex="normal"/>
    </style:style>
    <style:style style:name="P122" style:family="paragraph" style:parent-style-name="Standard" style:list-style-name="L1" style:master-page-name="">
      <style:paragraph-properties fo:margin-left="0.5in" fo:margin-right="0in" fo:text-indent="0in" style:auto-text-indent="false" style:page-number="auto">
        <style:tab-stops>
          <style:tab-stop style:position="0.0602in"/>
        </style:tab-stops>
      </style:paragraph-properties>
      <style:text-properties fo:font-size="12pt" fo:font-style="normal" officeooo:rsid="001c3ed6" officeooo:paragraph-rsid="0036d968" style:font-size-asian="12pt" style:font-style-asian="normal" style:font-size-complex="12pt" style:font-style-complex="normal"/>
    </style:style>
    <style:style style:name="P123" style:family="paragraph" style:parent-style-name="Standard" style:list-style-name="L1" style:master-page-name="">
      <style:paragraph-properties fo:margin-left="0.5in" fo:margin-right="0in" fo:text-indent="0in" style:auto-text-indent="false" style:page-number="auto">
        <style:tab-stops>
          <style:tab-stop style:position="0.0602in"/>
        </style:tab-stops>
      </style:paragraph-properties>
      <style:text-properties fo:font-size="12pt" fo:font-style="normal" officeooo:rsid="001c3ed6" officeooo:paragraph-rsid="00280813" style:font-size-asian="12pt" style:font-style-asian="normal" style:font-size-complex="12pt" style:font-style-complex="normal"/>
    </style:style>
    <style:style style:name="P124" style:family="paragraph" style:parent-style-name="Standard" style:list-style-name="L1">
      <style:paragraph-properties fo:margin-left="0.5in" fo:margin-right="0in" fo:text-indent="0in" style:auto-text-indent="false">
        <style:tab-stops>
          <style:tab-stop style:position="0.0602in"/>
        </style:tab-stops>
      </style:paragraph-properties>
      <style:text-properties fo:font-size="12pt" fo:font-style="normal" style:text-underline-style="solid" style:text-underline-width="auto" style:text-underline-color="font-color" officeooo:rsid="00452017" officeooo:paragraph-rsid="00452017" style:font-size-asian="12pt" style:font-style-asian="normal" style:font-size-complex="12pt" style:font-style-complex="normal"/>
    </style:style>
    <style:style style:name="P125" style:family="paragraph" style:parent-style-name="Standard" style:list-style-name="L1" style:master-page-name="">
      <style:paragraph-properties fo:margin-left="0.1252in" fo:margin-right="0in" fo:text-indent="0.3752in" style:auto-text-indent="false" style:page-number="auto">
        <style:tab-stops>
          <style:tab-stop style:position="0.0602in"/>
        </style:tab-stops>
      </style:paragraph-properties>
      <style:text-properties fo:font-size="12pt" fo:font-style="normal" officeooo:rsid="001c3ed6" officeooo:paragraph-rsid="002828e1" style:font-size-asian="12pt" style:font-style-asian="normal" style:font-size-complex="12pt" style:font-style-complex="normal"/>
    </style:style>
    <style:style style:name="P126" style:family="paragraph" style:parent-style-name="Standard" style:list-style-name="L1">
      <style:paragraph-properties fo:margin-left="0.1252in" fo:margin-right="0in" fo:text-indent="0.3752in" style:auto-text-indent="false">
        <style:tab-stops>
          <style:tab-stop style:position="0.0602in"/>
        </style:tab-stops>
      </style:paragraph-properties>
      <style:text-properties fo:font-size="12pt" fo:font-style="normal" style:text-underline-style="solid" style:text-underline-width="auto" style:text-underline-color="font-color" officeooo:rsid="00461565" officeooo:paragraph-rsid="00461565"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1c3ed6" style:font-style-asian="italic" style:font-style-complex="italic"/>
    </style:style>
    <style:style style:name="T3" style:family="text">
      <style:text-properties fo:font-style="italic" officeooo:rsid="0020d7b6" style:font-style-asian="italic" style:font-style-complex="italic"/>
    </style:style>
    <style:style style:name="T4" style:family="text">
      <style:text-properties fo:font-style="italic" officeooo:rsid="0033e935" style:font-style-asian="italic" style:font-style-complex="italic"/>
    </style:style>
    <style:style style:name="T5" style:family="text">
      <style:text-properties fo:font-style="italic" officeooo:rsid="00353d7e" style:font-style-asian="italic" style:font-style-complex="italic"/>
    </style:style>
    <style:style style:name="T6" style:family="text">
      <style:text-properties fo:font-style="italic" officeooo:rsid="0035ae30" style:font-style-asian="italic" style:font-style-complex="italic"/>
    </style:style>
    <style:style style:name="T7" style:family="text">
      <style:text-properties fo:font-style="italic" officeooo:rsid="00480213" style:font-style-asian="italic" style:font-style-complex="italic"/>
    </style:style>
    <style:style style:name="T8" style:family="text">
      <style:text-properties fo:font-style="italic" officeooo:rsid="004ff732" style:font-style-asian="italic" style:font-style-complex="italic"/>
    </style:style>
    <style:style style:name="T9" style:family="text">
      <style:text-properties fo:font-style="italic" officeooo:rsid="005341de" style:font-style-asian="italic" style:font-style-complex="italic"/>
    </style:style>
    <style:style style:name="T10" style:family="text">
      <style:text-properties fo:font-style="italic" officeooo:rsid="0061108e" style:font-style-asian="italic" style:font-style-complex="italic"/>
    </style:style>
    <style:style style:name="T11" style:family="text">
      <style:text-properties fo:font-style="italic" officeooo:rsid="006117f0" style:font-style-asian="italic" style:font-style-complex="italic"/>
    </style:style>
    <style:style style:name="T12" style:family="text">
      <style:text-properties fo:font-style="italic" officeooo:rsid="006d0b9b" style:font-style-asian="italic" style:font-style-complex="italic"/>
    </style:style>
    <style:style style:name="T13" style:family="text">
      <style:text-properties fo:font-style="italic" officeooo:rsid="006ed81e" style:font-style-asian="italic" style:font-style-complex="italic"/>
    </style:style>
    <style:style style:name="T14" style:family="text">
      <style:text-properties fo:font-style="italic" officeooo:rsid="007502a6" style:font-style-asian="italic" style:font-style-complex="italic"/>
    </style:style>
    <style:style style:name="T15" style:family="text">
      <style:text-properties fo:font-style="italic" officeooo:rsid="007b590f" style:font-style-asian="italic" style:font-style-complex="italic"/>
    </style:style>
    <style:style style:name="T16" style:family="text">
      <style:text-properties fo:font-style="italic" officeooo:rsid="0090dadc" style:font-style-asian="italic" style:font-style-complex="italic"/>
    </style:style>
    <style:style style:name="T17" style:family="text">
      <style:text-properties fo:font-style="italic" officeooo:rsid="0097ccab" style:font-style-asian="italic" style:font-style-complex="italic"/>
    </style:style>
    <style:style style:name="T18" style:family="text">
      <style:text-properties fo:font-style="italic" fo:font-weight="bold" officeooo:rsid="00700ccc" style:font-style-asian="italic" style:font-weight-asian="bold" style:font-style-complex="italic" style:font-weight-complex="bold"/>
    </style:style>
    <style:style style:name="T19" style:family="text">
      <style:text-properties fo:font-style="italic" fo:font-weight="bold" officeooo:rsid="004ff732"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0dc743" style:font-style-asian="normal" style:font-style-complex="normal"/>
    </style:style>
    <style:style style:name="T22" style:family="text">
      <style:text-properties fo:font-style="normal" officeooo:rsid="000de5cc" style:font-style-asian="normal" style:font-style-complex="normal"/>
    </style:style>
    <style:style style:name="T23" style:family="text">
      <style:text-properties fo:font-style="normal" officeooo:rsid="000e9368" style:font-style-asian="normal" style:font-style-complex="normal"/>
    </style:style>
    <style:style style:name="T24" style:family="text">
      <style:text-properties fo:font-style="normal" officeooo:rsid="000ea7db" style:font-style-asian="normal" style:font-style-complex="normal"/>
    </style:style>
    <style:style style:name="T25" style:family="text">
      <style:text-properties fo:font-style="normal" officeooo:rsid="00106b5a" style:font-style-asian="normal" style:font-style-complex="normal"/>
    </style:style>
    <style:style style:name="T26" style:family="text">
      <style:text-properties fo:font-style="normal" officeooo:rsid="00123b2d" style:font-style-asian="normal" style:font-style-complex="normal"/>
    </style:style>
    <style:style style:name="T27" style:family="text">
      <style:text-properties fo:font-style="normal" officeooo:rsid="00132263" style:font-style-asian="normal" style:font-style-complex="normal"/>
    </style:style>
    <style:style style:name="T28" style:family="text">
      <style:text-properties fo:font-style="normal" officeooo:rsid="001495cb" style:font-style-asian="normal" style:font-style-complex="normal"/>
    </style:style>
    <style:style style:name="T29" style:family="text">
      <style:text-properties fo:font-style="normal" officeooo:rsid="0015b0c5" style:font-style-asian="normal" style:font-style-complex="normal"/>
    </style:style>
    <style:style style:name="T30" style:family="text">
      <style:text-properties fo:font-style="normal" officeooo:rsid="00173e2d" style:font-style-asian="normal" style:font-style-complex="normal"/>
    </style:style>
    <style:style style:name="T31" style:family="text">
      <style:text-properties fo:font-style="normal" officeooo:rsid="0017da4e" style:font-style-asian="normal" style:font-style-complex="normal"/>
    </style:style>
    <style:style style:name="T32" style:family="text">
      <style:text-properties fo:font-style="normal" officeooo:rsid="0020d7b6" style:font-style-asian="normal" style:font-style-complex="normal"/>
    </style:style>
    <style:style style:name="T33" style:family="text">
      <style:text-properties fo:font-style="normal" officeooo:rsid="00226430" style:font-style-asian="normal" style:font-style-complex="normal"/>
    </style:style>
    <style:style style:name="T34" style:family="text">
      <style:text-properties fo:font-style="normal" officeooo:rsid="00241334" style:font-style-asian="normal" style:font-style-complex="normal"/>
    </style:style>
    <style:style style:name="T35" style:family="text">
      <style:text-properties fo:font-style="normal" officeooo:rsid="0025c4c6" style:font-style-asian="normal" style:font-style-complex="normal"/>
    </style:style>
    <style:style style:name="T36" style:family="text">
      <style:text-properties fo:font-style="normal" officeooo:rsid="001c3ed6" style:font-style-asian="normal" style:font-style-complex="normal"/>
    </style:style>
    <style:style style:name="T37" style:family="text">
      <style:text-properties fo:font-style="normal" officeooo:rsid="003398d6" style:font-style-asian="normal" style:font-style-complex="normal"/>
    </style:style>
    <style:style style:name="T38" style:family="text">
      <style:text-properties fo:font-style="normal" officeooo:rsid="0033e935" style:font-style-asian="normal" style:font-style-complex="normal"/>
    </style:style>
    <style:style style:name="T39" style:family="text">
      <style:text-properties fo:font-style="normal" officeooo:rsid="00353d7e" style:font-style-asian="normal" style:font-style-complex="normal"/>
    </style:style>
    <style:style style:name="T40" style:family="text">
      <style:text-properties fo:font-style="normal" officeooo:rsid="0035ae30" style:font-style-asian="normal" style:font-style-complex="normal"/>
    </style:style>
    <style:style style:name="T41" style:family="text">
      <style:text-properties fo:font-style="normal" officeooo:rsid="0039f640" style:font-style-asian="normal" style:font-style-complex="normal"/>
    </style:style>
    <style:style style:name="T42" style:family="text">
      <style:text-properties fo:font-style="normal" officeooo:rsid="003ec65c" style:font-style-asian="normal" style:font-style-complex="normal"/>
    </style:style>
    <style:style style:name="T43" style:family="text">
      <style:text-properties fo:font-style="normal" officeooo:rsid="003fdb5e" style:font-style-asian="normal" style:font-style-complex="normal"/>
    </style:style>
    <style:style style:name="T44" style:family="text">
      <style:text-properties fo:font-style="normal" officeooo:rsid="0040a058" style:font-style-asian="normal" style:font-style-complex="normal"/>
    </style:style>
    <style:style style:name="T45" style:family="text">
      <style:text-properties fo:font-style="normal" officeooo:rsid="00429d5a" style:font-style-asian="normal" style:font-style-complex="normal"/>
    </style:style>
    <style:style style:name="T46" style:family="text">
      <style:text-properties fo:font-style="normal" officeooo:rsid="00441e78" style:font-style-asian="normal" style:font-style-complex="normal"/>
    </style:style>
    <style:style style:name="T47" style:family="text">
      <style:text-properties fo:font-style="normal" officeooo:rsid="004475a3" style:font-style-asian="normal" style:font-style-complex="normal"/>
    </style:style>
    <style:style style:name="T48" style:family="text">
      <style:text-properties fo:font-style="normal" officeooo:rsid="00452017" style:font-style-asian="normal" style:font-style-complex="normal"/>
    </style:style>
    <style:style style:name="T49" style:family="text">
      <style:text-properties fo:font-style="normal" officeooo:rsid="00480213" style:font-style-asian="normal" style:font-style-complex="normal"/>
    </style:style>
    <style:style style:name="T50" style:family="text">
      <style:text-properties fo:font-style="normal" officeooo:rsid="004cdfed" style:font-style-asian="normal" style:font-style-complex="normal"/>
    </style:style>
    <style:style style:name="T51" style:family="text">
      <style:text-properties fo:font-style="normal" officeooo:rsid="005341de" style:font-style-asian="normal" style:font-style-complex="normal"/>
    </style:style>
    <style:style style:name="T52" style:family="text">
      <style:text-properties fo:font-style="normal" officeooo:rsid="0054f8ca" style:font-style-asian="normal" style:font-style-complex="normal"/>
    </style:style>
    <style:style style:name="T53" style:family="text">
      <style:text-properties fo:font-style="normal" officeooo:rsid="005fbabf" style:font-style-asian="normal" style:font-style-complex="normal"/>
    </style:style>
    <style:style style:name="T54" style:family="text">
      <style:text-properties fo:font-style="normal" officeooo:rsid="006119ab" style:font-style-asian="normal" style:font-style-complex="normal"/>
    </style:style>
    <style:style style:name="T55" style:family="text">
      <style:text-properties fo:font-style="normal" officeooo:rsid="0062938a" style:font-style-asian="normal" style:font-style-complex="normal"/>
    </style:style>
    <style:style style:name="T56" style:family="text">
      <style:text-properties fo:font-style="normal" officeooo:rsid="00646766" style:font-style-asian="normal" style:font-style-complex="normal"/>
    </style:style>
    <style:style style:name="T57" style:family="text">
      <style:text-properties fo:font-style="normal" officeooo:rsid="0067af14" style:font-style-asian="normal" style:font-style-complex="normal"/>
    </style:style>
    <style:style style:name="T58" style:family="text">
      <style:text-properties fo:font-style="normal" officeooo:rsid="006881b4" style:font-style-asian="normal" style:font-style-complex="normal"/>
    </style:style>
    <style:style style:name="T59" style:family="text">
      <style:text-properties fo:font-style="normal" officeooo:rsid="0069c20e" style:font-style-asian="normal" style:font-style-complex="normal"/>
    </style:style>
    <style:style style:name="T60" style:family="text">
      <style:text-properties fo:font-style="normal" officeooo:rsid="006d0b9b" style:font-style-asian="normal" style:font-style-complex="normal"/>
    </style:style>
    <style:style style:name="T61" style:family="text">
      <style:text-properties fo:font-style="normal" officeooo:rsid="006d4b86" style:font-style-asian="normal" style:font-style-complex="normal"/>
    </style:style>
    <style:style style:name="T62" style:family="text">
      <style:text-properties fo:font-style="normal" officeooo:rsid="006ed81e" style:font-style-asian="normal" style:font-style-complex="normal"/>
    </style:style>
    <style:style style:name="T63" style:family="text">
      <style:text-properties fo:font-style="normal" officeooo:rsid="007076c3" style:font-style-asian="normal" style:font-style-complex="normal"/>
    </style:style>
    <style:style style:name="T64" style:family="text">
      <style:text-properties fo:font-style="normal" officeooo:rsid="007340cb" style:font-style-asian="normal" style:font-style-complex="normal"/>
    </style:style>
    <style:style style:name="T65" style:family="text">
      <style:text-properties fo:font-style="normal" officeooo:rsid="007502a6" style:font-style-asian="normal" style:font-style-complex="normal"/>
    </style:style>
    <style:style style:name="T66" style:family="text">
      <style:text-properties fo:font-style="normal" officeooo:rsid="007b57a9" style:font-style-asian="normal" style:font-style-complex="normal"/>
    </style:style>
    <style:style style:name="T67" style:family="text">
      <style:text-properties fo:font-style="normal" officeooo:rsid="007b590f" style:font-style-asian="normal" style:font-style-complex="normal"/>
    </style:style>
    <style:style style:name="T68" style:family="text">
      <style:text-properties fo:font-style="normal" officeooo:rsid="007b9715" style:font-style-asian="normal" style:font-style-complex="normal"/>
    </style:style>
    <style:style style:name="T69" style:family="text">
      <style:text-properties fo:font-style="normal" officeooo:rsid="007c28ea" style:font-style-asian="normal" style:font-style-complex="normal"/>
    </style:style>
    <style:style style:name="T70" style:family="text">
      <style:text-properties fo:font-style="normal" officeooo:rsid="007c78ab" style:font-style-asian="normal" style:font-style-complex="normal"/>
    </style:style>
    <style:style style:name="T71" style:family="text">
      <style:text-properties fo:font-style="normal" officeooo:rsid="0087dfd2" style:font-style-asian="normal" style:font-style-complex="normal"/>
    </style:style>
    <style:style style:name="T72" style:family="text">
      <style:text-properties fo:font-style="normal" officeooo:rsid="008dd743" style:font-style-asian="normal" style:font-style-complex="normal"/>
    </style:style>
    <style:style style:name="T73" style:family="text">
      <style:text-properties fo:font-style="normal" officeooo:rsid="0090ea73" style:font-style-asian="normal" style:font-style-complex="normal"/>
    </style:style>
    <style:style style:name="T74" style:family="text">
      <style:text-properties fo:font-style="normal" officeooo:rsid="009b0fab"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3398d6" style:font-style-asian="normal" style:font-weight-asian="bold" style:font-style-complex="normal" style:font-weight-complex="bold"/>
    </style:style>
    <style:style style:name="T77" style:family="text">
      <style:text-properties fo:font-style="normal" fo:font-weight="bold" officeooo:rsid="00353d7e" style:font-style-asian="normal" style:font-weight-asian="bold" style:font-style-complex="normal" style:font-weight-complex="bold"/>
    </style:style>
    <style:style style:name="T78" style:family="text">
      <style:text-properties fo:font-style="normal" fo:font-weight="bold" officeooo:rsid="003ec65c" style:font-style-asian="normal" style:font-weight-asian="bold" style:font-style-complex="normal" style:font-weight-complex="bold"/>
    </style:style>
    <style:style style:name="T79" style:family="text">
      <style:text-properties fo:font-style="normal" fo:font-weight="bold" officeooo:rsid="0040a058" style:font-style-asian="normal" style:font-weight-asian="bold" style:font-style-complex="normal" style:font-weight-complex="bold"/>
    </style:style>
    <style:style style:name="T80" style:family="text">
      <style:text-properties fo:font-style="normal" fo:font-weight="bold" officeooo:rsid="00429d5a" style:font-style-asian="normal" style:font-weight-asian="bold" style:font-style-complex="normal" style:font-weight-complex="bold"/>
    </style:style>
    <style:style style:name="T81" style:family="text">
      <style:text-properties fo:font-style="normal" fo:font-weight="bold" officeooo:rsid="00441e78" style:font-style-asian="normal" style:font-weight-asian="bold" style:font-style-complex="normal" style:font-weight-complex="bold"/>
    </style:style>
    <style:style style:name="T82" style:family="text">
      <style:text-properties fo:font-style="normal" fo:font-weight="bold" officeooo:rsid="00452017" style:font-style-asian="normal" style:font-weight-asian="bold" style:font-style-complex="normal" style:font-weight-complex="bold"/>
    </style:style>
    <style:style style:name="T83" style:family="text">
      <style:text-properties fo:font-style="normal" fo:font-weight="bold" officeooo:rsid="006119ab" style:font-style-asian="normal" style:font-weight-asian="bold" style:font-style-complex="normal" style:font-weight-complex="bold"/>
    </style:style>
    <style:style style:name="T84" style:family="text">
      <style:text-properties fo:font-style="normal" fo:font-weight="bold" officeooo:rsid="000ea7db" style:font-style-asian="normal" style:font-weight-asian="bold" style:font-style-complex="normal" style:font-weight-complex="bold"/>
    </style:style>
    <style:style style:name="T85" style:family="text">
      <style:text-properties fo:font-style="normal" fo:font-weight="bold" officeooo:rsid="0033e935"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35ae30" style:font-style-asian="normal" style:font-weight-asian="normal" style:font-style-complex="normal" style:font-weight-complex="normal"/>
    </style:style>
    <style:style style:name="T88" style:family="text">
      <style:text-properties fo:font-style="normal" fo:font-weight="normal" officeooo:rsid="0040a058" style:font-style-asian="normal" style:font-weight-asian="normal" style:font-style-complex="normal" style:font-weight-complex="normal"/>
    </style:style>
    <style:style style:name="T89" style:family="text">
      <style:text-properties fo:font-style="normal" fo:font-weight="normal" officeooo:rsid="00429d5a" style:font-style-asian="normal" style:font-weight-asian="normal" style:font-style-complex="normal" style:font-weight-complex="normal"/>
    </style:style>
    <style:style style:name="T90" style:family="text">
      <style:text-properties fo:font-style="normal" fo:font-weight="normal" officeooo:rsid="005855c5" style:font-style-asian="normal" style:font-weight-asian="normal" style:font-style-complex="normal" style:font-weight-complex="normal"/>
    </style:style>
    <style:style style:name="T91" style:family="text">
      <style:text-properties fo:font-style="normal" fo:font-weight="normal" officeooo:rsid="005cd974" style:font-style-asian="normal" style:font-weight-asian="normal" style:font-style-complex="normal" style:font-weight-complex="normal"/>
    </style:style>
    <style:style style:name="T92" style:family="text">
      <style:text-properties fo:font-style="normal" fo:font-weight="normal" officeooo:rsid="0067af14" style:font-style-asian="normal" style:font-weight-asian="normal" style:font-style-complex="normal" style:font-weight-complex="normal"/>
    </style:style>
    <style:style style:name="T93" style:family="text">
      <style:text-properties fo:font-style="normal" fo:font-weight="normal" officeooo:rsid="006ed81e" style:font-style-asian="normal" style:font-weight-asian="normal" style:font-style-complex="normal" style:font-weight-complex="normal"/>
    </style:style>
    <style:style style:name="T94" style:family="text">
      <style:text-properties fo:font-style="normal" fo:font-weight="normal" officeooo:rsid="0076a8e4" style:font-style-asian="normal" style:font-weight-asian="normal" style:font-style-complex="normal" style:font-weight-complex="normal"/>
    </style:style>
    <style:style style:name="T95" style:family="text">
      <style:text-properties fo:font-style="normal" fo:font-weight="normal" officeooo:rsid="007853fd" style:font-style-asian="normal" style:font-weight-asian="normal" style:font-style-complex="normal" style:font-weight-complex="normal"/>
    </style:style>
    <style:style style:name="T96" style:family="text">
      <style:text-properties fo:font-style="normal" fo:font-weight="normal" officeooo:rsid="007a0bc6" style:font-style-asian="normal" style:font-weight-asian="normal" style:font-style-complex="normal" style:font-weight-complex="normal"/>
    </style:style>
    <style:style style:name="T97" style:family="text">
      <style:text-properties fo:font-style="normal" fo:font-weight="normal" officeooo:rsid="007a541c"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style:font-style-asian="normal" style:font-style-complex="normal"/>
    </style:style>
    <style:style style:name="T99" style:family="text">
      <style:text-properties fo:font-style="normal" style:text-underline-style="solid" style:text-underline-width="auto" style:text-underline-color="font-color" officeooo:rsid="00480213" style:font-style-asian="normal" style:font-style-complex="normal"/>
    </style:style>
    <style:style style:name="T100" style:family="text">
      <style:text-properties fo:font-style="normal" style:text-underline-style="solid" style:text-underline-width="auto" style:text-underline-color="font-color" officeooo:rsid="001c3ed6" style:font-style-asian="normal" style:font-style-complex="normal"/>
    </style:style>
    <style:style style:name="T101" style:family="text">
      <style:text-properties fo:font-style="normal" style:text-underline-style="solid" style:text-underline-width="auto" style:text-underline-color="font-color" officeooo:rsid="004cdfed" style:font-style-asian="normal" style:font-style-complex="normal"/>
    </style:style>
    <style:style style:name="T102" style:family="text">
      <style:text-properties fo:font-style="normal" style:text-underline-style="solid" style:text-underline-width="auto" style:text-underline-color="font-color" officeooo:rsid="00717cc4" style:font-style-asian="normal" style:font-style-complex="normal"/>
    </style:style>
    <style:style style:name="T103" style:family="text">
      <style:text-properties fo:font-style="normal" officeooo:rsid="0081178e" fo:background-color="#00ffff" loext:char-shading-value="0" style:font-style-asian="normal" style:font-style-complex="normal"/>
    </style:style>
    <style:style style:name="T104" style:family="text">
      <style:text-properties officeooo:rsid="001a6071"/>
    </style:style>
    <style:style style:name="T105" style:family="text">
      <style:text-properties officeooo:rsid="0020d7b6"/>
    </style:style>
    <style:style style:name="T106" style:family="text">
      <style:text-properties officeooo:rsid="0021d79f"/>
    </style:style>
    <style:style style:name="T107" style:family="text">
      <style:text-properties officeooo:rsid="0025c4c6"/>
    </style:style>
    <style:style style:name="T108" style:family="text">
      <style:text-properties fo:font-weight="normal" style:font-weight-asian="normal" style:font-weight-complex="normal"/>
    </style:style>
    <style:style style:name="T109" style:family="text">
      <style:text-properties fo:font-weight="normal" officeooo:rsid="003d7f15" style:font-weight-asian="normal" style:font-weight-complex="normal"/>
    </style:style>
    <style:style style:name="T110" style:family="text">
      <style:text-properties fo:font-weight="normal" officeooo:rsid="00462ac8" style:font-weight-asian="normal" style:font-weight-complex="normal"/>
    </style:style>
    <style:style style:name="T111" style:family="text">
      <style:text-properties fo:font-weight="normal" officeooo:rsid="007b57a9" style:font-weight-asian="normal" style:font-weight-complex="normal"/>
    </style:style>
    <style:style style:name="T112" style:family="text">
      <style:text-properties fo:font-weight="normal" officeooo:rsid="007f9590" style:font-weight-asian="normal" style:font-weight-complex="normal"/>
    </style:style>
    <style:style style:name="T113" style:family="text">
      <style:text-properties fo:font-weight="normal" officeooo:rsid="0081178e" fo:background-color="#00ffff" loext:char-shading-value="0" style:font-weight-asian="normal" style:font-weight-complex="normal"/>
    </style:style>
    <style:style style:name="T114" style:family="text">
      <style:text-properties fo:font-size="12pt" fo:font-style="normal" style:font-size-asian="12pt" style:font-style-asian="normal" style:font-size-complex="12pt" style:font-style-complex="normal"/>
    </style:style>
    <style:style style:name="T115" style:family="text">
      <style:text-properties fo:font-size="12pt" fo:font-style="normal" officeooo:rsid="001c3ed6" style:font-size-asian="12pt" style:font-style-asian="normal" style:font-size-complex="12pt" style:font-style-complex="normal"/>
    </style:style>
    <style:style style:name="T116" style:family="text">
      <style:text-properties fo:font-size="12pt" fo:font-style="normal" officeooo:rsid="005fbabf" style:font-size-asian="12pt" style:font-style-asian="normal" style:font-size-complex="12pt" style:font-style-complex="normal"/>
    </style:style>
    <style:style style:name="T117" style:family="text">
      <style:text-properties fo:font-size="12pt" fo:font-style="normal" officeooo:rsid="007b57a9" style:font-size-asian="12pt" style:font-style-asian="normal" style:font-size-complex="12pt" style:font-style-complex="normal"/>
    </style:style>
    <style:style style:name="T118" style:family="text">
      <style:text-properties fo:font-size="12pt" fo:font-style="normal" officeooo:rsid="0092386e" style:font-size-asian="12pt" style:font-style-asian="normal" style:font-size-complex="12pt" style:font-style-complex="normal"/>
    </style:style>
    <style:style style:name="T119" style:family="text">
      <style:text-properties fo:font-size="12pt" fo:font-style="normal" fo:font-weight="bold" officeooo:rsid="00361288" style:font-size-asian="12pt" style:font-style-asian="normal" style:font-weight-asian="bold" style:font-size-complex="12pt" style:font-style-complex="normal" style:font-weight-complex="bold"/>
    </style:style>
    <style:style style:name="T120" style:family="text">
      <style:text-properties fo:font-size="12pt" fo:font-style="normal" style:text-underline-style="solid" style:text-underline-width="auto" style:text-underline-color="font-color" officeooo:rsid="00480213" style:font-size-asian="12pt" style:font-style-asian="normal" style:font-size-complex="12pt" style:font-style-complex="normal"/>
    </style:style>
    <style:style style:name="T121" style:family="text">
      <style:text-properties fo:font-weight="bold" style:font-weight-asian="bold" style:font-weight-complex="bold"/>
    </style:style>
    <style:style style:name="T122" style:family="text">
      <style:text-properties fo:font-weight="bold" officeooo:rsid="00361288" style:font-weight-asian="bold" style:font-weight-complex="bold"/>
    </style:style>
    <style:style style:name="T123" style:family="text">
      <style:text-properties fo:font-weight="bold" officeooo:rsid="0036d968" style:font-weight-asian="bold" style:font-weight-complex="bold"/>
    </style:style>
    <style:style style:name="T124" style:family="text">
      <style:text-properties fo:font-weight="bold" officeooo:rsid="003989d5" style:font-weight-asian="bold" style:font-weight-complex="bold"/>
    </style:style>
    <style:style style:name="T125" style:family="text">
      <style:text-properties fo:font-weight="bold" officeooo:rsid="003c5619" style:font-weight-asian="bold" style:font-weight-complex="bold"/>
    </style:style>
    <style:style style:name="T126" style:family="text">
      <style:text-properties fo:font-weight="bold" officeooo:rsid="003d7f15" style:font-weight-asian="bold" style:font-weight-complex="bold"/>
    </style:style>
    <style:style style:name="T127" style:family="text">
      <style:text-properties fo:font-weight="bold" officeooo:rsid="003ec65c" style:font-weight-asian="bold" style:font-weight-complex="bold"/>
    </style:style>
    <style:style style:name="T128" style:family="text">
      <style:text-properties fo:font-weight="bold" officeooo:rsid="004475a3" style:font-weight-asian="bold" style:font-weight-complex="bold"/>
    </style:style>
    <style:style style:name="T129" style:family="text">
      <style:text-properties fo:font-weight="bold" officeooo:rsid="00452017" style:font-weight-asian="bold" style:font-weight-complex="bold"/>
    </style:style>
    <style:style style:name="T130" style:family="text">
      <style:text-properties fo:font-weight="bold" officeooo:rsid="00462ac8" style:font-weight-asian="bold" style:font-weight-complex="bold"/>
    </style:style>
    <style:style style:name="T131" style:family="text">
      <style:text-properties fo:font-weight="bold" officeooo:rsid="006117f0" style:font-weight-asian="bold" style:font-weight-complex="bold"/>
    </style:style>
    <style:style style:name="T132" style:family="text">
      <style:text-properties fo:font-weight="bold" officeooo:rsid="00700ccc" style:font-weight-asian="bold" style:font-weight-complex="bold"/>
    </style:style>
    <style:style style:name="T133" style:family="text">
      <style:text-properties fo:font-weight="bold" officeooo:rsid="0020d7b6" style:font-weight-asian="bold" style:font-weight-complex="bold"/>
    </style:style>
    <style:style style:name="T134" style:family="text">
      <style:text-properties fo:font-weight="bold" officeooo:rsid="007b57a9" style:font-weight-asian="bold" style:font-weight-complex="bold"/>
    </style:style>
    <style:style style:name="T135" style:family="text">
      <style:text-properties officeooo:rsid="002e9242"/>
    </style:style>
    <style:style style:name="T136" style:family="text">
      <style:text-properties officeooo:rsid="00305f51"/>
    </style:style>
    <style:style style:name="T137" style:family="text">
      <style:text-properties officeooo:rsid="0033e935"/>
    </style:style>
    <style:style style:name="T138" style:family="text">
      <style:text-properties officeooo:rsid="0035ae30"/>
    </style:style>
    <style:style style:name="T139" style:family="text">
      <style:text-properties officeooo:rsid="00361288"/>
    </style:style>
    <style:style style:name="T140" style:family="text">
      <style:text-properties officeooo:rsid="0036d968"/>
    </style:style>
    <style:style style:name="T141" style:family="text">
      <style:text-properties officeooo:rsid="0037fe54"/>
    </style:style>
    <style:style style:name="T142" style:family="text">
      <style:text-properties officeooo:rsid="003989d5"/>
    </style:style>
    <style:style style:name="T143" style:family="text">
      <style:text-properties officeooo:rsid="003ab10b"/>
    </style:style>
    <style:style style:name="T144" style:family="text">
      <style:text-properties officeooo:rsid="003c38cd"/>
    </style:style>
    <style:style style:name="T145" style:family="text">
      <style:text-properties officeooo:rsid="003d7f15"/>
    </style:style>
    <style:style style:name="T146" style:family="text">
      <style:text-properties officeooo:rsid="003ec65c"/>
    </style:style>
    <style:style style:name="T147" style:family="text">
      <style:text-properties officeooo:rsid="00441e78"/>
    </style:style>
    <style:style style:name="T148" style:family="text">
      <style:text-properties officeooo:rsid="004475a3"/>
    </style:style>
    <style:style style:name="T149" style:family="text">
      <style:text-properties officeooo:rsid="00452017"/>
    </style:style>
    <style:style style:name="T150" style:family="text">
      <style:text-properties style:text-underline-style="solid" style:text-underline-width="auto" style:text-underline-color="font-color"/>
    </style:style>
    <style:style style:name="T151" style:family="text">
      <style:text-properties style:text-underline-style="solid" style:text-underline-width="auto" style:text-underline-color="font-color" officeooo:rsid="00462ac8"/>
    </style:style>
    <style:style style:name="T152" style:family="text">
      <style:text-properties style:text-underline-style="solid" style:text-underline-width="auto" style:text-underline-color="font-color" officeooo:rsid="0047f529"/>
    </style:style>
    <style:style style:name="T153" style:family="text">
      <style:text-properties style:text-underline-style="solid" style:text-underline-width="auto" style:text-underline-color="font-color" officeooo:rsid="00480213"/>
    </style:style>
    <style:style style:name="T154" style:family="text">
      <style:text-properties style:text-underline-style="solid" style:text-underline-width="auto" style:text-underline-color="font-color" officeooo:rsid="004eb0d2"/>
    </style:style>
    <style:style style:name="T155" style:family="text">
      <style:text-properties style:text-underline-style="solid" style:text-underline-width="auto" style:text-underline-color="font-color" officeooo:rsid="0067af14"/>
    </style:style>
    <style:style style:name="T156" style:family="text">
      <style:text-properties style:text-underline-style="solid" style:text-underline-width="auto" style:text-underline-color="font-color" officeooo:rsid="006b604a"/>
    </style:style>
    <style:style style:name="T157" style:family="text">
      <style:text-properties style:text-underline-style="solid" style:text-underline-width="auto" style:text-underline-color="font-color" officeooo:rsid="00960c84"/>
    </style:style>
    <style:style style:name="T158" style:family="text">
      <style:text-properties style:text-position="super 58%" fo:font-style="normal" style:text-underline-style="solid" style:text-underline-width="auto" style:text-underline-color="font-color" officeooo:rsid="00480213" style:font-style-asian="normal" style:font-style-complex="normal"/>
    </style:style>
    <style:style style:name="T159" style:family="text">
      <style:text-properties style:text-position="super 58%" fo:font-style="normal" officeooo:rsid="007c78ab" style:font-style-asian="normal" style:font-style-complex="normal"/>
    </style:style>
    <style:style style:name="T160" style:family="text">
      <style:text-properties style:text-underline-style="none"/>
    </style:style>
    <style:style style:name="T161" style:family="text">
      <style:text-properties style:text-underline-style="none" officeooo:rsid="0081178e" fo:background-color="#00ffff" loext:char-shading-value="0"/>
    </style:style>
    <style:style style:name="T162" style:family="text">
      <style:text-properties officeooo:rsid="004eb0d2"/>
    </style:style>
    <style:style style:name="T163" style:family="text">
      <style:text-properties officeooo:rsid="004ff732"/>
    </style:style>
    <style:style style:name="T164" style:family="text">
      <style:text-properties officeooo:rsid="005341de"/>
    </style:style>
    <style:style style:name="T165" style:family="text">
      <style:text-properties officeooo:rsid="0054f8ca"/>
    </style:style>
    <style:style style:name="T166" style:family="text">
      <style:text-properties officeooo:rsid="0055f0f6"/>
    </style:style>
    <style:style style:name="T167" style:family="text">
      <style:text-properties officeooo:rsid="00565d6c"/>
    </style:style>
    <style:style style:name="T168" style:family="text">
      <style:text-properties officeooo:rsid="005cd974"/>
    </style:style>
    <style:style style:name="T169" style:family="text">
      <style:text-properties officeooo:rsid="005fbabf"/>
    </style:style>
    <style:style style:name="T170" style:family="text">
      <style:text-properties officeooo:rsid="006117f0"/>
    </style:style>
    <style:style style:name="T171" style:family="text">
      <style:text-properties officeooo:rsid="0062938a"/>
    </style:style>
    <style:style style:name="T172" style:family="text">
      <style:text-properties officeooo:rsid="00646766"/>
    </style:style>
    <style:style style:name="T173" style:family="text">
      <style:text-properties officeooo:rsid="0067af14"/>
    </style:style>
    <style:style style:name="T174" style:family="text">
      <style:text-properties officeooo:rsid="0069c20e"/>
    </style:style>
    <style:style style:name="T175" style:family="text">
      <style:text-properties officeooo:rsid="006b604a"/>
    </style:style>
    <style:style style:name="T176" style:family="text">
      <style:text-properties officeooo:rsid="006c5a7f"/>
    </style:style>
    <style:style style:name="T177" style:family="text">
      <style:text-properties officeooo:rsid="007340cb"/>
    </style:style>
    <style:style style:name="T178" style:family="text">
      <style:text-properties officeooo:rsid="007b57a9"/>
    </style:style>
    <style:style style:name="T179" style:family="text">
      <style:text-properties officeooo:rsid="00480213"/>
    </style:style>
    <style:style style:name="T180" style:family="text">
      <style:text-properties officeooo:rsid="007e274a"/>
    </style:style>
    <style:style style:name="T181" style:family="text">
      <style:text-properties officeooo:rsid="007ec99c"/>
    </style:style>
    <style:style style:name="T182" style:family="text">
      <style:text-properties officeooo:rsid="0081178e" fo:background-color="#00ffff" loext:char-shading-value="0"/>
    </style:style>
    <style:style style:name="T183" style:family="text">
      <style:text-properties officeooo:rsid="0087dfd2" fo:background-color="#00ffff" loext:char-shading-value="0"/>
    </style:style>
    <style:style style:name="T184" style:family="text">
      <style:text-properties officeooo:rsid="0084de76"/>
    </style:style>
    <style:style style:name="T185" style:family="text">
      <style:text-properties officeooo:rsid="0090dadc"/>
    </style:style>
    <style:style style:name="T186" style:family="text">
      <style:text-properties officeooo:rsid="0092386e"/>
    </style:style>
    <style:style style:name="T187" style:family="text">
      <style:text-properties officeooo:rsid="00960c84"/>
    </style:style>
    <style:style style:name="T188" style:family="text">
      <style:text-properties officeooo:rsid="0097ccab"/>
    </style:style>
    <style:style style:name="T189" style:family="text">
      <style:text-properties officeooo:rsid="0099a101"/>
    </style:style>
    <style:style style:name="T190" style:family="text">
      <style:text-properties officeooo:rsid="009b0fab"/>
    </style:style>
    <style:style style:name="T191" style:family="text">
      <style:text-properties officeooo:rsid="009c671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3"/>
            <text:index-source-style text:style-name="Title"/>
          </text:index-source-styles>
        </text:table-of-content-source>
        <text:index-body>
          <text:index-title text:style-name="Sect1" text:name="Table of Contents1_Head">
            <text:p text:style-name="Contents_20_Heading">Table of Contents</text:p>
          </text:index-title>
          <text:p text:style-name="P76"><text:a xlink:type="simple" xlink:href="#__RefHeading__18467_729672880" text:style-name="Index_20_Link" text:visited-style-name="Index_20_Link">1.1 Good morning Forest Town; Rescue Roger!<text:tab/>3</text:a></text:p>
          <text:p text:style-name="P76"><text:a xlink:type="simple" xlink:href="#__RefHeading__18469_729672880" text:style-name="Index_20_Link" text:visited-style-name="Index_20_Link">1.2 Hometown Under Siege<text:tab/>3</text:a></text:p>
          <text:p text:style-name="P76"><text:a xlink:type="simple" xlink:href="#__RefHeading__18471_729672880" text:style-name="Index_20_Link" text:visited-style-name="Index_20_Link">1.3 Hi, I'm Lulu. Please trust me.<text:tab/>3</text:a></text:p>
          <text:p text:style-name="P76"><text:a xlink:type="simple" xlink:href="#__RefHeading__18473_729672880" text:style-name="Index_20_Link" text:visited-style-name="Index_20_Link"><text:span text:style-name="T20">1.4 </text:span></text:a><text:a xlink:type="simple" xlink:href="#__RefHeading__18473_729672880" text:style-name="Index_20_Link" text:visited-style-name="Index_20_Link"><text:span text:style-name="T20">Making it to Bredon</text:span></text:a><text:a xlink:type="simple" xlink:href="#__RefHeading__18473_729672880" text:style-name="Index_20_Link" text:visited-style-name="Index_20_Link"><text:tab/>3</text:a></text:p>
          <text:p text:style-name="P76"><text:a xlink:type="simple" xlink:href="#__RefHeading__18475_729672880" text:style-name="Index_20_Link" text:visited-style-name="Index_20_Link"><text:span text:style-name="T20">1.5 </text:span></text:a><text:a xlink:type="simple" xlink:href="#__RefHeading__18475_729672880" text:style-name="Index_20_Link" text:visited-style-name="Index_20_Link"><text:span text:style-name="T20">Messy Charades</text:span></text:a><text:a xlink:type="simple" xlink:href="#__RefHeading__18475_729672880" text:style-name="Index_20_Link" text:visited-style-name="Index_20_Link"><text:tab/>3</text:a></text:p>
          <text:p text:style-name="P76"><text:a xlink:type="simple" xlink:href="#__RefHeading__18477_729672880" text:style-name="Index_20_Link" text:visited-style-name="Index_20_Link"><text:span text:style-name="T20">1.</text:span></text:a><text:a xlink:type="simple" xlink:href="#__RefHeading__18477_729672880" text:style-name="Index_20_Link" text:visited-style-name="Index_20_Link"><text:span text:style-name="T20">5</text:span></text:a><text:a xlink:type="simple" xlink:href="#__RefHeading__18477_729672880" text:style-name="Index_20_Link" text:visited-style-name="Index_20_Link"><text:span text:style-name="T20"> </text:span></text:a><text:a xlink:type="simple" xlink:href="#__RefHeading__18477_729672880" text:style-name="Index_20_Link" text:visited-style-name="Index_20_Link"><text:span text:style-name="T20">The quest begins in Bredon</text:span></text:a><text:a xlink:type="simple" xlink:href="#__RefHeading__18477_729672880" text:style-name="Index_20_Link" text:visited-style-name="Index_20_Link"><text:tab/>4</text:a></text:p>
          <text:p text:style-name="P76"><text:a xlink:type="simple" xlink:href="#__RefHeading__18479_729672880" text:style-name="Index_20_Link" text:visited-style-name="Index_20_Link"><text:span text:style-name="T20">1.</text:span></text:a><text:a xlink:type="simple" xlink:href="#__RefHeading__18479_729672880" text:style-name="Index_20_Link" text:visited-style-name="Index_20_Link"><text:span text:style-name="T20">6</text:span></text:a><text:a xlink:type="simple" xlink:href="#__RefHeading__18479_729672880" text:style-name="Index_20_Link" text:visited-style-name="Index_20_Link"><text:span text:style-name="T20"> </text:span></text:a><text:a xlink:type="simple" xlink:href="#__RefHeading__18479_729672880" text:style-name="Index_20_Link" text:visited-style-name="Index_20_Link"><text:span text:style-name="T20">Manley's many requests</text:span></text:a><text:a xlink:type="simple" xlink:href="#__RefHeading__18479_729672880" text:style-name="Index_20_Link" text:visited-style-name="Index_20_Link"><text:tab/>4</text:a></text:p>
          <text:p text:style-name="P76"><text:a xlink:type="simple" xlink:href="#__RefHeading__18481_729672880" text:style-name="Index_20_Link" text:visited-style-name="Index_20_Link"><text:span text:style-name="T20">1.</text:span></text:a><text:a xlink:type="simple" xlink:href="#__RefHeading__18481_729672880" text:style-name="Index_20_Link" text:visited-style-name="Index_20_Link"><text:span text:style-name="T20">7</text:span></text:a><text:a xlink:type="simple" xlink:href="#__RefHeading__18481_729672880" text:style-name="Index_20_Link" text:visited-style-name="Index_20_Link"><text:span text:style-name="T20"> </text:span></text:a><text:a xlink:type="simple" xlink:href="#__RefHeading__18481_729672880" text:style-name="Index_20_Link" text:visited-style-name="Index_20_Link"><text:span text:style-name="T20">Glenhurst: The Harvest Lords' secrets</text:span></text:a><text:a xlink:type="simple" xlink:href="#__RefHeading__18481_729672880" text:style-name="Index_20_Link" text:visited-style-name="Index_20_Link"><text:tab/>4</text:a></text:p>
          <text:p text:style-name="P76"><text:a xlink:type="simple" xlink:href="#__RefHeading__18483_729672880" text:style-name="Index_20_Link" text:visited-style-name="Index_20_Link">1.8 Business trip to Cenive<text:tab/>4</text:a></text:p>
          <text:p text:style-name="P76"><text:a xlink:type="simple" xlink:href="#__RefHeading__18485_729672880" text:style-name="Index_20_Link" text:visited-style-name="Index_20_Link">1. 9 Negotiations<text:tab/>5</text:a></text:p>
          <text:p text:style-name="P76"><text:a xlink:type="simple" xlink:href="#__RefHeading__18487_729672880" text:style-name="Index_20_Link" text:visited-style-name="Index_20_Link">1.19 Defining Quest<text:tab/>5</text:a></text:p>
          <text:p text:style-name="P76"><text:a xlink:type="simple" xlink:href="#__RefHeading__18489_729672880" text:style-name="Index_20_Link" text:visited-style-name="Index_20_Link">1.11 Libraries, historians, and a detour through the west<text:tab/>5</text:a></text:p>
          <text:p text:style-name="P76"><text:a xlink:type="simple" xlink:href="#__RefHeading__18491_729672880" text:style-name="Index_20_Link" text:visited-style-name="Index_20_Link">1.12 Eastern Cult Woes<text:tab/>6</text:a></text:p>
          <text:p text:style-name="P76"><text:a xlink:type="simple" xlink:href="#__RefHeading__18493_729672880" text:style-name="Index_20_Link" text:visited-style-name="Index_20_Link"><text:span text:style-name="T20">1.1</text:span></text:a><text:a xlink:type="simple" xlink:href="#__RefHeading__18493_729672880" text:style-name="Index_20_Link" text:visited-style-name="Index_20_Link"><text:span text:style-name="T20">3</text:span></text:a><text:a xlink:type="simple" xlink:href="#__RefHeading__18493_729672880" text:style-name="Index_20_Link" text:visited-style-name="Index_20_Link"><text:span text:style-name="T20"> </text:span></text:a><text:a xlink:type="simple" xlink:href="#__RefHeading__18493_729672880" text:style-name="Index_20_Link" text:visited-style-name="Index_20_Link"><text:span text:style-name="T20">Welcome to t</text:span></text:a><text:a xlink:type="simple" xlink:href="#__RefHeading__18493_729672880" text:style-name="Index_20_Link" text:visited-style-name="Index_20_Link"><text:span text:style-name="T20">he </text:span></text:a><text:a xlink:type="simple" xlink:href="#__RefHeading__18493_729672880" text:style-name="Index_20_Link" text:visited-style-name="Index_20_Link"><text:span text:style-name="T20">g</text:span></text:a><text:a xlink:type="simple" xlink:href="#__RefHeading__18493_729672880" text:style-name="Index_20_Link" text:visited-style-name="Index_20_Link"><text:span text:style-name="T20">reat North (AKA, Hello, Aksel, you are an asshole.)</text:span></text:a><text:a xlink:type="simple" xlink:href="#__RefHeading__18493_729672880" text:style-name="Index_20_Link" text:visited-style-name="Index_20_Link"><text:tab/>6</text:a></text:p>
          <text:p text:style-name="P76"><text:a xlink:type="simple" xlink:href="#__RefHeading__18495_729672880" text:style-name="Index_20_Link" text:visited-style-name="Index_20_Link"><text:span text:style-name="T20">1.1</text:span></text:a><text:a xlink:type="simple" xlink:href="#__RefHeading__18495_729672880" text:style-name="Index_20_Link" text:visited-style-name="Index_20_Link"><text:span text:style-name="T20">4</text:span></text:a><text:a xlink:type="simple" xlink:href="#__RefHeading__18495_729672880" text:style-name="Index_20_Link" text:visited-style-name="Index_20_Link"><text:span text:style-name="T20"> </text:span></text:a><text:a xlink:type="simple" xlink:href="#__RefHeading__18495_729672880" text:style-name="Index_20_Link" text:visited-style-name="Index_20_Link"><text:span text:style-name="T20">Befriending Eldvard</text:span></text:a><text:a xlink:type="simple" xlink:href="#__RefHeading__18495_729672880" text:style-name="Index_20_Link" text:visited-style-name="Index_20_Link"><text:tab/>7</text:a></text:p>
          <text:p text:style-name="P76"><text:a xlink:type="simple" xlink:href="#__RefHeading__18497_729672880" text:style-name="Index_20_Link" text:visited-style-name="Index_20_Link"><text:span text:style-name="T20">1.1</text:span></text:a><text:a xlink:type="simple" xlink:href="#__RefHeading__18497_729672880" text:style-name="Index_20_Link" text:visited-style-name="Index_20_Link"><text:span text:style-name="T20">5</text:span></text:a><text:a xlink:type="simple" xlink:href="#__RefHeading__18497_729672880" text:style-name="Index_20_Link" text:visited-style-name="Index_20_Link"><text:span text:style-name="T20"> </text:span></text:a><text:a xlink:type="simple" xlink:href="#__RefHeading__18497_729672880" text:style-name="Index_20_Link" text:visited-style-name="Index_20_Link"><text:span text:style-name="T20">The Northern Crystal and the Culling of the North</text:span></text:a><text:a xlink:type="simple" xlink:href="#__RefHeading__18497_729672880" text:style-name="Index_20_Link" text:visited-style-name="Index_20_Link"><text:tab/>7</text:a></text:p>
          <text:p text:style-name="P76"><text:a xlink:type="simple" xlink:href="#__RefHeading__18499_729672880" text:style-name="Index_20_Link" text:visited-style-name="Index_20_Link"><text:span text:style-name="T20">1.1</text:span></text:a><text:a xlink:type="simple" xlink:href="#__RefHeading__18499_729672880" text:style-name="Index_20_Link" text:visited-style-name="Index_20_Link"><text:span text:style-name="T20">6</text:span></text:a><text:a xlink:type="simple" xlink:href="#__RefHeading__18499_729672880" text:style-name="Index_20_Link" text:visited-style-name="Index_20_Link"><text:span text:style-name="T20"> </text:span></text:a><text:a xlink:type="simple" xlink:href="#__RefHeading__18499_729672880" text:style-name="Index_20_Link" text:visited-style-name="Index_20_Link"><text:span text:style-name="T20">Amnesiac </text:span></text:a><text:a xlink:type="simple" xlink:href="#__RefHeading__18499_729672880" text:style-name="Index_20_Link" text:visited-style-name="Index_20_Link"><text:span text:style-name="T20">Craftsman</text:span></text:a><text:a xlink:type="simple" xlink:href="#__RefHeading__18499_729672880" text:style-name="Index_20_Link" text:visited-style-name="Index_20_Link"><text:tab/>7</text:a></text:p>
          <text:p text:style-name="P76"><text:a xlink:type="simple" xlink:href="#__RefHeading__18501_729672880" text:style-name="Index_20_Link" text:visited-style-name="Index_20_Link"><text:span text:style-name="T20">1.1</text:span></text:a><text:a xlink:type="simple" xlink:href="#__RefHeading__18501_729672880" text:style-name="Index_20_Link" text:visited-style-name="Index_20_Link"><text:span text:style-name="T20">7</text:span></text:a><text:a xlink:type="simple" xlink:href="#__RefHeading__18501_729672880" text:style-name="Index_20_Link" text:visited-style-name="Index_20_Link"><text:span text:style-name="T20"> </text:span></text:a><text:a xlink:type="simple" xlink:href="#__RefHeading__18501_729672880" text:style-name="Index_20_Link" text:visited-style-name="Index_20_Link"><text:span text:style-name="T20">Air Temple Alliances</text:span></text:a><text:a xlink:type="simple" xlink:href="#__RefHeading__18501_729672880" text:style-name="Index_20_Link" text:visited-style-name="Index_20_Link"><text:tab/>8</text:a></text:p>
          <text:p text:style-name="P76"><text:a xlink:type="simple" xlink:href="#__RefHeading__18251_729672880" text:style-name="Index_20_Link" text:visited-style-name="Index_20_Link"><text:span text:style-name="T1">1.18B </text:span></text:a><text:a xlink:type="simple" xlink:href="#__RefHeading__18251_729672880" text:style-name="Index_20_Link" text:visited-style-name="Index_20_Link"><text:span text:style-name="T1">Poison Well </text:span></text:a><text:a xlink:type="simple" xlink:href="#__RefHeading__18251_729672880" text:style-name="Index_20_Link" text:visited-style-name="Index_20_Link"><text:span text:style-name="T20">Alchemist</text:span></text:a><text:a xlink:type="simple" xlink:href="#__RefHeading__18251_729672880" text:style-name="Index_20_Link" text:visited-style-name="Index_20_Link"><text:tab/>8</text:a></text:p>
          <text:p text:style-name="P76"><text:a xlink:type="simple" xlink:href="#__RefHeading__18503_729672880" text:style-name="Index_20_Link" text:visited-style-name="Index_20_Link"><text:span text:style-name="T20">1.1</text:span></text:a><text:a xlink:type="simple" xlink:href="#__RefHeading__18503_729672880" text:style-name="Index_20_Link" text:visited-style-name="Index_20_Link"><text:span text:style-name="T20">8</text:span></text:a><text:a xlink:type="simple" xlink:href="#__RefHeading__18503_729672880" text:style-name="Index_20_Link" text:visited-style-name="Index_20_Link"><text:span text:style-name="T20"> </text:span></text:a><text:a xlink:type="simple" xlink:href="#__RefHeading__18503_729672880" text:style-name="Index_20_Link" text:visited-style-name="Index_20_Link"><text:span text:style-name="T20">First Trip to the Spire</text:span></text:a><text:a xlink:type="simple" xlink:href="#__RefHeading__18503_729672880" text:style-name="Index_20_Link" text:visited-style-name="Index_20_Link"><text:tab/>8</text:a></text:p>
          <text:p text:style-name="P76"><text:a xlink:type="simple" xlink:href="#__RefHeading__18505_729672880" text:style-name="Index_20_Link" text:visited-style-name="Index_20_Link"><text:span text:style-name="T20">1.20 </text:span></text:a><text:a xlink:type="simple" xlink:href="#__RefHeading__18505_729672880" text:style-name="Index_20_Link" text:visited-style-name="Index_20_Link"><text:span text:style-name="T20">Demons of Eth Sin</text:span></text:a><text:a xlink:type="simple" xlink:href="#__RefHeading__18505_729672880" text:style-name="Index_20_Link" text:visited-style-name="Index_20_Link"><text:tab/>9</text:a></text:p>
          <text:p text:style-name="P76"><text:a xlink:type="simple" xlink:href="#__RefHeading__18507_729672880" text:style-name="Index_20_Link" text:visited-style-name="Index_20_Link"><text:span text:style-name="T20">1.21 </text:span></text:a><text:a xlink:type="simple" xlink:href="#__RefHeading__18507_729672880" text:style-name="Index_20_Link" text:visited-style-name="Index_20_Link"><text:span text:style-name="T20">The Hidden King</text:span></text:a><text:a xlink:type="simple" xlink:href="#__RefHeading__18507_729672880" text:style-name="Index_20_Link" text:visited-style-name="Index_20_Link"><text:tab/>9</text:a></text:p>
          <text:p text:style-name="P76"><text:a xlink:type="simple" xlink:href="#__RefHeading__18509_729672880" text:style-name="Index_20_Link" text:visited-style-name="Index_20_Link">1.22 The Block, City of Possession<text:tab/>10</text:a></text:p>
          <text:p text:style-name="P76"><text:a xlink:type="simple" xlink:href="#__RefHeading__18253_729672880" text:style-name="Index_20_Link" text:visited-style-name="Index_20_Link">1.22B Aksel #1<text:tab/>10</text:a></text:p>
          <text:p text:style-name="P76"><text:a xlink:type="simple" xlink:href="#__RefHeading__18653_729672880" text:style-name="Index_20_Link" text:visited-style-name="Index_20_Link">1.23 </text:a><text:a xlink:type="simple" xlink:href="#__RefHeading__18653_729672880" text:style-name="Index_20_Link" text:visited-style-name="Index_20_Link"><text:span text:style-name="T1">Malekev's Lair</text:span></text:a><text:a xlink:type="simple" xlink:href="#__RefHeading__18653_729672880" text:style-name="Index_20_Link" text:visited-style-name="Index_20_Link"><text:tab/>10</text:a></text:p>
          <text:p text:style-name="P76"><text:a xlink:type="simple" xlink:href="#__RefHeading__18511_729672880" text:style-name="Index_20_Link" text:visited-style-name="Index_20_Link">2.1 Wandering Rolan (killing time and hating everyone)<text:tab/>10</text:a></text:p>
          <text:p text:style-name="P76"><text:a xlink:type="simple" xlink:href="#__RefHeading__18513_729672880" text:style-name="Index_20_Link" text:visited-style-name="Index_20_Link">2.2 A temporary side-kick<text:tab/>11</text:a></text:p>
          <text:p text:style-name="P76"><text:a xlink:type="simple" xlink:href="#__RefHeading__18515_729672880" text:style-name="Index_20_Link" text:visited-style-name="Index_20_Link">2.3 Village under attack...by Lulu<text:tab/>11</text:a></text:p>
          <text:p text:style-name="P76"><text:a xlink:type="simple" xlink:href="#__RefHeading__18517_729672880" text:style-name="Index_20_Link" text:visited-style-name="Index_20_Link">2.4 Joining the Rebel Forces<text:tab/>12</text:a></text:p>
          <text:p text:style-name="P76"><text:a xlink:type="simple" xlink:href="#__RefHeading__18519_729672880" text:style-name="Index_20_Link" text:visited-style-name="Index_20_Link">2.5 Getting to Spire City<text:tab/>12</text:a></text:p>
          <text:p text:style-name="P76"><text:a xlink:type="simple" xlink:href="#__RefHeading__18521_729672880" text:style-name="Index_20_Link" text:visited-style-name="Index_20_Link">2.6 The Four Trials<text:tab/>12</text:a></text:p>
          <text:p text:style-name="P76"><text:a xlink:type="simple" xlink:href="#__RefHeading__18523_729672880" text:style-name="Index_20_Link" text:visited-style-name="Index_20_Link">2.7 Information for the rebels<text:tab/>13</text:a></text:p>
          <text:p text:style-name="P76"><text:a xlink:type="simple" xlink:href="#__RefHeading__18525_729672880" text:style-name="Index_20_Link" text:visited-style-name="Index_20_Link">2.8 The 5 Generals of the East<text:tab/>13</text:a></text:p>
          <text:p text:style-name="P76"><text:a xlink:type="simple" xlink:href="#__RefHeading__18527_729672880" text:style-name="Index_20_Link" text:visited-style-name="Index_20_Link"><text:span text:style-name="T20">2.9: </text:span></text:a><text:a xlink:type="simple" xlink:href="#__RefHeading__18527_729672880" text:style-name="Index_20_Link" text:visited-style-name="Index_20_Link"><text:span text:style-name="T20">4 Names are Easy</text:span></text:a><text:a xlink:type="simple" xlink:href="#__RefHeading__18527_729672880" text:style-name="Index_20_Link" text:visited-style-name="Index_20_Link"><text:tab/>14</text:a></text:p>
          <text:p text:style-name="P76"><text:a xlink:type="simple" xlink:href="#__RefHeading__18529_729672880" text:style-name="Index_20_Link" text:visited-style-name="Index_20_Link"><text:span text:style-name="T20">2.10 </text:span></text:a><text:a xlink:type="simple" xlink:href="#__RefHeading__18529_729672880" text:style-name="Index_20_Link" text:visited-style-name="Index_20_Link">Lucius's Castle<text:tab/>14</text:a></text:p>
          <text:p text:style-name="P76"><text:a xlink:type="simple" xlink:href="#__RefHeading__18531_729672880" text:style-name="Index_20_Link" text:visited-style-name="Index_20_Link">2.11 The Fifth Name (Butts and Battles)<text:tab/>15</text:a></text:p>
          <text:p text:style-name="P76"><text:a xlink:type="simple" xlink:href="#__RefHeading__18533_729672880" text:style-name="Index_20_Link" text:visited-style-name="Index_20_Link">2.12 Drunken Conversations<text:tab/>15</text:a></text:p>
          <text:p text:style-name="P76"><text:a xlink:type="simple" xlink:href="#__RefHeading__18535_729672880" text:style-name="Index_20_Link" text:visited-style-name="Index_20_Link">2.13 The Daily News<text:tab/>15</text:a></text:p>
          <text:p text:style-name="P76"><text:a xlink:type="simple" xlink:href="#__RefHeading__18537_729672880" text:style-name="Index_20_Link" text:visited-style-name="Index_20_Link">2.14 Final Quests: The South<text:tab/>16</text:a></text:p>
          <text:p text:style-name="P76"><text:a xlink:type="simple" xlink:href="#__RefHeading__18539_729672880" text:style-name="Index_20_Link" text:visited-style-name="Index_20_Link">2.15 Final Quests: The West<text:tab/>16</text:a></text:p>
          <text:p text:style-name="P76"><text:a xlink:type="simple" xlink:href="#__RefHeading__35218_729672880" text:style-name="Index_20_Link" text:visited-style-name="Index_20_Link">2.17 Final Quests: The North<text:tab/>16</text:a></text:p>
          <text:p text:style-name="P76"><text:a xlink:type="simple" xlink:href="#__RefHeading__35220_729672880" text:style-name="Index_20_Link" text:visited-style-name="Index_20_Link"><text:span text:style-name="T20">2.16 </text:span></text:a><text:a xlink:type="simple" xlink:href="#__RefHeading__35220_729672880" text:style-name="Index_20_Link" text:visited-style-name="Index_20_Link"><text:span text:style-name="T20">Final Quests: The East</text:span></text:a><text:a xlink:type="simple" xlink:href="#__RefHeading__35220_729672880" text:style-name="Index_20_Link" text:visited-style-name="Index_20_Link"><text:tab/>17</text:a></text:p>
          <text:p text:style-name="P76"><text:a xlink:type="simple" xlink:href="#__RefHeading__18545_729672880" text:style-name="Index_20_Link" text:visited-style-name="Index_20_Link">2.18 Final Freedom<text:tab/>17</text:a></text:p>
          <text:p text:style-name="P76"><text:a xlink:type="simple" xlink:href="#__RefHeading__18261_729672880" text:style-name="Index_20_Link" text:visited-style-name="Index_20_Link">2.18B Aksel #2<text:tab/>17</text:a></text:p>
          <text:p text:style-name="P76"><text:soft-page-break/><text:a xlink:type="simple" xlink:href="#__RefHeading__18547_729672880" text:style-name="Index_20_Link" text:visited-style-name="Index_20_Link">2.19 The Nightmare Dungeon<text:tab/>17</text:a></text:p>
          <text:p text:style-name="P76"><text:a xlink:type="simple" xlink:href="#__RefHeading__18549_729672880" text:style-name="Index_20_Link" text:visited-style-name="Index_20_Link">2.19 Mom comes to the Monolith<text:tab/>17</text:a></text:p>
          <text:p text:style-name="P76"><text:a xlink:type="simple" xlink:href="#__RefHeading__18551_729672880" text:style-name="Index_20_Link" text:visited-style-name="Index_20_Link"><text:span text:style-name="T20">2.20</text:span></text:a><text:a xlink:type="simple" xlink:href="#__RefHeading__18551_729672880" text:style-name="Index_20_Link" text:visited-style-name="Index_20_Link"> The Monolith, The Dungeon<text:tab/>18</text:a></text:p>
          <text:p text:style-name="P76"><text:a xlink:type="simple" xlink:href="#__RefHeading__18553_729672880" text:style-name="Index_20_Link" text:visited-style-name="Index_20_Link">2.21 Moms having Tea (brief)<text:tab/>18</text:a></text:p>
        </text:index-body>
      </text:table-of-content>
      <text:p text:style-name="P36"/>
      <text:p text:style-name="P38"/>
      <text:p text:style-name="P39">Notes:</text:p>
      <text:p text:style-name="P39">-Lucius is now Caius Sangrina, and will generally be simply “Lord Sangrina”</text:p>
      <text:p text:style-name="P40">-we don't have <text:span text:style-name="T187">many</text:span> female characters... I intend to make Sprout female, and we <text:span text:style-name="T187">should</text:span> consider making one of <text:span text:style-name="T187">our three</text:span> villains female. The Outsider would make a cool female character, <text:span text:style-name="T188">however, that doesn't really impact the story in any way. Plus, I prefer to see The Outsider as an </text:span><text:span text:style-name="T17">it</text:span>. I could <text:span text:style-name="T188">easily</text:span> see Aksel as a woman. <text:span text:style-name="T188">We could also entertain the possibility of having a lead female villain (Lord Sangrina).</text:span></text:p>
      <text:p text:style-name="P43"><text:s/>Actually....that would be an amazingly new relationship dynamic. Holy crap! Lord Lucia Sangrina</text:p>
      <text:p text:style-name="P42">I'm posing this to everyone, otherwise I would get carried away.</text:p>
      <text:p text:style-name="P42"/>
      <text:p text:style-name="P41">[for comparison]</text:p>
      <text:p text:style-name="P41"><text:span text:style-name="T121">male</text:span><text:tab/><text:tab/>rolan, grandad, beerstadt, emil, malekev, eldvard, aksel, lucius, sprout</text:p>
      <text:p text:style-name="P41"><text:span text:style-name="T121">female</text:span> <text:tab/>sarah <text:span text:style-name="T189">(who is not really actively in the story)</text:span>, lulu, mother, marianne <text:span text:style-name="T189">(historian added in <text:tab/><text:tab/>second half. Not really interactive)</text:span></text:p>
      <text:p text:style-name="P41"/>
      <text:p text:style-name="P44"/>
      <text:list xml:id="list471027969175997617" text:style-name="L1">
        <text:list-item>
          <text:p text:style-name="P84"><text:bookmark-start text:name="__RefHeading__18467_729672880"/>1.1 Good morning Forest Town; Rescue Roger!<text:bookmark-end text:name="__RefHeading__18467_729672880"/></text:p>
        </text:list-item>
        <text:list-item>
          <text:p text:style-name="P97"><text:tab/>Rolan wakes up. Roger is missing, as is Rolan's hammer. Rolan investigates by talking to the townspeople and decides to go help find Roger. He finds the town captive, and rescues them<text:span text:style-name="T1">.</text:span></text:p>
        </text:list-item>
      </text:list>
      <text:list xml:id="list8523155552338289636" text:style-name="L2">
        <text:list-item>
          <text:list>
            <text:list-item>
              <text:p text:style-name="P85">Locations: Forest Town, Forest, Maim's Lair/Area</text:p>
            </text:list-item>
            <text:list-item>
              <text:p text:style-name="P94">Goal: Find and rescue the <text:span text:style-name="T177">townspeople</text:span></text:p>
            </text:list-item>
          </text:list>
        </text:list-item>
      </text:list>
      <text:list xml:id="list75322844629361" text:continue-list="list471027969175997617" text:style-name="L1">
        <text:list-item>
          <text:p text:style-name="P97"/>
        </text:list-item>
      </text:list>
      <text:p text:style-name="P34"><text:bookmark-start text:name="__RefHeading__18469_729672880"/>1.2 Hometown Under Siege <text:bookmark-end text:name="__RefHeading__18469_729672880"/></text:p>
      <text:list xml:id="list75322295180081" text:continue-numbering="true" text:style-name="L1">
        <text:list-item>
          <text:p text:style-name="P97"><text:span text:style-name="T20"><text:tab/></text:span><text:span text:style-name="T21">Once you return with Sarah, she takes you to the lake. </text:span><text:span text:style-name="T41">You wander through the woods and hang out in nature, making it clear you are a country boy. </text:span><text:span text:style-name="T21">You talk and fall asleep. Waking up, you find your town under attack. You fight, but are nearly killed. The hammer comes alive to help you. You defeat the enemies and investigate the houses. You pass out from </text:span><text:span text:style-name="T64">previous</text:span><text:span text:style-name="T21"> wounds. </text:span></text:p>
        </text:list-item>
      </text:list>
      <text:list xml:id="list6784498666031449747" text:style-name="L3">
        <text:list-item>
          <text:p text:style-name="P86">Locations: Forest Town, Lake</text:p>
        </text:list-item>
        <text:list-item>
          <text:p text:style-name="P96"><text:span text:style-name="T21">G</text:span><text:span text:style-name="T20">oal: Try to save the town</text:span></text:p>
        </text:list-item>
      </text:list>
      <text:list xml:id="list75321711198405" text:continue-list="list75322295180081" text:style-name="L1">
        <text:list-item>
          <text:p text:style-name="P98"/>
        </text:list-item>
        <text:list-item>
          <text:p text:style-name="P80"><text:bookmark-start text:name="__RefHeading__18471_729672880"/>1.3 Hi, I'm Lulu. Please trust me.<text:bookmark-end text:name="__RefHeading__18471_729672880"/></text:p>
        </text:list-item>
        <text:list-item>
          <text:p text:style-name="P99"><text:tab/>Lulu is there as you wake up. You are attacked by bandits, that Lulu must fight off. You need to get out of the area. Together, you head out of town. <text:s/>You determine that your attacker was after your crystal and that you need to learn more. You are enlisted as bodyguards to help a caravan of merchants on their way to Bredon. <text:span text:style-name="T183">emotional s</text:span><text:span text:style-name="T182">hock</text:span></text:p>
        </text:list-item>
        <text:list-item>
          <text:p text:style-name="P103">Locations: Forest Town, Desert, Caravan</text:p>
        </text:list-item>
        <text:list-item>
          <text:p text:style-name="P104">Goal: Find your direction.</text:p>
        </text:list-item>
      </text:list>
      <text:h text:style-name="P77" text:outline-level="1"><text:bookmark-start text:name="__RefHeading__18243_729672880"/>Questing for Crystals <text:bookmark-end text:name="__RefHeading__18243_729672880"/></text:h>
      <text:list xml:id="list75322883792917" text:continue-numbering="true" text:style-name="L1">
        <text:list-item>
          <text:p text:style-name="P98"/>
        </text:list-item>
        <text:list-item>
          <text:p text:style-name="P79"><text:bookmark-start text:name="__RefHeading__18473_729672880"/><text:span text:style-name="T37">1.4 </text:span><text:span text:style-name="T20">Making it to Bredon</text:span><text:bookmark-end text:name="__RefHeading__18473_729672880"/></text:p>
        </text:list-item>
        <text:list-item>
          <text:p text:style-name="P98"><text:span text:style-name="T20"><text:tab/>The caravan's runestone is broken and you must fix it by gathering mud and two emberstones. You recover mud from </text:span><text:span text:style-name="T71">the</text:span><text:span text:style-name="T20"> small abandoned town </text:span><text:span text:style-name="T71">of </text:span><text:span text:style-name="T72">Flintburough</text:span><text:span text:style-name="T20">. Here is also the </text:span><text:span text:style-name="T1">Bog Maze</text:span><text:span text:style-name="T20">. It consists of two small dungeons, each ending in an emberstone. You may also visit the IlFraternity base in this chapter. </text:span></text:p>
        </text:list-item>
      </text:list>
      <text:list xml:id="list6480341799872551896" text:style-name="L4">
        <text:list-item>
          <text:p text:style-name="P87"><text:span text:style-name="T20">Locations: </text:span>Caravan, Desert, <text:span text:style-name="T1">Bog Maze,</text:span> IlFraternity (possible), <text:span text:style-name="T191">Mudbottom</text:span></text:p>
        </text:list-item>
      </text:list>
      <text:list xml:id="list75322488755928" text:continue-list="list75322883792917" text:style-name="L1">
        <text:list-item>
          <text:p text:style-name="P104">Goal: Fix the cart (by recovering Emberstones)</text:p>
        </text:list-item>
        <text:list-item>
          <text:p text:style-name="P98"/>
        </text:list-item>
        <text:list-item>
          <text:p text:style-name="P79"><text:bookmark-start text:name="__RefHeading__18475_729672880"/><text:span text:style-name="T37">1.5 </text:span><text:span text:style-name="T20">Messy Charades</text:span><text:bookmark-end text:name="__RefHeading__18475_729672880"/></text:p>
        </text:list-item>
        <text:list-item>
          <text:p text:style-name="P99"><text:tab/>Back at the caravan, Rolan drops his crystal, <text:span text:style-name="T184">but</text:span> picks it up. The bandits share information about the Dark Lord. Rolan believes he attacked the village, although Lulu maintains uncertainty. Finally, everything is fixed and you leave. Near Bredon, you are assaulted by a huge army of bandits. Almost defeated, Lulu terrifies one of them until he reveals that he is working for the caravan. You must then defeat the merchants. They tell you the importance of the crystal. <text:span text:style-name="T150">This officially starts the quest: find all the crystals!!</text:span></text:p>
        </text:list-item>
      </text:list>
      <text:list xml:id="list6881331637128605948" text:style-name="L5">
        <text:list-item>
          <text:p text:style-name="P88"><text:span text:style-name="T150">Locations: </text:span>Caravan, Desert<text:span text:style-name="T150"> </text:span>Bredon</text:p>
        </text:list-item>
      </text:list>
      <text:list xml:id="list75322187597213" text:continue-list="list75322488755928" text:style-name="L1">
        <text:list-item>
          <text:p text:style-name="P104"><text:soft-page-break/>Goal: Find out the merchant's secrets<text:span text:style-name="T160"> </text:span><text:span text:style-name="T161">denial</text:span></text:p>
        </text:list-item>
        <text:list-item>
          <text:p text:style-name="P98"/>
        </text:list-item>
        <text:list-item>
          <text:p text:style-name="P79"><text:bookmark-start text:name="__RefHeading__18477_729672880"/><text:span text:style-name="T37">1.</text:span><text:span text:style-name="T74">5</text:span><text:span text:style-name="T37"> </text:span><text:span text:style-name="T22">The quest begins in Bredon</text:span><text:bookmark-end text:name="__RefHeading__18477_729672880"/></text:p>
        </text:list-item>
        <text:list-item>
          <text:p text:style-name="P98"><text:span text:style-name="T22"><text:tab/></text:span><text:span text:style-name="T23">You ask around the town for information, but mostly hear chat about the Harvest Lords, IlFraternity, and an AWOL king. A bartender directs you to Spindly Chali. He tells you about the crystals one at a time, beginning with Falkenreause, the cheat. You seek her out and goad her into betting the crystal. Lulu will completely mess up the mini-games and you will lose the first time. The second time, Lulu will share invaluable hints and you (hopefully) win </text:span><text:span text:style-name="T24">and receive your first </text:span><text:span text:style-name="T84">crystal</text:span><text:span text:style-name="T24">. Chali gives you the second name: Harvest Lord Manley.</text:span></text:p>
        </text:list-item>
      </text:list>
      <text:list xml:id="list8963939559920335321" text:style-name="L6">
        <text:list-item>
          <text:p text:style-name="P89"><text:span text:style-name="T24">Locations: </text:span>Bredon</text:p>
        </text:list-item>
      </text:list>
      <text:list xml:id="list8409161724531415710" text:style-name="L7">
        <text:list-item>
          <text:p text:style-name="P95"><text:span text:style-name="T24">Goal: </text:span>Find Chali, defeat Falkenreause</text:p>
        </text:list-item>
      </text:list>
      <text:list xml:id="list75321208155123" text:continue-list="list75322187597213" text:style-name="L1">
        <text:list-item>
          <text:p text:style-name="P105"/>
        </text:list-item>
        <text:list-item>
          <text:p text:style-name="P81"><text:bookmark-start text:name="__RefHeading__18479_729672880"/><text:span text:style-name="T37">1.</text:span><text:span text:style-name="T74">6</text:span><text:span text:style-name="T37"> </text:span><text:span text:style-name="T20">Manley's many requests</text:span><text:bookmark-end text:name="__RefHeading__18479_729672880"/></text:p>
        </text:list-item>
        <text:list-item>
          <text:p text:style-name="P106"><text:span text:style-name="T20"><text:tab/></text:span><text:span text:style-name="T76">1.7 A</text:span><text:span text:style-name="T37"> </text:span><text:span text:style-name="T20">Manley promises the crystal if you complete three tasks for him. First, you must get a magic rune to fix the tractors. You go to Finbury to seek out the rune smith. You find he is missing, and must follow his dog to find </text:span><text:span text:style-name="T26">and save him. </text:span><text:span text:style-name="T27">He will give you the proper runes. </text:span></text:p>
        </text:list-item>
        <text:list-item>
          <text:p text:style-name="P107"/>
        </text:list-item>
        <text:list-item>
          <text:p text:style-name="P100"/>
        </text:list-item>
        <text:list-item>
          <text:p text:style-name="P105"><text:span text:style-name="T25"><text:tab/></text:span><text:span text:style-name="T76">1.7 B</text:span><text:span text:style-name="T37"> </text:span><text:span text:style-name="T27">Second, Manley will send you to clean up the bandits. You head to the IlFraternity's base, but discover here that the harvest lords are actually the problem. </text:span><text:span text:style-name="T28">The IlFraternity also asks you to clean up the bandits. You must defeat 10 bandit groups running around the desert. </text:span><text:span text:style-name="T29">Lulu complains that the Harvest Lords are inept and can't do things on their own.</text:span></text:p>
        </text:list-item>
        <text:list-item>
          <text:p text:style-name="P105"><text:span text:style-name="T29"><text:tab/></text:span><text:span text:style-name="T76">1.7 C</text:span><text:span text:style-name="T37"> </text:span><text:span text:style-name="T30">Final quest, you must talk to Harvest King Bosworth to start negotiations with the IlFraternity. </text:span><text:span text:style-name="T31">Bosworth agrees, but, as you leave the castle, you are met with a message from the IlFraternity: Go to Glenhurst.</text:span></text:p>
        </text:list-item>
      </text:list>
      <text:list xml:id="list4602374775002236063" text:style-name="L8">
        <text:list-item>
          <text:p text:style-name="P90"><text:span text:style-name="T31">Locations: </text:span>Bredon, Finbury, IlFraternity</text:p>
        </text:list-item>
      </text:list>
      <text:list xml:id="list75321813893038" text:continue-list="list75321208155123" text:style-name="L1">
        <text:list-item>
          <text:p text:style-name="P108"><text:span text:style-name="T31">G</text:span><text:span text:style-name="T20">oal: Fulfill Manley's requests.</text:span></text:p>
        </text:list-item>
        <text:list-item>
          <text:p text:style-name="P105"/>
        </text:list-item>
        <text:list-item>
          <text:p text:style-name="P79"><text:bookmark-start text:name="__RefHeading__18481_729672880"/><text:span text:style-name="T37">1.</text:span><text:span text:style-name="T74">7</text:span><text:span text:style-name="T37"> </text:span><text:span text:style-name="T20">Glenhurst: The Harvest Lords' secrets</text:span><text:bookmark-end text:name="__RefHeading__18481_729672880"/></text:p>
        </text:list-item>
        <text:list-item>
          <text:p text:style-name="P101"><text:tab/>You search for clues as to what the message meant. </text:p>
        </text:list-item>
        <text:list-item>
          <text:p text:style-name="P102">You discover that goods are overpriced and your new task is to find out who's in charge. You find Harvest Lord Tullian. When you finally talk to him, he explains that he is being bullied. You receive another message: “Now you know.” Meet us back at the base.</text:p>
        </text:list-item>
      </text:list>
      <text:list xml:id="list2862917232321393556" text:style-name="L9">
        <text:list-item>
          <text:p text:style-name="P91">Locations: Glenhurst</text:p>
        </text:list-item>
      </text:list>
      <text:list xml:id="list75322149078585" text:continue-list="list75321813893038" text:style-name="L1">
        <text:list-item>
          <text:p text:style-name="P104">Goal: Find Lord Tullian</text:p>
        </text:list-item>
        <text:list-item>
          <text:p text:style-name="P109"/>
        </text:list-item>
        <text:list-item>
          <text:p text:style-name="P79"><text:bookmark-start text:name="__RefHeading__18483_729672880"/><text:span text:style-name="T137">1.8 </text:span>Business trip to Cenive<text:bookmark-end text:name="__RefHeading__18483_729672880"/></text:p>
        </text:list-item>
        <text:list-item>
          <text:p text:style-name="P110"><text:tab/>If you speak to Chali, he will tell you Johannes, of the IlFraternity, has a crystal. If you ask about the crystal, Johannes will flat out lie. At the base, Johannes tells you there is even more. In Cenive, you will find that the Harvest Lord Clementine is a rake (immoral and womanizing). They warn <text:span text:style-name="T163">that</text:span> Cenive is strange, but you head out. In Cenive, <text:span text:style-name="T104">you are harassed by a guard at the gate. However, inside, everyone is asleep and </text:span><text:soft-page-break/><text:span text:style-name="T104">shops are closed. You head to the castle but must remain unseen, converting bushes to pass through. You find Clementine with another lady. Outside, Lulu insists you leave a letter for his wife. You do, and then go to the inn. In the morning, the Lady is raising hell. That's that. IlFraternity was right. You hear Sprout talking about the secret ruler of the west. Lulu is </text:span><text:span text:style-name="T14">extra </text:span><text:span text:style-name="T65">intrigued.</text:span></text:p>
        </text:list-item>
        <text:list-item>
          <text:p text:style-name="P110"><text:tab/><text:span text:style-name="T104">When you pass the Loli-factory, Lulu runs in and promises to help the owner to convince his son to come back and help. You seek out the boy and try to convince him, finally forcefully returning him to the factory. Rolan and Lulu also play around the city, fun and games.</text:span></text:p>
        </text:list-item>
      </text:list>
      <text:list xml:id="list3501202281718139566" text:style-name="L10">
        <text:list-item>
          <text:p text:style-name="P92">Locations: Cenive</text:p>
        </text:list-item>
      </text:list>
      <text:list xml:id="list75321251255495" text:continue-list="list75322149078585" text:style-name="L1">
        <text:list-item>
          <text:p text:style-name="P108">Goal: Reveal Lord Clementine's unfaithfulness.</text:p>
        </text:list-item>
        <text:list-item>
          <text:p text:style-name="P111"/>
        </text:list-item>
        <text:list-item>
          <text:p text:style-name="P79"><text:bookmark-start text:name="__RefHeading__18485_729672880"/><text:span text:style-name="T137">1. 9 </text:span>Negotiations<text:bookmark-end text:name="__RefHeading__18485_729672880"/></text:p>
        </text:list-item>
        <text:list-item>
          <text:p text:style-name="P46"><text:tab/>You must deliver letters to the Harvest Lords and the IlFraternity, so you split up. Lulu goes to one, and Rolan goes to the other. You are brought to a meeting room, and both sides argue endlessly. You try to mediate, and say you should work together because of the Dark Lor<text:span text:style-name="T105">d</text:span>'s mysterious plans. They agree, but don't really care about the topic. <text:span text:style-name="T105">Lulu chews them out for being weak and simple. A member from each side threatens to have her killed if she doesn't back off. Rolan steps in and helps. At least, they vote to continue negotiations, and Manley finally gives you his </text:span><text:span text:style-name="T133">crystal</text:span><text:span text:style-name="T105">!</text:span></text:p>
        </text:list-item>
      </text:list>
      <text:list xml:id="list6863840367720310663" text:style-name="L11">
        <text:list-item>
          <text:p text:style-name="P93">Locations: IlFraternity Base</text:p>
        </text:list-item>
      </text:list>
      <text:list xml:id="list75321788083924" text:continue-list="list75321251255495" text:style-name="L1">
        <text:list-item>
          <text:p text:style-name="P48"/>
        </text:list-item>
        <text:list-item>
          <text:p text:style-name="P82"><text:bookmark-start text:name="__RefHeading__18487_729672880"/>1.1<text:span text:style-name="T190">9</text:span> Defining Quest<text:bookmark-end text:name="__RefHeading__18487_729672880"/></text:p>
        </text:list-item>
        <text:list-item>
          <text:p text:style-name="P47"><text:span text:style-name="T137"><text:tab/>Walking around town, you are delivered another quest from Manley's servant: you must kill an alleged murderer. Once there, you are certain he is innocent and must decide what to do. You must choose <text:s/>good or greater good. Both decisions end in a showdown a crystal and Lulu hating you and leaving. You decide to go to the </text:span><text:span text:style-name="T3">Happy Fairground</text:span><text:span text:style-name="T32"> on your own. Returning, you share an amulet with Lulu and leave together. *</text:span><text:span text:style-name="T8">If you kill him, Bosworth steals Bosley's crystal and gives it to you; if not, you get Bosley's crystal via the king. Both ways, it is Bosley's </text:span><text:span text:style-name="T19">crystal</text:span><text:span text:style-name="T8">.*</text:span></text:p>
        </text:list-item>
        <text:list-item>
          <text:p text:style-name="P53">Goal: Pick a side.</text:p>
        </text:list-item>
        <text:list-item>
          <text:p text:style-name="P59">Goal: Reconcile and talk with Lulu.</text:p>
        </text:list-item>
        <text:list-item>
          <text:p text:style-name="P59"/>
        </text:list-item>
      </text:list>
      <text:list xml:id="list7558956618733922181" text:style-name="L12">
        <text:list-item>
          <text:p text:style-name="P83"><text:bookmark-start text:name="__RefHeading__18489_729672880"/><text:span text:style-name="T137">1.11 </text:span>Libraries, historians, and a detour through the west<text:bookmark-end text:name="__RefHeading__18489_729672880"/></text:p>
        </text:list-item>
      </text:list>
      <text:list xml:id="list75322758502720" text:continue-list="list75321788083924" text:style-name="L1">
        <text:list-item>
          <text:p text:style-name="P62"><text:tab/>Chali will reveal the name Abiades, a historian who can give you more information. <text:s/>You seek him out at the library and he recounts the story of the Matron and the Outsider. <text:span text:style-name="T180">He also tells you about crystals and shards and the northern pyre (though it is mostly mythos). </text:span>You must now locate the Library of Ages by finding the “illusion within an illusion,” a mirage, <text:span text:style-name="T106">and finding three books</text:span>. In the southwest path, you enter mirages until you find the second mirage. In the Library, <text:span text:style-name="T106">you must find: Scriptobscura, Ramblings of Old </text:span><text:soft-page-break/><text:span text:style-name="T106">Scholar Jarome, and The Scroll of Ancient Teachings. You learn about the crystals and shards and that the DL's plan is to use the monolith's power. You find the Faustian scrolls, are redirected, and then thrown out off the library for stealing. In the west, Lulu sends Sprout's information (from Cenive) to the DL through a surrogate.</text:span></text:p>
        </text:list-item>
        <text:list-item>
          <text:p text:style-name="P59">Goal: Find the Library of Ages and the three source materials.</text:p>
        </text:list-item>
        <text:list-item>
          <text:p text:style-name="P62"/>
        </text:list-item>
        <text:list-item>
          <text:p text:style-name="P79"><text:bookmark-start text:name="__RefHeading__18491_729672880"/><text:span text:style-name="T137">1.12 </text:span>Eastern Cult <text:span text:style-name="T107">Woes</text:span><text:bookmark-end text:name="__RefHeading__18491_729672880"/></text:p>
        </text:list-item>
        <text:list-item>
          <text:p text:style-name="P63"><text:tab/>As you exit, you meet a couple from the east. They say they are searching for information to share with their beloved cult, and spill a couple terrible details of their cult in Upper Mish-Mash in the northeast. You decide you <text:span text:style-name="T1">must</text:span><text:span text:style-name="T20"> find this place and head east. Here, you investigate and unravel the story that they plan to sacrifice 100 people to power up the crystal. Lulu mentions that she understands wanting power. You are approached to join the cult and play along until they reveal the crystal's location. They ask if you are ready, you refuse, fight them and head to the </text:span><text:span text:style-name="T1">Crystal Cult Hideout</text:span><text:span text:style-name="T20"> to recover the </text:span><text:span text:style-name="T75">crystal</text:span><text:span text:style-name="T20">. From there, you head north....the only </text:span><text:span text:style-name="T33">direction</text:span><text:span text:style-name="T20"> available.</text:span></text:p>
        </text:list-item>
        <text:list-item>
          <text:p text:style-name="P54">Goal: Rescue the town by destroying the cult. Find the crystal.</text:p>
        </text:list-item>
        <text:list-item>
          <text:p text:style-name="P63"/>
        </text:list-item>
        <text:list-item>
          <text:p text:style-name="P79"><text:bookmark-start text:name="__RefHeading__18493_729672880"/><text:span text:style-name="T38">1.1</text:span><text:span text:style-name="T74">3</text:span><text:span text:style-name="T38"> </text:span><text:span text:style-name="T35">Welcome to t</text:span><text:span text:style-name="T20">he </text:span><text:span text:style-name="T35">g</text:span><text:span text:style-name="T20">reat North (AKA, Hello, Aksel, you are an asshole.)</text:span><text:bookmark-end text:name="__RefHeading__18493_729672880"/></text:p>
        </text:list-item>
        <text:list-item>
          <text:p text:style-name="P68"><text:span text:style-name="T83">1.14 A </text:span><text:span text:style-name="T34">Once you arrive, you are assaulted by men who think you are a trouble maker. Tumbling through the fire, you pass the mysterious test and are greeted by Aksel. You are certain you are going to die, until Eldvar</text:span><text:span text:style-name="T35">d</text:span><text:span text:style-name="T34"> shows up. </text:span><text:span text:style-name="T35">Your task here is to make friends with Eldvard and appease Aksel. You can't stand t</text:span><text:span text:style-name="T36">he thought of someone hating you, and </text:span><text:span text:style-name="T53">even ask</text:span><text:span text:style-name="T36"> Aksel to join your party. El</text:span><text:span text:style-name="T54">dvard agrees to let you stay as long as you make yourself useful. </text:span></text:p>
          <text:list>
            <text:list-item>
              <text:list>
                <text:list-item>
                  <text:list>
                    <text:list-item>
                      <text:list>
                        <text:list-item>
                          <text:p text:style-name="P69"><text:span text:style-name="T83">1.14B </text:span><text:span text:style-name="T54">First, he asks you to bring in more firewood from the forest. He gives you a saw and you are allowed to take someone to help. This can be Lulu, Aksel, or Turnsten Ostergaard, who is a large man who makes the task very very easy. Basically, each one has differing conversations and levels of difficulty, Aksel being the hardest.</text:span></text:p>
                        </text:list-item>
                        <text:list-item>
                          <text:p text:style-name="P71"><text:span text:style-name="T20">1.14 C </text:span><text:span text:style-name="T86">Second, he tells you they could use some more blankets, so you'll need to find and kill 5 White Winter Rams </text:span><text:span text:style-name="T95">(</text:span><text:span text:style-name="T86">without magic because that ruins the fur</text:span><text:span text:style-name="T96">). </text:span><text:span text:style-name="T97">When you return, he tells you about 1.14d. However, you need to bring:</text:span><text:span text:style-name="T94"> 5 Snow Bunbuns (</text:span><text:span text:style-name="T95">with</text:span><text:span text:style-name="T96">out weapons) </text:span><text:span text:style-name="T97">as a gift.</text:span></text:p>
                        </text:list-item>
                        <text:list-item>
                          <text:p text:style-name="P72"><text:span text:style-name="T20">1.14 D </text:span><text:span text:style-name="T86">Thirdly, he requests that you accompany him to a tribal feast. The name of the game here is to not offend anyone. Everyone you talk to will drop hints about the others. You have to choose the right thing to say to 5 people in order to “pass.” Otherwise, you get kicked out of the party and have to start over. From here, you leave for 1.15.</text:span></text:p>
                        </text:list-item>
                      </text:list>
                    </text:list-item>
                  </text:list>
                </text:list-item>
              </text:list>
            </text:list-item>
          </text:list>
        </text:list-item>
        <text:list-item>
          <text:p text:style-name="P64"><text:soft-page-break/><text:span text:style-name="T100">G</text:span><text:span text:style-name="T98">oal: </text:span><text:span text:style-name="T101">Win Eldvard's trust and respect.</text:span></text:p>
        </text:list-item>
        <text:list-item>
          <text:p text:style-name="P79"><text:bookmark-start text:name="__RefHeading__18495_729672880"/><text:span text:style-name="T38">1.1</text:span><text:span text:style-name="T74">4</text:span><text:span text:style-name="T38"> </text:span><text:span text:style-name="T20">Befriending Eldvard</text:span><text:bookmark-end text:name="__RefHeading__18495_729672880"/></text:p>
        </text:list-item>
        <text:list-item>
          <text:p text:style-name="P49"><text:span text:style-name="T20"><text:tab/>A snowstorm hits, and Eldvard surprises you with an invite to go hunting. You accept, but quickly find that it is dangerous. You are hounded and nearly squashed by avalanches. Eldvard explains that this is a northern tradition. They are taught from childhood how to interact with the storms. Eldvard brings you to a beautiful frozen lake and begins to tell you about his people and history. You ask about Aksel. Suddenly you are surrounded by unusual monsters that are very strong—</text:span><text:span text:style-name="T66">unusually strong</text:span><text:span text:style-name="T20">. </text:span><text:span text:style-name="T38">Eldvard falls through the cracks in the ice into the </text:span><text:span text:style-name="T4">Northern Passage. </text:span><text:span text:style-name="T20">You </text:span><text:span text:style-name="T38">go through the dungeon,</text:span><text:span text:style-name="T20"> save Eldvard and drag him home. </text:span><text:span text:style-name="T53">In the city</text:span><text:span text:style-name="T20">, Aksel is in Eldvard's home. He threatens you both and </text:span><text:span text:style-name="T53">promptly</text:span><text:span text:style-name="T20"> exits. Eldvard tells you that you must get his </text:span><text:span text:style-name="T86">crystal</text:span><text:span text:style-name="T20"> and leave. It isn't safe anymore, and he doesn't want it in the wrong hands. </text:span></text:p>
        </text:list-item>
        <text:list-item>
          <text:p text:style-name="P55">Goal: Retrieve Eldvard's crystal.</text:p>
        </text:list-item>
        <text:list-item>
          <text:p text:style-name="P57"/>
        </text:list-item>
        <text:list-item>
          <text:p text:style-name="P79"><text:bookmark-start text:name="__RefHeading__18497_729672880"/><text:span text:style-name="T38">1.1</text:span><text:span text:style-name="T74">5</text:span><text:span text:style-name="T38"> </text:span><text:span text:style-name="T20">The Northern Crystal and the Culling of the North</text:span><text:bookmark-end text:name="__RefHeading__18497_729672880"/></text:p>
        </text:list-item>
        <text:list-item>
          <text:p text:style-name="P50"><text:span text:style-name="T20"><text:tab/> You </text:span><text:span text:style-name="T38">recover the </text:span><text:span text:style-name="T85">crystal</text:span><text:span text:style-name="T38"> from a stone structure just outside of the city, but </text:span><text:span text:style-name="T20">have a bad feeling and run back to the town to check on Eldvard and Lulu. You find Lulu, who explains that they were under attack, and you see Aksel ride off with his men. Eldvard comes and explains that Aksel wants to be bigger than he can in the north and is willing to betray them all for it. The people flee, primarily to the Air Temple. Eldvard tells you there will be a meeting there in a few days and to join when you are ready.</text:span></text:p>
        </text:list-item>
        <text:list-item>
          <text:p text:style-name="P55">Goal: Try to save the townspeople and flee.</text:p>
        </text:list-item>
      </text:list>
      <text:h text:style-name="Heading_20_1" text:outline-level="1"><text:bookmark-start text:name="__RefHeading__18249_729672880"/>Fighting the West<text:bookmark-end text:name="__RefHeading__18249_729672880"/></text:h>
      <text:list xml:id="list75321624878813" text:continue-numbering="true" text:style-name="L1">
        <text:list-item>
          <text:p text:style-name="P79"><text:bookmark-start text:name="__RefHeading__18499_729672880"/><text:span text:style-name="T39">1.1</text:span><text:span text:style-name="T74">6</text:span><text:span text:style-name="T39"> </text:span><text:span text:style-name="T20">Amnesiac </text:span><text:span text:style-name="T40">Craftsman</text:span><text:bookmark-end text:name="__RefHeading__18499_729672880"/></text:p>
        </text:list-item>
        <text:list-item>
          <text:p text:style-name="P51"><text:span text:style-name="T20"><text:tab/></text:span><text:span text:style-name="T77">1.17A </text:span><text:span text:style-name="T20">You pass by a small hut on the way south, and inside is the </text:span><text:span text:style-name="T50">craftsman</text:span><text:span text:style-name="T20">. He explains that he doesn't remember anything, but would like you to help him find his old items. </text:span></text:p>
          <text:list>
            <text:list-item>
              <text:list>
                <text:list-item>
                  <text:list>
                    <text:list-item>
                      <text:list>
                        <text:list-item>
                          <text:p text:style-name="P70"><text:span text:style-name="T77">1.17 B </text:span><text:span text:style-name="T39">First, he sends you to the nearby town of Nurnvand to talk to the merchants. One of merchants has the Amnesiac's </text:span><text:span text:style-name="T6">Necklace of Ambrosia</text:span><text:span text:style-name="T5">,</text:span><text:span text:style-name="T39"> however he </text:span><text:span text:style-name="T73">is</text:span><text:span text:style-name="T39"> charging an arm and a leg for it, due </text:span><text:span text:style-name="T73">to</text:span><text:span text:style-name="T39"> its </text:span><text:span text:style-name="T40">mysterious nature</text:span><text:span text:style-name="T39">. The merchant cuts you a deal</text:span><text:span text:style-name="T20">. </text:span><text:span text:style-name="T39">If you bring him 3 Venom fangs (dropped by enemies outside the city) he'll give you half off. Lulu says you'll bring 5 and you want it for free. Deal. </text:span><text:span text:style-name="T40">The craftsman later explains that he constructed the necklace to hold a weak sleeping powder inside. Any </text:span><text:span text:style-name="T73">children or unarmed adults</text:span><text:span text:style-name="T40"> in the forest could use it to subdue smaller beasts.</text:span></text:p>
                        </text:list-item>
                        <text:list-item>
                          <text:p text:style-name="P73"><text:span text:style-name="T20">1.17C </text:span><text:span text:style-name="T86">The amnesiac remembers making </text:span><text:span text:style-name="T87">three more items laying around Nurnvard. If you ask around, you will find a woman with a mysterious old safe that she doesn't know how to open. She promises to </text:span><text:soft-page-break/><text:span text:style-name="T87">give it to you if you return whatever may be inside. The craftsman then explains that there should be an old necklace that acts as a key. The women likely has it in her home.</text:span></text:p>
                        </text:list-item>
                        <text:list-item>
                          <text:p text:style-name="P74"><text:span text:style-name="T20">1.17D</text:span><text:span text:style-name="T86"> a grandpa who refuses to give away the shoes he has been wearing for many decades, now. If you bring his wife, the man will finally break down and explain; he has been keeping secret money hidden away in a hidden compartment in the soles. The wife gives them to you.</text:span></text:p>
                        </text:list-item>
                        <text:list-item>
                          <text:p text:style-name="P75"><text:span text:style-name="T75">1.17E </text:span><text:span text:style-name="T86">a merchant who desperately wants to sell an expensive belt with jewels and intricate designs, but it smells really bad. If you investigate, you discover it has a latch to hide food inside. </text:span><text:span text:style-name="T36">Finally, he remembers his past and tells you the location of the </text:span><text:span text:style-name="T2">Amnesiac's Forge.</text:span><text:span text:style-name="T36"> He tells you you can have whatever you find there. You deserve it!</text:span></text:p>
                        </text:list-item>
                      </text:list>
                    </text:list-item>
                  </text:list>
                </text:list-item>
              </text:list>
            </text:list-item>
          </text:list>
        </text:list-item>
        <text:list-item>
          <text:p text:style-name="P60">Goal: Recover the smith's lost items.</text:p>
        </text:list-item>
        <text:list-item>
          <text:p text:style-name="P79"><text:bookmark-start text:name="__RefHeading__18501_729672880"/><text:span text:style-name="T39">1.1</text:span><text:span text:style-name="T74">7</text:span><text:span text:style-name="T39"> </text:span><text:span text:style-name="T20">Air Temple Alliances</text:span><text:bookmark-end text:name="__RefHeading__18501_729672880"/></text:p>
        </text:list-item>
        <text:list-item>
          <text:p text:style-name="P65"><text:span text:style-name="T20"><text:tab/>The moment you enter, you are greeted by Northerners who thank you and tell you there is an alliance forming in the temple. You go here and hear the plans. The people discuss what to do about the west. You ask, “wasn't it the dark lord?” They say, surprisingly, no. It was </text:span><text:span text:style-name="T53">undoubtedly</text:span><text:span text:style-name="T20"> the west. The</text:span><text:span text:style-name="T66">y intercepted a messenger en route back to The Block</text:span><text:span text:style-name="T55">.</text:span><text:span text:style-name="T20"> They will be aware of the Dark Lord, but attack the west. An officer mentions the Pure Crystal, explaining its massive power but Eldvard shuts it down. There is no time, and that will not help, now. You are told to meet up outside the western kingdom when ready, but don't take too long! Later, Rolan asks Lulu about the pure crystal. She is certain the sages have information about it. </text:span><text:span text:style-name="T48">You decide to seek out an ancient seer and see what they know about your fate before leaving. You are getting nervous.</text:span></text:p>
        </text:list-item>
        <text:list-item>
          <text:p text:style-name="P56">Goal: Get details on the military's plans and find the seer</text:p>
        </text:list-item>
      </text:list>
      <text:p text:style-name="Heading"><text:bookmark-start text:name="__RefHeading__18251_729672880"/><text:span text:style-name="T16">1.18B </text:span><text:span text:style-name="T1">Poison Well </text:span><text:span text:style-name="T20">Alchemist</text:span><text:bookmark-end text:name="__RefHeading__18251_729672880"/></text:p>
      <text:p text:style-name="Text_20_body">You can ask around the town to learn about the old alchemist and uncover the entrance to his hidden cave.</text:p>
      <text:list xml:id="list75322151768725" text:continue-numbering="true" text:style-name="L1">
        <text:list-item>
          <text:p text:style-name="P79"/>
        </text:list-item>
        <text:list-item>
          <text:p text:style-name="P79"><text:bookmark-start text:name="__RefHeading__18503_729672880"/><text:span text:style-name="T40">1.1</text:span><text:span text:style-name="T74">8</text:span><text:span text:style-name="T40"> </text:span><text:span text:style-name="T20">First Trip to the Spire</text:span><text:bookmark-end text:name="__RefHeading__18503_729672880"/></text:p>
        </text:list-item>
        <text:list-item>
          <text:p text:style-name="P58"><text:tab/>You see Sprout, but seek out the sages at the people's temple. The sages test you with a series of questions, and send you to gather 5 Laureline sprigs from around the town. <text:span text:style-name="T171">They are hidden in odd places, and sometimes you have to ask the owner for them. You feel very strange about the whole quest, and we get the impression the sages are really cooky (though, in fact, they are giving us the run-around). </text:span>When you return they explain that these are blessed plants that represent the will of the matron. They bless you and give you the <text:span text:style-name="T121">crystal</text:span>. </text:p>
        </text:list-item>
        <text:list-item>
          <text:p text:style-name="P61"><text:soft-page-break/>Goal: Retrieve P<text:span text:style-name="T172">ure Crystal</text:span> by finding 5 Laureline sprigs.</text:p>
        </text:list-item>
        <text:list-item>
          <text:p text:style-name="P61"/>
        </text:list-item>
        <text:list-item>
          <text:p text:style-name="P79"><text:bookmark-start text:name="__RefHeading__18505_729672880"/><text:span text:style-name="T40">1.20 </text:span><text:span text:style-name="T20">Demons of Eth Sin</text:span><text:bookmark-end text:name="__RefHeading__18505_729672880"/></text:p>
        </text:list-item>
        <text:list-item>
          <text:p text:style-name="P52"><text:span text:style-name="T20"><text:tab/></text:span><text:span text:style-name="T114">Before you leave the temple, someone will bring word that a town nearby was attacked but not by the west or east. It seems to be demons. Rolan is not sure what to do—they need to get to the West and rendezvous with the military. Without a single warning, Lulu takes off...You follow the directions to city and snoop around for some clues. You uncover Lulu's backstory, and eventually (rather quickly) find the location of the three men. Here, you find Lulu ready to battle. You battle them, and eventually try to stop Lulu from murdering them. She kills them in front of you showing her vicious and unforgiving side. Lulu's slaying of her demons highlights Rolan's own memories. She has totally lost it.</text:span></text:p>
        </text:list-item>
        <text:list-item>
          <text:p text:style-name="P66">Goal: Find and save Lulu</text:p>
        </text:list-item>
        <text:list-item>
          <text:p text:style-name="P67"/>
        </text:list-item>
        <text:list-item>
          <text:p text:style-name="P79"><text:bookmark-start text:name="__RefHeading__18507_729672880"/><text:span text:style-name="T40">1.21 </text:span><text:span text:style-name="T20">The Hidden King</text:span><text:bookmark-end text:name="__RefHeading__18507_729672880"/></text:p>
          <text:list>
            <text:list-item>
              <text:list>
                <text:list-item>
                  <text:list>
                    <text:list-item>
                      <text:p text:style-name="P117"><text:tab/><text:tab/><text:span text:style-name="T122">1.21 A </text:span>At the rendezvous, you try to join up with the military, but are brushed aside. We learn all there is to know about the political situation and plan. You wait for <text:span text:style-name="T140">the meeting</text:span> to end, and <text:span text:style-name="T186">for</text:span> the messengers to leave before approaching the leaders. <text:span text:style-name="T169">They tell you that, if you're so serious, you should get to work and find the people who ordered the attack.</text:span> </text:p>
                    </text:list-item>
                    <text:list-item>
                      <text:p text:style-name="P112">Goal: Convince <text:span text:style-name="T169">the alliance</text:span> to let you join</text:p>
                    </text:list-item>
                  </text:list>
                </text:list-item>
              </text:list>
            </text:list-item>
          </text:list>
        </text:list-item>
      </text:list>
      <text:list xml:id="list7136766037426720679" text:style-name="L13">
        <text:list-item>
          <text:list>
            <text:list-item>
              <text:list>
                <text:list-item>
                  <text:list>
                    <text:list-item>
                      <text:p text:style-name="P118"><text:span text:style-name="T119">1.21 B </text:span><text:span text:style-name="T115">You </text:span><text:span text:style-name="T116">start by searching for the head of the military, who is said to be somewhere in town. He tells you there was no attack and asks you to leave him alone or you'll be thrown out. </text:span><text:span text:style-name="T115">Your first clue is from Sprout, </text:span><text:span text:style-name="T116">who is outside of the bar the military man is at. Y</text:span><text:span text:style-name="T115">ou follow his trail of breadcrumbs around the city—learning more with each encounter. The people around Sprout will share his story, making him really likable. <text:s/></text:span><text:span text:style-name="T117">Sprout will say his piece and immediately look frantic before running off. Someone runs after </text:span><text:span text:style-name="T118">her</text:span><text:span text:style-name="T117">, you can chase them but they disappear at the next screen. You must follow the people's rumors about where he likely is “preaching.”</text:span></text:p>
                    </text:list-item>
                  </text:list>
                </text:list-item>
              </text:list>
            </text:list-item>
          </text:list>
        </text:list-item>
      </text:list>
      <text:list xml:id="list75322961074838" text:continue-list="list75322151768725" text:style-name="L1">
        <text:list-item>
          <text:list>
            <text:list-item>
              <text:list>
                <text:list-item>
                  <text:list>
                    <text:list-item>
                      <text:list>
                        <text:list-item>
                          <text:p text:style-name="P119">#1. The judges are keeping a secret from the people. They have no real power.</text:p>
                        </text:list-item>
                        <text:list-item>
                          <text:p text:style-name="P119">#2. There is a secret power driving the judges, and is ruining the country.</text:p>
                        </text:list-item>
                        <text:list-item>
                          <text:p text:style-name="P119">#3. Malekev lives!</text:p>
                        </text:list-item>
                        <text:list-item>
                          <text:p text:style-name="P120">Goal: <text:span text:style-name="T178">Follow Sprout and l</text:span>earn the story of Malekev</text:p>
                        </text:list-item>
                        <text:list-item>
                          <text:p text:style-name="P122"><text:span text:style-name="T123">1.21 C </text:span>You <text:span text:style-name="T139">seek out</text:span> the judges, who are terrified (to your surprise). <text:span text:style-name="T169">You find them hiding out in a bunker. They say they will talk to you only if you can offer protection against Malekev. Lulu pisses them off (enjoying watching them squirm) and they “raise the stakes.” They want a special defense amulet, an apology from Lulu, and also some snacks. Talk to the runemaster, bring the stone, and they'll talk. The runemaster tells you he has all the basics to make it, but he requires a </text:span><text:span text:style-name="T10">Rare </text:span><text:span text:style-name="T11">Sunstone.</text:span><text:span text:style-name="T170"> If you are serious about it, you can go seek out the</text:span><text:span text:style-name="T134"> Rock Hoard,</text:span><text:span text:style-name="T111"> an old quarry</text:span><text:span text:style-name="T170"> on the far west shore (which is not so far). The quarry itself is very very small. The only way to find the sunstone is by noticing the small flicker of light that occurs at certain angles. </text:span><text:span text:style-name="T131">Could have a totally random boss battle here.* </text:span><text:span text:style-name="T112">You get some snacks from the bar (the bartender sighs and gives them for free) and return to the judges. They demand an apology from Lulu. She sort of kind of apologizes.</text:span></text:p>
                        </text:list-item>
                        <text:list-item>
                          <text:p text:style-name="P124"><text:soft-page-break/>Goal: Find all the judges and convince them to come with you</text:p>
                          <text:list>
                            <text:list-item>
                              <text:p text:style-name="P123"><text:span text:style-name="T122">1.21 </text:span><text:span text:style-name="T123">D</text:span><text:span text:style-name="T122"> </text:span>The judges agree to come meet with the military leaders and <text:span text:style-name="T140">officially</text:span> share their story <text:span text:style-name="T170">about Malekev and his powers.</text:span></text:p>
                              <text:list>
                                <text:list-item>
                                  <text:p text:style-name="P124">Goal: Understand the situation</text:p>
                                </text:list-item>
                              </text:list>
                            </text:list-item>
                          </text:list>
                        </text:list-item>
                      </text:list>
                    </text:list-item>
                  </text:list>
                </text:list-item>
                <text:list-item>
                  <text:p text:style-name="P114"/>
                </text:list-item>
              </text:list>
            </text:list-item>
          </text:list>
        </text:list-item>
        <text:list-item>
          <text:p text:style-name="P114"/>
        </text:list-item>
        <text:list-item>
          <text:p text:style-name="P79"><text:bookmark-start text:name="__RefHeading__18509_729672880"/><text:span text:style-name="T138">1.22 </text:span>The Block, City of Possession<text:bookmark-end text:name="__RefHeading__18509_729672880"/></text:p>
          <text:list>
            <text:list-item>
              <text:list>
                <text:list-item>
                  <text:list>
                    <text:list-item>
                      <text:list>
                        <text:list-item>
                          <text:list>
                            <text:list-item>
                              <text:list>
                                <text:list-item>
                                  <text:list>
                                    <text:list-item>
                                      <text:list>
                                        <text:list-item>
                                          <text:list>
                                            <text:list-item>
                                              <text:p text:style-name="P125">As you try to exit the city, <text:span text:style-name="T141">Malekev's voice booms out of nowhere. He reveals himself, and that he did not attack the north, though he will now. And he will destroy the Dark Lord, who is the true enemy.</text:span> <text:span text:style-name="T141">T</text:span>he people become possessed and attack <text:span text:style-name="T140">you</text:span>. The military alliance runs in to help. <text:span text:style-name="T170">Your job is to fight the Simulacrum. When their HP hits a certain level, they tumble, and Rolan says to “leave them be, they're normal folks...” You need to rescue as many people as possible who have not changed, and are under attack. </text:span>After the fighting subsides, <text:span text:style-name="T170">you ask if taking out Malekev will save the people.</text:span> The judges tell you the location of Malekev's hidden fortress and lead you there. </text:p>
                                            </text:list-item>
                                            <text:list-item>
                                              <text:p text:style-name="P126">Goal: Save the people by protecting those that have not transformed, until you are instructed to stop.</text:p>
                                            </text:list-item>
                                          </text:list>
                                        </text:list-item>
                                      </text:list>
                                    </text:list-item>
                                  </text:list>
                                </text:list-item>
                              </text:list>
                            </text:list-item>
                          </text:list>
                        </text:list-item>
                      </text:list>
                    </text:list-item>
                  </text:list>
                </text:list-item>
              </text:list>
            </text:list-item>
          </text:list>
        </text:list-item>
      </text:list>
      <text:p text:style-name="P45"><text:bookmark-start text:name="__RefHeading__18253_729672880"/><text:span text:style-name="T185">1.22B </text:span>Aksel #1<text:bookmark-end text:name="__RefHeading__18253_729672880"/></text:p>
      <text:p text:style-name="P37"><text:span text:style-name="T141">A</text:span> messenger also runs into your midst, relaying news: a rogue band of northerners are going berserk on the townspeople. It is none other than Aksel, working his way towards Malekev, with the Northern banner at his side. You are given option to go fight him and subdue him yourself or send other troops to take care of it. </text:p>
      <text:p text:style-name="P21"/>
      <text:p text:style-name="Heading"><text:bookmark-start text:name="__RefHeading__18653_729672880"/>1.23 <text:span text:style-name="T1">Malekev's Lair</text:span><text:bookmark-end text:name="__RefHeading__18653_729672880"/></text:p>
      <text:list xml:id="list75322822857625" text:continue-numbering="true" text:style-name="L1">
        <text:list-item>
          <text:list>
            <text:list-item>
              <text:list>
                <text:list-item>
                  <text:list>
                    <text:list-item>
                      <text:list>
                        <text:list-item>
                          <text:list>
                            <text:list-item>
                              <text:list>
                                <text:list-item>
                                  <text:list>
                                    <text:list-item>
                                      <text:list>
                                        <text:list-item>
                                          <text:list>
                                            <text:list-item>
                                              <text:p text:style-name="P121">You must go through the castle, and exit out back—Malekev's fortress is <text:span text:style-name="T1">only</text:span> accessible with the judges. This prevents players from seeing it earlier, or coming back later. </text:p>
                                            </text:list-item>
                                          </text:list>
                                        </text:list-item>
                                      </text:list>
                                    </text:list-item>
                                  </text:list>
                                  <text:list>
                                    <text:list-item>
                                      <text:p text:style-name="P114"><text:tab/><text:tab/>You maneuver <text:span text:style-name="T1">Malekev's Lair,</text:span> and eventually confront him. The DL appears in a puff of smoke, in pure evil magic fashion. He delivers the killing blow and Lulu betrays you. DL tells you his plan (roughly, and indirectly). Malekev counters and says that he now understands why DL wants the power crystal. However, that won't be enough. <text:span text:style-name="T181">Malekev is the only bad guy who actively wants to ruin the world, simply because he is so egotistical and thinks everyone is below him. DL</text:span> tells you <text:span text:style-name="T170">to</text:span> prepare for a better world, with a better ruler. Lulu and the DL exit.</text:p>
                                      <text:list>
                                        <text:list-item>
                                          <text:list>
                                            <text:list-item>
                                              <text:p text:style-name="P113">Goal: Find and kill Malekev</text:p>
                                            </text:list-item>
                                          </text:list>
                                        </text:list-item>
                                      </text:list>
                                    </text:list-item>
                                  </text:list>
                                </text:list-item>
                              </text:list>
                            </text:list-item>
                          </text:list>
                        </text:list-item>
                      </text:list>
                    </text:list-item>
                  </text:list>
                </text:list-item>
              </text:list>
            </text:list-item>
          </text:list>
        </text:list-item>
      </text:list>
      <text:p text:style-name="P1"/>
      <text:h text:style-name="P78" text:outline-level="1"><text:bookmark-start text:name="__RefHeading__18255_729672880"/><text:span text:style-name="T121">Beginning Again, </text:span><text:span text:style-name="T124">Part 2</text:span><text:bookmark-end text:name="__RefHeading__18255_729672880"/></text:h>
      <text:p text:style-name="Heading"><text:bookmark-start text:name="__RefHeading__18511_729672880"/>2.1 Wandering Rolan (killing time and hating everyone)<text:bookmark-end text:name="__RefHeading__18511_729672880"/></text:p>
      <text:p text:style-name="P4"><text:tab/>Mood: normal, easing up on the dramatic tension, adventure</text:p>
      <text:p text:style-name="P4"><text:tab/>Start with very brief montage cataloging what Rolan is up to. He's in a bar. The bartender asks what he's <text:span text:style-name="T142">doing these days</text:span>; they clearly know each other. Rolan says he won't be back for a while. He goes to a store, buys supplies and leaves town. He wanders through a mountain range/rural area, sets up camp and sleeps. <text:span text:style-name="T142">We see his outdoorsy skills.</text:span> In the morning, he moves again. As he travels through the desert, he is <text:soft-page-break/>attacked by a band of thieves. He is very outnumbered. It doesn't look good.</text:p>
      <text:p text:style-name="P16"><text:tab/>As he is fighting them off, in jumps a...<text:span text:style-name="T175">dog? It helps you fight and then comes up to you wimpering, afterward. It has a collar, saying his name is “Parker.” He also has a note saying his owner is in trouble and trapped in the thieves' prison. (Everyone loves dogs. It's way better than having a new character here). </text:span><text:span text:style-name="T182">anger</text:span></text:p>
      <text:p text:style-name="P4"/>
      <text:p text:style-name="P19"><text:tab/><text:span text:style-name="T151">Goal: Be grumpy and defeat bandits</text:span></text:p>
      <text:p text:style-name="P4"/>
      <text:p text:style-name="P4">*<text:span text:style-name="T170">more countryboyness</text:span></text:p>
      <text:p text:style-name="Heading"><text:bookmark-start text:name="__RefHeading__18513_729672880"/><text:span text:style-name="T142">2.2 </text:span>A temporary side-kick<text:bookmark-end text:name="__RefHeading__18513_729672880"/></text:p>
      <text:p text:style-name="P11"><text:tab/><text:span text:style-name="T130">2.2A </text:span>They head off to <text:span text:style-name="T170">find </text:span>the <text:span text:style-name="T1">Thieves' Dungeon,</text:span> free its prisoners, and find some loot. <text:span text:style-name="T170">However, the dungeon is semi-hidden and you must follow the secret signs. It is said to be around the mirage desert. The buzzards fly there often, so, once you are in the desert, you have to be on the lookout for birds. Every couple minutes, one flies overhead, and you must follow it. The entrance is a small hole in the ground that opens into a sort of canyon. After, o</text:span>ne of the prisoners shares some strange information with you: you look just like someone they met at the spire. <text:span text:style-name="T175">Parker's owner explains that he was driven out of his home by the judges when he wouldn't pay the new foreigner taxes. He explains there is a lot of corruption out there now, and you are curious to check it out. [If possible,] he tells you to take Parker with you and give him, along with a letter, to his mother.</text:span></text:p>
      <text:p text:style-name="P11"><text:tab/><text:span text:style-name="T151">Goal: Free the prisoners</text:span><text:span text:style-name="T156">e</text:span></text:p>
      <text:p text:style-name="P11"><text:tab/><text:span text:style-name="T130">2.2B </text:span><text:span text:style-name="T110">Y</text:span>ou go to the west to check on the city since Malekev's disappearance. <text:span text:style-name="T175">T</text:span>here is corruption in the city, and you have to go snooping through the judges' offices to find proof. You avoid anything that reminds you of Lulu like the plague. In the middle of your snooping, you get word that a small village <text:span text:style-name="T176">in the area</text:span> is under attack. </text:p>
      <text:p text:style-name="P4"><text:tab/><text:span text:style-name="T151">Goal: Learn what the judges are doing with their power (oppressing all opposition)</text:span></text:p>
      <text:p text:style-name="P20"/>
      <text:p text:style-name="Heading"><text:bookmark-start text:name="__RefHeading__18515_729672880"/><text:span text:style-name="T143">2.3 </text:span>Village under attack...by Lulu<text:bookmark-end text:name="__RefHeading__18515_729672880"/></text:p>
      <text:p text:style-name="P4"><text:tab/>Mood: action/tension to drama</text:p>
      <text:p text:style-name="P4"><text:tab/>You find a village under attack—much like yours was at the beginning of this story. You run through, trying to help people and eventually make your way to the soldiers. Lulu is at the helm. You call after her, but she ignores you and leaves you to one of her captains. This is very brief. She is only there for a moment before exiting. You <text:span text:style-name="T172">must fight off the troops, and protect the remaining survivors. They are looking for Marianne, so books are tossed everywhere. But we don't know that yet.</text:span></text:p>
      <text:p text:style-name="P6"><text:tab/>After you defeat the boss, the rebels show up. They say Lulu and the DL's army have been attacking villages, looking for information. After being ignored by Lulu, and seeing what she's done, you are absolutely fuming and ready to take up your quest. The rebels convince you to join them and fight the dark lord. It doesn't take a lot of convincing.</text:p>
      <text:p text:style-name="P6"><text:tab/><text:span text:style-name="T152">Goal: Save the town.</text:span></text:p>
      <text:p text:style-name="P4"/>
      <text:h text:style-name="P78" text:outline-level="1"><text:bookmark-start text:name="__RefHeading__18257_729672880"/><text:soft-page-break/>Finding Purpose: Join the Rebels<text:bookmark-end text:name="__RefHeading__18257_729672880"/></text:h>
      <text:p text:style-name="Heading"><text:bookmark-start text:name="__RefHeading__18517_729672880"/><text:span text:style-name="T143">2.4 </text:span>Joining the Rebel Forces<text:bookmark-end text:name="__RefHeading__18517_729672880"/></text:p>
      <text:p text:style-name="P4"><text:tab/>Mood: normal, story-driven, positive</text:p>
      <text:p text:style-name="P4"><text:tab/>After exploring the rebel base, you are called to a meeting with the leaders. They don't know what to do next. Their best men are looking for information on the DL's secret base, his top generals and confidants. There are rumors he is looking for the monolith. If he could find a way to channel it's energy, he could rule the world. Rolan shares what the DL said in Malekev's Lair. They suggest that's why he killed Malekev. Rolan says that he would like to examine the Spire and ask the sages for information. The rebels agree this is a good idea and send you on your way. <text:span text:style-name="T172">They feel uneasy about you (you </text:span><text:span text:style-name="T15">do</text:span><text:span text:style-name="T67"> give off a weird vibe, because you have secrets)</text:span><text:span text:style-name="T172">, and say that you can join only if you bring back good information. You talk only to certain rebel forces—you do not yet have access to the whole base. A woman named Oakes is in charge of you for the time. If you complete this, you can be officially accepted and roam freely. </text:span><text:span text:style-name="T113">bargaining</text:span></text:p>
      <text:p text:style-name="P20"><text:tab/><text:span text:style-name="T152">Goal: Learn the rebel plot and get permission to go to the spire.</text:span></text:p>
      <text:p text:style-name="P20"/>
      <text:p text:style-name="Heading"><text:bookmark-start text:name="__RefHeading__18519_729672880"/><text:span text:style-name="T144">2.5 </text:span>Getting to Spire City<text:bookmark-end text:name="__RefHeading__18519_729672880"/></text:p>
      <text:p text:style-name="P4"><text:tab/>Mood: self-reflective, high tension action</text:p>
      <text:p text:style-name="P22"><text:tab/>You explore the Spire's city, and eventually make your way to the People's Temple (the divider between the normal people and where the sages live and study). </text:p>
      <text:p text:style-name="P25"><text:span text:style-name="T125">2.5 A </text:span>Here, an old lady takes a liking to you and gives you little tasks around the temple. After you complete them, she says she wants you to see the Sages and lets you pass freely to the upper part of the spire.</text:p>
      <text:p text:style-name="P25"><text:tab/><text:span text:style-name="T152">Goal: Please the old lady and enter Spire City</text:span></text:p>
      <text:p text:style-name="P25"><text:span text:style-name="T125"><text:tab/>2.5B </text:span><text:span text:style-name="T108">As you explore, an old woman keeps popping up. She runs away if you approach her. In a cert</text:span>ain place, she will approach you and apologize for giving you the fake crystal—which is a surprise to you. It's fake? You explain that you aren't really upset, as your plans were hijacked. You also feel very off-put because they gave you a fake crystal. You are interested in the PC, but not in the same way as before. Your mother drops hints that she knows you, and takes you to the temple of the Head Sage. You are surprised to find this weird old lady is, in fact, the head sage, AND your mother. After your father died, she was called to become a sage of the spire. She wanted to make the world a safer place, one where your father wouldn't have died. You respond very negatively. She officially invites you to attempt the four trials. This is a rarely given opportunity, and you are entreated not to squander it. You accept and leave angry.</text:p>
      <text:p text:style-name="P25"><text:tab/><text:span text:style-name="T153">Goal: Find the Head Sage</text:span></text:p>
      <text:p text:style-name="P4"/>
      <text:p text:style-name="Heading"><text:bookmark-start text:name="__RefHeading__18521_729672880"/><text:span text:style-name="T145">2.6 </text:span>The Four Trials<text:bookmark-end text:name="__RefHeading__18521_729672880"/></text:p>
      <text:p text:style-name="P4"><text:tab/>The PC (“pure crystal”) is stored deep inside the Spire's light (meaning, inside the Earth). The sages knew the PC would be needed one day to free the matron, though they do not have any details. The Sage of the Matron guards the PC. To access the 4 trials, you must go through the light and teleport to the specific arenas. </text:p>
      <text:p text:style-name="P7"><text:tab/><text:span text:style-name="T126">2.6A </text:span><text:span text:style-name="T109">First Trial</text:span></text:p>
      <text:p text:style-name="P7"><text:span text:style-name="T109"><text:tab/></text:span><text:span text:style-name="T126">2.6B </text:span><text:span text:style-name="T109">Second Trial</text:span></text:p>
      <text:p text:style-name="P7"><text:soft-page-break/><text:span text:style-name="T109"><text:tab/></text:span><text:span text:style-name="T126">2.6C </text:span><text:span text:style-name="T109">Third Trial</text:span></text:p>
      <text:p text:style-name="P7"><text:span text:style-name="T109"><text:tab/></text:span><text:span text:style-name="T126">2.6D </text:span><text:span text:style-name="T109">Fourth Trial</text:span></text:p>
      <text:p text:style-name="P23"><text:span text:style-name="T126"><text:s/>2.6E </text:span>When you complete the trials and reach the Sage of the Matron, she exists in a small world. There is only the sage, the PC, the door back to the Spiral, and a handful of other jewels. She awards you the PC and sends you on your way. Your mother tells you what she knows about the DL: that his hideout is near his goal, and that legend says the monolith is hidden behind a great forest (or wherever it is hidden). You do not forgive your mother, and leave.</text:p>
      <text:p text:style-name="P4"/>
      <text:p text:style-name="P31"/>
      <text:p text:style-name="Heading"><text:bookmark-start text:name="__RefHeading__18523_729672880"/><text:span text:style-name="T146">2.7 </text:span>Information for the rebels<text:bookmark-end text:name="__RefHeading__18523_729672880"/></text:p>
      <text:p text:style-name="P24">Mood: story-driven, normal, narrative, some uncertainty</text:p>
      <text:p text:style-name="P29"><text:span text:style-name="T132">2.7 A </text:span>You take the crystal and go to the rebel base. You tell them what you learned, but don't mention the crystal. You relay that the sages mentioned the monolith. They are grateful, and <text:span text:style-name="T172">accept you into the team. They have a little “party,” which is more like a big meeting and you are stuck with the other newbies. You tell that you want to do more. You are </text:span><text:span text:style-name="T12">so </text:span><text:span text:style-name="T60">ready to give your all. </text:span><text:span text:style-name="T62">T</text:span><text:span text:style-name="T60">hey tell you </text:span><text:span text:style-name="T56">to get </text:span><text:span text:style-name="T60">in good with</text:span><text:span text:style-name="T56"> the head honcho, Thiago, </text:span><text:span text:style-name="T61">and he'll give you the good jobs</text:span><text:span text:style-name="T56">.</text:span><text:span text:style-name="T172"> They say he likes go-getters, and people that are very flashy, confident and in-your-face. All you have to do is approach Thiago a few times and do what he says, and he'll challenge you to a little duel. Or, you can simply attack him and he'll fight you. As soon as he is is low HP he says how great you are and accepts you into the upper ranks.</text:span></text:p>
      <text:p text:style-name="P18"><text:span text:style-name="T160"><text:tab/></text:span><text:span text:style-name="T179">Goal: Make nice with the Thiago, the head honcho.</text:span></text:p>
      <text:p text:style-name="P29"><text:span text:style-name="T13"><text:tab/></text:span><text:span text:style-name="T18">2.7 B </text:span><text:span text:style-name="T13">If </text:span><text:span text:style-name="T62">you help </text:span><text:span text:style-name="T67">him, </text:span><text:span text:style-name="T62">he will give you the job everyone is vying for. </text:span><text:span text:style-name="T67">Outside the city is a small camp of soldiers who keep intercepting their messengers. Go take care of them. </text:span><text:span text:style-name="T63">Complete</text:span><text:span text:style-name="T62"> this </text:span><text:span text:style-name="T63">task</text:span><text:span text:style-name="T62"> and he will tell you to kill the 5 generals.</text:span></text:p>
      <text:p text:style-name="P30">Goal: Take out Eastern Soldiers intercepting messages.</text:p>
      <text:p text:style-name="P30"/>
      <text:p text:style-name="Heading"><text:bookmark-start text:name="__RefHeading__18525_729672880"/><text:span text:style-name="T146">2.8 </text:span>The 5 Generals of the East<text:bookmark-end text:name="__RefHeading__18525_729672880"/></text:p>
      <text:p text:style-name="P24"><text:tab/>Mood: action and adventu<text:span text:style-name="T146">re</text:span></text:p>
      <text:p text:style-name="P28"><text:span text:style-name="T127">2.8 A </text:span><text:span text:style-name="T146">You enter the town through the secret Rebel Camp entrance. However, when you move between districts, there will be guards. Over time, the player may learn which guards are nice (or drunk) and which are jerks and make you bribe them. You investigate in the arts and old money districts. The people all say the soldiers hang out in the party district. T</text:span><text:span text:style-name="T20">he people here say the military types hang out in the party district. You start hanging around the bars, clubs, and novelty shops looking for info. There are a number of little mini-games to try to look less foreign. </text:span><text:span text:style-name="T57">When you do well, someone asks if you need to know anything. </text:span><text:span text:style-name="T20">You </text:span><text:span text:style-name="T42">explore the bars and</text:span><text:span text:style-name="T20"> </text:span><text:span text:style-name="T49">hear about Beerstadt. “Chances are, he can help you. He's smart!” </text:span><text:span text:style-name="T68">It's best to lie to these people and say crazy, drunk-sounding stuff.</text:span></text:p>
      <text:p text:style-name="P26"><text:span text:style-name="T20"><text:tab/></text:span><text:span text:style-name="T99">Goal: Find where the soldiers hang out.</text:span></text:p>
      <text:p text:style-name="P26"><text:span text:style-name="T78">2.8 B </text:span><text:span text:style-name="T20">As you investigate the districts, you run into none other than Aksel. He and his men are looking for information about the DL. </text:span><text:span text:style-name="T57">They</text:span><text:span text:style-name="T20"> are learning about the DL's secret hideout as well. Aksel promises to find it for you and let the DL get what he deserves (of course, in the name of the North). </text:span><text:span text:style-name="T42">He pushes you to fight him, and engages you in battle. When </text:span><text:span text:style-name="T57">he </text:span><text:span text:style-name="T42">loses, he</text:span><text:span text:style-name="T20"> </text:span><text:span text:style-name="T42">runs off saying very </text:span><text:span text:style-name="T20">xenophobic and offensive </text:span><text:span text:style-name="T43">things. This</text:span><text:span text:style-name="T20"> </text:span><text:span text:style-name="T43">makes you even more serious about succeeding.</text:span></text:p>
      <text:p text:style-name="P26"><text:span text:style-name="T43"><text:tab/></text:span><text:span text:style-name="T99">Goal: Defeat Aksel.</text:span></text:p>
      <text:p text:style-name="P26"><text:span text:style-name="T78">2.8 C </text:span><text:span text:style-name="T49">When you </text:span><text:span text:style-name="T20">drink The Bonger, Beerstadt shows up. You ask him about the city and where the </text:span><text:soft-page-break/><text:span text:style-name="T20">cool people go. Beerstadt is </text:span><text:span text:style-name="T1">way </text:span><text:span text:style-name="T20">exited to have a pet to show around town. He takes you to his favorite bar. </text:span><text:span text:style-name="T68">It's best to be 100% honest with Beerstadt otherwise he says you're lying </text:span><text:span text:style-name="T69">and won't help.</text:span></text:p>
      <text:p text:style-name="P26"><text:span text:style-name="T20"><text:tab/></text:span><text:span text:style-name="T99">Goal: Find Beerstadt.</text:span></text:p>
      <text:p text:style-name="P27"/>
      <text:p text:style-name="Heading"><text:bookmark-start text:name="__RefHeading__18527_729672880"/><text:span text:style-name="T44">2.9: </text:span><text:span text:style-name="T20">4 Names are Easy</text:span><text:bookmark-end text:name="__RefHeading__18527_729672880"/></text:p>
      <text:p text:style-name="P8"><text:span text:style-name="T20"><text:tab/></text:span><text:span text:style-name="T79">2.9A </text:span><text:span text:style-name="T81">Name 1</text:span><text:span text:style-name="T88"> </text:span><text:span text:style-name="T86">Inside </text:span><text:span text:style-name="T88">the bar, Beer</text:span><text:span text:style-name="T92">or</text:span><text:span text:style-name="T88">ama,</text:span><text:span text:style-name="T86"> Beerstadt gets distracted by fans and you can explore. You ask the bartender about the generals, but he gets very defensive. He accidentally spills that the generals may frequent the bar, prompting you to snoop around. </text:span><text:span text:style-name="T20">You find a scribbled doodle of two generals highfiving, with a name attached (later, it will be incredibly obvious that Beerstadt drew this). Beerstadt has forgotten you. You find </text:span><text:span text:style-name="T57">Rube,</text:span><text:span text:style-name="T20"> the person who fits the name on the doodle, and stalk </text:span><text:span text:style-name="T57">him</text:span><text:span text:style-name="T20"> home. </text:span><text:span text:style-name="T57">This involves a bit of sneakery. He walks very slowly and, if you come to</text:span><text:span text:style-name="T70">o</text:span><text:span text:style-name="T57"> close, he freaks out and sprints off. You have to stay back far enough to not scare him.</text:span></text:p>
      <text:p text:style-name="P8"><text:span text:style-name="T20"><text:tab/></text:span><text:span text:style-name="T99">Goal: Uncover first name hidden in bar.</text:span></text:p>
      <text:p text:style-name="P12"><text:span text:style-name="T80"><text:tab/>2.9B </text:span><text:span text:style-name="T81">Name 2 </text:span><text:span text:style-name="T20">On the way back, another drunkard joins </text:span><text:span text:style-name="T45">Rube</text:span><text:span text:style-name="T20">, saying they need to “talk business.” They go to a large house in the “nice” part of town.</text:span></text:p>
      <text:p text:style-name="P12"><text:span text:style-name="T20"><text:tab/></text:span><text:span text:style-name="T99">Goal: Follow Rube without being spotted, and avoiding guards.</text:span><text:span text:style-name="T20"> </text:span></text:p>
      <text:p text:style-name="P15"><text:span text:style-name="T20"><text:tab/></text:span><text:span text:style-name="T80">2.9C </text:span><text:span text:style-name="T81">Name 3 </text:span><text:span text:style-name="T89">As the generals enter the parlor, Rube drops his wallet. You will want to pick it up, but the generals are facing you. They begin pacing, and you must time it perfectly to pick up the wallet. They will then move too far for you to hear, and you will say you need to find a way to hear them (2.9D). </text:span><text:span text:style-name="T93">The other rooms of the house will have enemies (there haven't been enemies in a while). You search until y</text:span><text:span text:style-name="T20">ou find a safe with treasure and orders from the DL. You discover one more name from these orders. </text:span></text:p>
      <text:p text:style-name="P8"><text:span text:style-name="T20"><text:tab/></text:span><text:span text:style-name="T99">Goal: Find the name hidden in Rube's house.</text:span></text:p>
      <text:p text:style-name="P8"><text:span text:style-name="T20"><text:tab/></text:span><text:span text:style-name="T80">2.9D </text:span><text:span text:style-name="T81">Name 4 </text:span><text:span text:style-name="T89">You find your way into the air ducts and sneak into the ducts above the room with the two generals. You eavesdrop. </text:span><text:span text:style-name="T20">The two generals will discuss another general; they say he is boring, obnoxious, and a total party pooper. They also say he is probably still at the bar. </text:span></text:p>
      <text:p text:style-name="P8"><text:span text:style-name="T20"><text:tab/></text:span><text:span text:style-name="T99">Goal: Uncover the name of and find the 4</text:span><text:span text:style-name="T158">th</text:span><text:span text:style-name="T99"> general at the bar.</text:span></text:p>
      <text:p text:style-name="P8"><text:span text:style-name="T20"><text:tab/></text:span><text:span text:style-name="T80">2.9E </text:span><text:span text:style-name="T81">Name 5 </text:span><text:span text:style-name="T89">Y</text:span><text:span text:style-name="T20">ou return to the bar, </text:span><text:span text:style-name="T45">and</text:span><text:span text:style-name="T20"> examine the patrons. There is a tall, grumpy man telling everyone to be quiet and stop being so drunk. You know you have found him. Beerstadt approaches you and says he's happy you are making friends. You decide to ask Beerstadt for help. He is WAY too drunk and just keeps talking about Lucius's castle and how much he'd like to break in there. He knows there are enemies of the city locked up there, and it would be SO COOL to raid Lucius's stuff. You make a deal to exchange the DL's underpants for information (or “friendship”). </text:span><text:span text:style-name="T70">One of the rebels come to meet you and you give them the 4 names. They say, once you have the 5</text:span><text:span text:style-name="T159">th</text:span><text:span text:style-name="T70">, don't do anything. The rebels will help; consult them first.</text:span></text:p>
      <text:p text:style-name="P8"><text:span text:style-name="T20"><text:tab/></text:span><text:span text:style-name="T99">Goal: Make a deal with Beerstadt.</text:span></text:p>
      <text:p text:style-name="P20"/>
      <text:p text:style-name="Heading"><text:bookmark-start text:name="__RefHeading__18529_729672880"/><text:span text:style-name="T45">2.10 </text:span>Lucius's Castle<text:bookmark-end text:name="__RefHeading__18529_729672880"/></text:p>
      <text:p text:style-name="P4"><text:tab/>Mood: adventure, to aggressive</text:p>
      <text:p text:style-name="P4"><text:tab/>You sneak into the castle and maneuver the halls, eventually finding and releasing Sprout from the east dungeon. You hear a sound and you split up. Just before you can escape, Lulu catches you, and knocks you out. You wake up in the west dungeon. Lulu taunts and insults you as a prisoner and eventually leaves you to stew, tossing aside the amulet from Lulu's Dungeon as she leaves. After she is gone, Sprout frees you and you escape together. </text:p>
      <text:p text:style-name="P4"><text:tab/>Lulu may notice (after seeing Sprout's empty cell, or hearing you leave) and send a boss after you. Once free, Sprout says he will go back home and seek you out later to give you a “reward.”</text:p>
      <text:p text:style-name="P4"><text:soft-page-break/><text:tab/><text:span text:style-name="T153">Goal: Free Sprout and find underpants.</text:span></text:p>
      <text:p text:style-name="P20"/>
      <text:p text:style-name="Heading"><text:bookmark-start text:name="__RefHeading__18531_729672880"/><text:span text:style-name="T147">2.11 </text:span>The Fifth Name <text:span text:style-name="T147">(Butts and Battles)</text:span><text:bookmark-end text:name="__RefHeading__18531_729672880"/></text:p>
      <text:p text:style-name="P4"><text:tab/>Mood: <text:span text:style-name="T173">emotion, followed by humor</text:span></text:p>
      <text:p text:style-name="P4"><text:tab/>Back in town, you find Beerstadt, who has just woken up from a power nap. You share your panty-raid results with him. Beerstadt <text:span text:style-name="T1">loses </text:span><text:span text:style-name="T20">it and says he is your new best friend, but he can't talk about the generals. You're still a total foreigner. You get in a bit of a fight, and he finally agrees to teach you how to be a “local.” He tells you to slap the waitress's butt. You refuse, and argue BIG TIME. You clearly are still hung up on something, and he misinterprets it as being snobbish. He leaves you and goes to mingle. If you talk to him, he just insists that you are too foreign. You are given the option to slap any girl's butt; however, </text:span><text:span text:style-name="T46">every time</text:span><text:span text:style-name="T20"> you try, Rolan will start arguing with himself. After a couple tries, Rolan will finally do it, </text:span><text:span text:style-name="T57">and the girl will turn around and give him a big kiss.</text:span><text:span text:style-name="T20"> Beerstadt will come running over and high five you. Everyone cheers and gives you a drink. Finally, Beerstadt spills the beans, at the top of his lungs, yelling “I'M A GENERAL, WOOO BRO!” Everyone cheers; except the bartender, who says that Rolan has been asking questions.</text:span></text:p>
      <text:p text:style-name="P3"><text:tab/>The remaining generals pop out and you battle. Beerstadt comes to your aid.</text:p>
      <text:p text:style-name="P3"><text:tab/><text:span text:style-name="T153">Goal: Convince Beerstadt you're a local, </text:span><text:span text:style-name="T155">slap a butt, and fight the generals.</text:span></text:p>
      <text:p text:style-name="P3"/>
      <text:p text:style-name="Heading"><text:bookmark-start text:name="__RefHeading__18533_729672880"/>2.12 Drunken Conversations<text:bookmark-end text:name="__RefHeading__18533_729672880"/></text:p>
      <text:p text:style-name="P4"><text:span text:style-name="T20"><text:tab/>After the battle, everyone will cheer and </text:span><text:span text:style-name="T46">then</text:span><text:span text:style-name="T20"> go back to normal. Beerstadt tells you he is really drunk and needs your help. You are not able to leave him. You have a drink, get very drunk, and have a stupid drunk emotional conversation about Lulu. You become certain that you hate Lulu. She not only betrayed you, but she's become the villain. Beerstadt tells you about his best friend, Emil, and how you are gonna meet him soon. </text:span><text:span text:style-name="T58">A couple times, Beerstadt will pass out in this conversation and you must poke him to wake him up. </text:span><text:span text:style-name="T20">This conversation highlights that Rolan has begun to trust again, even though it seems silly. You decide to walk home, but every step you take the screen gets progressively darker until you pass out. </text:span><text:span text:style-name="T103">Depression (slow)</text:span></text:p>
      <text:p text:style-name="P4"><text:span text:style-name="T20"><text:tab/></text:span><text:span text:style-name="T99">Goal: Feel </text:span><text:span text:style-name="T102">really </text:span><text:span text:style-name="T99">embarrassed </text:span><text:span text:style-name="T102">for Rolan</text:span><text:span text:style-name="T99"> by this conversation.</text:span></text:p>
      <text:p text:style-name="P20"/>
      <text:p text:style-name="Heading"><text:bookmark-start text:name="__RefHeading__18535_729672880"/><text:span text:style-name="T147">2.13 </text:span>The Daily News<text:bookmark-end text:name="__RefHeading__18535_729672880"/></text:p>
      <text:p text:style-name="P4"><text:tab/>Mood: introspective, narrative</text:p>
      <text:p text:style-name="P4"><text:tab/>Waking up <text:span text:style-name="T147">(literally</text:span>, <text:span text:style-name="T147">wherever you passed out) you are met by Emil. They bro-out and</text:span> <text:span text:style-name="T147">y</text:span>ou ponder the amulet that Lulu returned to you. You almost throw it out, but hold on to it. <text:span text:style-name="T20">Together, you go to the rebel base. Sprout intercepts you and gives you a key to the Monolith that he stole from the DL. He asks if he can join. </text:span><text:span text:style-name="T51">The rebels tell you it's time to find the Monolith and get down to business, but they aren't sure where to start. First, you need more soldiers to help you. There are many healthy men and women in the south. You're first job is to go there and convince the townspeople that they should help you. You are told to find the head of the Citizen's Brigade in Bredon.</text:span></text:p>
      <text:p text:style-name="P4"><text:tab/>The rebels agree to make use of Emil, Beerstadt, and Sprout. At camp, you <text:span text:style-name="T174">can</text:span> have a long conversation with Emil about his past. He does not give away his identity, but tells you part of his history. You recognize the similarities between him and Aksel. The same charming demeanor with the black/white attitude. At the rebel base, Rolan is able to engage in conversation with many different characters and rebels. <text:soft-page-break/>The more you investigate, the more you learn about the story and politics. </text:p>
      <text:p text:style-name="P4"><text:tab/><text:span text:style-name="T153">Goal: Research the politics and story to your heart's content.</text:span></text:p>
      <text:h text:style-name="P78" text:outline-level="1"><text:bookmark-start text:name="__RefHeading__18259_729672880"/>Preparing for the end: Final Quests<text:bookmark-end text:name="__RefHeading__18259_729672880"/></text:h>
      <text:p text:style-name="Heading"><text:bookmark-start text:name="__RefHeading__18537_729672880"/><text:span text:style-name="T148">2.14 </text:span>Final Quests: The South<text:bookmark-end text:name="__RefHeading__18537_729672880"/></text:p>
      <text:p text:style-name="P4"><text:tab/>Mood: pure adventure</text:p>
      <text:p text:style-name="P4"><text:tab/><text:span text:style-name="T164">You speak to the Citizen's Brigade captain and he tells you they've got more than enough to worry about. They aren't going to think about helping you until they can feed their families and children back home. His wife is very sympathetic and approaches you, saying that if you clear out the </text:span><text:span text:style-name="T9">Grotto</text:span><text:span text:style-name="T51"> and get the keys to the tractor, the people will have farmland again, and not be at the mercy of those in charge. You</text:span></text:p>
      <text:p text:style-name="P32"><text:span text:style-name="T7"><text:s/></text:span><text:span text:style-name="T51">complete the </text:span><text:span text:style-name="T7">Grotto of Plenty, </text:span><text:span text:style-name="T51">return the tractor keys, and they promise to join you in their fight. Just </text:span><text:span text:style-name="T52">go</text:span><text:span text:style-name="T51"> tell your captain. </text:span><text:span text:style-name="T52">He then says they received a message for you. It's telling you to head out West and see what the historian Marianne </text:span><text:span text:style-name="T59">found</text:span><text:span text:style-name="T52">.</text:span></text:p>
      <text:p text:style-name="P4"><text:tab/><text:span text:style-name="T99">Goal: Convince the people of the city you are a friend.</text:span></text:p>
      <text:p text:style-name="P5"/>
      <text:p text:style-name="Heading"><text:bookmark-start text:name="__RefHeading__18539_729672880"/><text:span text:style-name="T148">2.15 </text:span>Final Quests: The West<text:bookmark-end text:name="__RefHeading__18539_729672880"/></text:p>
      <text:p text:style-name="P13"><text:tab/><text:span text:style-name="T165">You go to the library, but find only a town meeting. They say Marianne no longer lives there. She fled when work of the DL came around. You ask if they will join and they say they will gladly help you; however, they have little option to raise an army with the judges in control. If you help them, they join you and send their men out to inquire about Marianne's location. You agree. They promise that, by the time you are finished, they will have Marianne's location.</text:span></text:p>
      <text:p text:style-name="P13"><text:tab/><text:span text:style-name="T165">Now, you</text:span> continue on the quest started by <text:span text:style-name="T174">Parker</text:span>. Since Malekev's fall, the judges have taken over (claiming ignorance over Malekev's existence). You help a small democratic party by gathering evidence of the judges interactions with Malekev. <text:span text:style-name="T166">It seems citizens have been disappearing off the streets with no explanation. You try to get a meeting with one of the upper clerics, but they don't talk to you. You decide to sneak into the office and snoop. One of the clerics catches you. She won't “help” you, but she gives you a tip. She tells you to pretend to be moving into the city and talk to the judges. They will have to approve you and go through your history; however, you will also see exactly what happens. One last word of advice: be careful.</text:span></text:p>
      <text:p text:style-name="P13"><text:tab/><text:span text:style-name="T167">In order for them not to recognize you, you must assemble a disguise.</text:span></text:p>
      <text:p text:style-name="P13"><text:tab/><text:span text:style-name="T167">Disguised, you meet them and they proceed to try to extort money out of you. When you refuse, they decide it's time to “turn” you, using the same potion Malekev had used on his people explaining both the past and present state). You fight them, until they cower and then in runs the Democratic Party, who carts the judges off to be judged.</text:span></text:p>
      <text:p text:style-name="P13"><text:tab/>The people of the West pledge support to you and send backup to accompany you to the East. <text:span text:style-name="T167">They also inform you that they have Marianne's location: it is in a small northern city. But you better hurry, because, if they know, the DL might, also.</text:span></text:p>
      <text:p text:style-name="P17"><text:span text:style-name="T160"><text:tab/></text:span>Goal:<text:span text:style-name="T160"> Help locals prove that the judges are corrupt and throw them out.</text:span></text:p>
      <text:p text:style-name="P5"/>
      <text:p text:style-name="P33"><text:bookmark-start text:name="__RefHeading__35218_729672880"/><text:span text:style-name="T148">2.17 </text:span>Final Quests: The North<text:bookmark-end text:name="__RefHeading__35218_729672880"/></text:p>
      <text:p text:style-name="P13"><text:tab/><text:span text:style-name="T164">Rolan visits Marianne's village in the north, but it has already been looted. You fight off the </text:span><text:soft-page-break/><text:span text:style-name="T164">remaining enemies and see them carting off prisoners, including Marianne. Rolan</text:span> half-hallucinates seeing Lulu, and completely loses his temper. It is a little unnerving. We wonder how stable Rolan is. </text:p>
      <text:p text:style-name="Text_20_body"><text:bookmark-start text:name="__RefHeading__18541_729672880"/><text:tab/><text:span text:style-name="T150">Goal</text:span>: Save the villages<text:span text:style-name="T120">.</text:span><text:bookmark-end text:name="__RefHeading__18541_729672880"/></text:p>
      <text:p text:style-name="P33"><text:bookmark-start text:name="__RefHeading__35220_729672880"/><text:span text:style-name="T47">2.16 </text:span><text:span text:style-name="T20">Final Quests: The East</text:span><text:bookmark-end text:name="__RefHeading__35220_729672880"/></text:p>
      <text:p text:style-name="P14"><text:span text:style-name="T86"><text:tab/></text:span><text:span text:style-name="T90">Your primary goal is to find Marianne, </text:span><text:span text:style-name="T91">who the rebels are rather certain ended up in the prisoners' camp</text:span><text:span text:style-name="T90">. </text:span>You <text:span text:style-name="T168">find the camp, and </text:span>free political prisoners that were held by the DL in a prison camp. <text:span text:style-name="T168">First, you take Marianne to the rebels so they can discuss the next steps.</text:span> <text:span text:style-name="T168">They tell you everything is now in place, but you need to distract the DL. He needs to move his troops back (currently he is highly fortified down there, presumably). You must distract him by getting the people to make a fuss.</text:span></text:p>
      <text:p text:style-name="P14"><text:tab/>You take <text:span text:style-name="T168">the prisoners</text:span> to a big Town Meeting in Lurn, and show everyone that the DL has been capturing dissenters (including locals). You are advised to take them to the Arts District, where the artists and hippies immediately join your cause and promise to parade around the others Eastern districts to garner more help. Messengers are sent to the DL telling him of the unrest and rebellion. </text:p>
      <text:p text:style-name="P5"><text:tab/><text:span text:style-name="T153">Goal: </text:span><text:span text:style-name="T157">Free Marianne</text:span></text:p>
      <text:p text:style-name="P5"/>
      <text:p text:style-name="Heading"><text:bookmark-start text:name="__RefHeading__18545_729672880"/>2.18 Final Freedom<text:bookmark-end text:name="__RefHeading__18545_729672880"/></text:p>
      <text:p text:style-name="P9"><text:span text:style-name="T128"><text:tab/></text:span>You enjoy your final <text:span text:style-name="T148">moments</text:span> (exploring, doing side-quests, etc) and return to the base when finished. You prepare to leave for the final battle. <text:span text:style-name="T148">The rebels and other characters will have a lot to share with you about the world and politics.</text:span></text:p>
      <text:p text:style-name="P9"><text:tab/><text:span text:style-name="T153">Goal: </text:span><text:span text:style-name="T154">Do whatever you want.</text:span></text:p>
      <text:p text:style-name="P35"><text:bookmark-start text:name="__RefHeading__18261_729672880"/>2.18B Aksel #2 <text:bookmark-end text:name="__RefHeading__18261_729672880"/></text:p>
      <text:p text:style-name="Text_20_body"><text:s/>You hear rumor that Aksel is wandering around in the south. You can seek him out and fight him.</text:p>
      <text:p text:style-name="P20"/>
      <text:p text:style-name="Heading"><text:bookmark-start text:name="__RefHeading__18547_729672880"/><text:span text:style-name="T148">2.19 </text:span>The Nightmare Dungeon<text:bookmark-end text:name="__RefHeading__18547_729672880"/></text:p>
      <text:p text:style-name="P4"><text:tab/>Mood: eerie, thematic</text:p>
      <text:p text:style-name="P4"><text:tab/>The night before you ship out, you wake up. You can't go back to sleep, so you go for a walk. Everything is dark, and you must follow the small path through the fog toward a large, sterile building. You go through the dungeon, and wake up back in your bed. You sit up and think about what to do about Lucius. The current plan is that the rebels work together to overwhelm their enemies. You aren't so sure...</text:p>
      <text:p text:style-name="P17"><text:span text:style-name="T160"><text:tab/></text:span>Goal: Defeat the Anger Demon</text:p>
      <text:p text:style-name="P4"/>
      <text:h text:style-name="P78" text:outline-level="1"><text:bookmark-start text:name="__RefHeading__18263_729672880"/>Monolith<text:bookmark-end text:name="__RefHeading__18263_729672880"/></text:h>
      <text:p text:style-name="Heading"><text:bookmark-start text:name="__RefHeading__18549_729672880"/><text:span text:style-name="T148">2.19 </text:span>Mom comes to the Monolith<text:bookmark-end text:name="__RefHeading__18549_729672880"/></text:p>
      <text:p text:style-name="P4"><text:tab/><text:span text:style-name="T129">2.19 A </text:span>Mood: rising tension, emotional</text:p>
      <text:p text:style-name="P4"><text:tab/>When you wake up and meet the others, you inform them you are no longer part of the rebel faction. You are following your own destiny. You tell them about the crystal and decide it's time to take out the DL <text:soft-page-break/>before he becomes more powerful—your own way. You intend to use the crystal however necessary. </text:p>
      <text:p text:style-name="P10"><text:tab/>As you com<text:span text:style-name="T149">e</text:span> to the monolit<text:span text:style-name="T135">h</text:span>, your mother and the sages approach you and state that they are here to help. You head for the monolith <text:span text:style-name="T149">together</text:span>. The Monolith is protected with a barrier; in order to get rid of it, the sages need to do 10 chants. <text:span text:style-name="T182">acceptence</text:span></text:p>
      <text:p text:style-name="P10"><text:tab/><text:span text:style-name="T153">Goal: Get to the monlith.</text:span></text:p>
      <text:p text:style-name="P10"><text:span text:style-name="T82"><text:tab/>2.19 B </text:span>As you begin, Aksel ambushes you with his men. You must defend the chanting sages as 10 waves of soldiers attacks. After 10, Aksel makes his way to the front and you fight for the last time. Emil kills (or almost kills) him. Your mother explains that the Monolith is enchanted to be inaccessible by humans, unless they continue to lift the barrier with their chanting. If they stop, Rolan will be trapped inside, and possibly die. Emil and the others agree to defend the sages while Rolan finishes the job.</text:p>
      <text:p text:style-name="P10"><text:tab/><text:span text:style-name="T153">Goal: Defeat Aksel and enter the Monolith.</text:span></text:p>
      <text:p text:style-name="P20"/>
      <text:p text:style-name="Heading"><text:bookmark-start text:name="__RefHeading__18551_729672880"/><text:span text:style-name="T47">2.20</text:span><text:span text:style-name="T148"> </text:span>The Monolith, <text:span text:style-name="T136">The Dungeon</text:span><text:bookmark-end text:name="__RefHeading__18551_729672880"/></text:p>
      <text:p text:style-name="P4"><text:tab/>Mood: adventure to driven, stressful, emotional</text:p>
      <text:p text:style-name="P4"><text:tab/><text:span text:style-name="T86">Rolan's plan is still to awaken the matron.</text:span></text:p>
      <text:p text:style-name="P4"><text:tab/><text:span text:style-name="T86">After Rolan's sacrifice, Lulu wakes up and tries to argue with her father. She rejects his ideas and tries to convince him to change his mind. When he rejects her ideas, Lulu gets aggressive. She is ready to battle, but quickly realizes it's too late. She is talking to The Outsider, who then takes his real form—along with the Matron. </text:span></text:p>
      <text:p text:style-name="P4"><text:span text:style-name="T20"><text:tab/></text:span> The Monolith melts away (because the monolith is a dungeon that traps the two gods inside, I assume it needs to disappear in order for them to be freed). The Outsider and Matron appear <text:span text:style-name="T164">in true form</text:span>. You square off against the Outsider. The landing you stand on is exactly where the Monolith once stood; however, it is now an island surrounded by deep cliffs (stopping anyone from helping her). Once the Outsider hits a certain HP, the Matron tells you she is there to help. You must channel her energy to defeat The Outsider.</text:p>
      <text:p text:style-name="P4"><text:tab/><text:span text:style-name="T153">Goal: Defeat the DL, and the Outsider.</text:span></text:p>
      <text:p text:style-name="P20"/>
      <text:p text:style-name="Heading"><text:bookmark-start text:name="__RefHeading__18553_729672880"/><text:span text:style-name="T148">2.21 </text:span>Moms <text:span text:style-name="T162">having</text:span> Tea <text:span text:style-name="T164">(brief)</text:span><text:bookmark-end text:name="__RefHeading__18553_729672880"/></text:p>
      <text:p text:style-name="P4"><text:tab/>Mood: normal, peaceful</text:p>
      <text:p text:style-name="P2">Lulu walks around the People's Temple in the Spire, in <text:span text:style-name="T1">military</text:span> uniform. She is helping the same old lady in the People's Temple. Rolan's mother walks in and asks Lulu if she needs any help. Lulu vehemently declines, and then knocks over a pot. Rolan's mother tells Lulu she needs to be more careful these days. She calls in one of Lulu's soldiers from outside and tells them to clean up the temple. She ends with “come on, you two. I've prepared some tea.” Lulu, embarrassed, barks order at her soldier and then follows Rolan's mother out of the room.</text:p>
      <text:list xml:id="list75322624551447" text:continue-numbering="true" text:style-name="L1">
        <text:list-item>
          <text:p text:style-name="P116"/>
        </text:list-item>
        <text:list-item>
          <text:p text:style-name="P1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0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1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6543in" style:type="center"/>
          <style:tab-stop style:position="7.3083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083in" fo:margin-right="0.483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07:55:49.561000000</meta:creation-date>
    <meta:generator>LibreOffice/4.4.3.2$MacOSX_X86_64 LibreOffice_project/88805f81e9fe61362df02b9941de8e38a9b5fd16</meta:generator>
    <dc:date>2015-07-03T07:53:20.922098000</dc:date>
    <meta:editing-duration>PT15H42M3S</meta:editing-duration>
    <meta:editing-cycles>130</meta:editing-cycles>
    <meta:document-statistic meta:table-count="0" meta:image-count="0" meta:object-count="0" meta:page-count="18" meta:paragraph-count="288" meta:word-count="8521" meta:character-count="46895" meta:non-whitespace-character-count="38518"/>
  </office:meta>
</office:document-meta>
</file>